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6" style:family="table-cell" style:parent-style-name="Default">
      <style:text-properties style:text-position=""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succ.F3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F4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fail.H3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H3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J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D4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F3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D4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F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fail.H3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H3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J4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1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9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1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4.0965" calcext:value-type="float">
            <text:p>4.096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276" calcext:value-type="float">
            <text:p>0.9276</text:p>
          </table:table-cell>
          <table:table-cell office:value-type="float" office:value="8.7902" calcext:value-type="float">
            <text:p>8.790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32" calcext:value-type="float">
            <text:p>11.73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7.1435" calcext:value-type="float">
            <text:p>7.143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4026" calcext:value-type="float">
            <text:p>0.4026</text:p>
          </table:table-cell>
          <table:table-cell office:value-type="float" office:value="9.1389" calcext:value-type="float">
            <text:p>9.1389</text:p>
          </table:table-cell>
          <table:table-cell office:value-type="float" office:value="0.0025" calcext:value-type="float">
            <text:p>0.0025</text:p>
          </table:table-cell>
          <table:table-cell office:value-type="float" office:value="13.5769" calcext:value-type="float">
            <text:p>13.576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2.5861" calcext:value-type="float">
            <text:p>2.586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38" calcext:value-type="float">
            <text:p>0.9038</text:p>
          </table:table-cell>
          <table:table-cell office:value-type="float" office:value="2.2887" calcext:value-type="float">
            <text:p>2.2887</text:p>
          </table:table-cell>
          <table:table-cell office:value-type="float" office:value="0.1303" calcext:value-type="float">
            <text:p>0.1303</text:p>
          </table:table-cell>
          <table:table-cell office:value-type="float" office:value="4.8927" calcext:value-type="float">
            <text:p>4.89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5358" calcext:value-type="float">
            <text:p>0.5358</text:p>
          </table:table-cell>
          <table:table-cell office:value-type="float" office:value="2.4224" calcext:value-type="float">
            <text:p>2.4224</text:p>
          </table:table-cell>
          <table:table-cell office:value-type="float" office:value="0.1196" calcext:value-type="float">
            <text:p>0.1196</text:p>
          </table:table-cell>
          <table:table-cell office:value-type="float" office:value="9.3534" calcext:value-type="float">
            <text:p>9.3534</text:p>
          </table:table-cell>
          <table:table-cell office:value-type="float" office:value="0.0022" calcext:value-type="float">
            <text:p>0.0022</text:p>
          </table:table-cell>
          <table:table-cell office:value-type="float" office:value="12.7811" calcext:value-type="float">
            <text:p>12.781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1.7097" calcext:value-type="float">
            <text:p>1.70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" calcext:value-type="float">
            <text:p>0.961</text:p>
          </table:table-cell>
          <table:table-cell office:value-type="float" office:value="1.6152" calcext:value-type="float">
            <text:p>1.6152</text:p>
          </table:table-cell>
          <table:table-cell office:value-type="float" office:value="0.2038" calcext:value-type="float">
            <text:p>0.2038</text:p>
          </table:table-cell>
          <table:table-cell office:value-type="float" office:value="3.8707" calcext:value-type="float">
            <text:p>3.8707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4756" calcext:value-type="float">
            <text:p>0.4756</text:p>
          </table:table-cell>
          <table:table-cell office:value-type="float" office:value="1.6723" calcext:value-type="float">
            <text:p>1.6723</text:p>
          </table:table-cell>
          <table:table-cell office:value-type="float" office:value="0.1959" calcext:value-type="float">
            <text:p>0.1959</text:p>
          </table:table-cell>
          <table:table-cell office:value-type="float" office:value="6.658" calcext:value-type="float">
            <text:p>6.658</text:p>
          </table:table-cell>
          <table:table-cell office:value-type="float" office:value="0.0099" calcext:value-type="float">
            <text:p>0.0099</text:p>
          </table:table-cell>
          <table:table-cell office:value-type="float" office:value="9.8088" calcext:value-type="float">
            <text:p>9.8088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3378" calcext:value-type="float">
            <text:p>0.3378</text:p>
          </table:table-cell>
          <table:table-cell office:value-type="float" office:value="1.56" calcext:value-type="float">
            <text:p>1.56</text:p>
          </table:table-cell>
          <table:table-cell office:value-type="float" office:value="0.2117" calcext:value-type="float">
            <text:p>0.2117</text:p>
          </table:table-cell>
          <table:table-cell office:value-type="float" office:value="8.2053" calcext:value-type="float">
            <text:p>8.2053</text:p>
          </table:table-cell>
          <table:table-cell office:value-type="float" office:value="0.0042" calcext:value-type="float">
            <text:p>0.0042</text:p>
          </table:table-cell>
          <table:table-cell office:value-type="float" office:value="11.9808" calcext:value-type="float">
            <text:p>11.980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3.4996" calcext:value-type="float">
            <text:p>3.4996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201" calcext:value-type="float">
            <text:p>0.3201</text:p>
          </table:table-cell>
          <table:table-cell office:value-type="float" office:value="2.9507" calcext:value-type="float">
            <text:p>2.9507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2.5587" calcext:value-type="float">
            <text:p>2.5587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7378" calcext:value-type="float">
            <text:p>0.7378</text:p>
          </table:table-cell>
          <table:table-cell office:value-type="float" office:value="2.9541" calcext:value-type="float">
            <text:p>2.9541</text:p>
          </table:table-cell>
          <table:table-cell office:value-type="float" office:value="0.0857" calcext:value-type="float">
            <text:p>0.0857</text:p>
          </table:table-cell>
          <table:table-cell office:value-type="float" office:value="6.2858" calcext:value-type="float">
            <text:p>6.2858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073" calcext:value-type="float">
            <text:p>0.073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8464" calcext:value-type="float">
            <text:p>0.8464</text:p>
          </table:table-cell>
          <table:table-cell office:value-type="float" office:value="3.1622" calcext:value-type="float">
            <text:p>3.1622</text:p>
          </table:table-cell>
          <table:table-cell office:value-type="float" office:value="0.0754" calcext:value-type="float">
            <text:p>0.0754</text:p>
          </table:table-cell>
          <table:table-cell office:value-type="float" office:value="2.6244" calcext:value-type="float">
            <text:p>2.6244</text:p>
          </table:table-cell>
          <table:table-cell office:value-type="float" office:value="0.1052" calcext:value-type="float">
            <text:p>0.105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3.0098" calcext:value-type="float">
            <text:p>3.0098</text:p>
          </table:table-cell>
          <table:table-cell office:value-type="float" office:value="0.0828" calcext:value-type="float">
            <text:p>0.0828</text:p>
          </table:table-cell>
          <table:table-cell office:value-type="float" office:value="3.8989" calcext:value-type="float">
            <text:p>3.898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8144" calcext:value-type="float">
            <text:p>0.814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35" calcext:value-type="float">
            <text:p>0.9335</text:p>
          </table:table-cell>
          <table:table-cell office:value-type="float" office:value="3.5688" calcext:value-type="float">
            <text:p>3.5688</text:p>
          </table:table-cell>
          <table:table-cell office:value-type="float" office:value="0.0589" calcext:value-type="float">
            <text:p>0.0589</text:p>
          </table:table-cell>
          <table:table-cell office:value-type="float" office:value="2.8815" calcext:value-type="float">
            <text:p>2.8815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2.3068" calcext:value-type="float">
            <text:p>2.3068</text:p>
          </table:table-cell>
          <table:table-cell office:value-type="float" office:value="0.1288" calcext:value-type="float">
            <text:p>0.1288</text:p>
          </table:table-cell>
          <table:table-cell office:value-type="float" office:value="2.7805" calcext:value-type="float">
            <text:p>2.7805</text:p>
          </table:table-cell>
          <table:table-cell office:value-type="float" office:value="0.0954" calcext:value-type="float">
            <text:p>0.0954</text:p>
          </table:table-cell>
          <table:table-cell office:value-type="float" office:value="1.1062" calcext:value-type="float">
            <text:p>1.106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612" calcext:value-type="float">
            <text:p>0.461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.4558" calcext:value-type="float">
            <text:p>1.4558</text:p>
          </table:table-cell>
          <table:table-cell office:value-type="float" office:value="0.2276" calcext:value-type="float">
            <text:p>0.2276</text:p>
          </table:table-cell>
          <table:table-cell office:value-type="float" office:value="2.7041" calcext:value-type="float">
            <text:p>2.704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9246" calcext:value-type="float">
            <text:p>0.9246</text:p>
          </table:table-cell>
          <table:table-cell office:value-type="float" office:value="5.3768" calcext:value-type="float">
            <text:p>5.3768</text:p>
          </table:table-cell>
          <table:table-cell office:value-type="float" office:value="0.0204" calcext:value-type="float">
            <text:p>0.0204</text:p>
          </table:table-cell>
          <table:table-cell office:value-type="float" office:value="4.779" calcext:value-type="float">
            <text:p>4.779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507" calcext:value-type="float">
            <text:p>0.4507</text:p>
          </table:table-cell>
          <table:table-cell office:value-type="float" office:value="2.7985" calcext:value-type="float">
            <text:p>2.7985</text:p>
          </table:table-cell>
          <table:table-cell office:value-type="float" office:value="0.0944" calcext:value-type="float">
            <text:p>0.0944</text:p>
          </table:table-cell>
          <table:table-cell office:value-type="float" office:value="1.8299" calcext:value-type="float">
            <text:p>1.8299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3374" calcext:value-type="float">
            <text:p>1.3374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8783" calcext:value-type="float">
            <text:p>1.8783</text:p>
          </table:table-cell>
          <table:table-cell office:value-type="float" office:value="0.1705" calcext:value-type="float">
            <text:p>0.1705</text:p>
          </table:table-cell>
          <table:table-cell office:value-type="float" office:value="2.0638" calcext:value-type="float">
            <text:p>2.0638</text:p>
          </table:table-cell>
          <table:table-cell office:value-type="float" office:value="0.1508" calcext:value-type="float">
            <text:p>0.15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7161" calcext:value-type="float">
            <text:p>6.7161</text:p>
          </table:table-cell>
          <table:table-cell office:value-type="float" office:value="0.0096" calcext:value-type="float">
            <text:p>0.0096</text:p>
          </table:table-cell>
          <table:table-cell office:value-type="float" office:value="6.0813" calcext:value-type="float">
            <text:p>6.081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8756" calcext:value-type="float">
            <text:p>0.875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.2687" calcext:value-type="float">
            <text:p>2.26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707" calcext:value-type="float">
            <text:p>0.4707</text:p>
          </table:table-cell>
          <table:table-cell office:value-type="float" office:value="2.9826" calcext:value-type="float">
            <text:p>2.9826</text:p>
          </table:table-cell>
          <table:table-cell office:value-type="float" office:value="0.0842" calcext:value-type="float">
            <text:p>0.0842</text:p>
          </table:table-cell>
          <table:table-cell office:value-type="float" office:value="2.6851" calcext:value-type="float">
            <text:p>2.6851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5.2939" calcext:value-type="float">
            <text:p>5.2939</text:p>
          </table:table-cell>
          <table:table-cell office:value-type="float" office:value="0.0214" calcext:value-type="float">
            <text:p>0.0214</text:p>
          </table:table-cell>
          <table:table-cell office:value-type="float" office:value="4.3873" calcext:value-type="float">
            <text:p>4.387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6597" calcext:value-type="float">
            <text:p>0.65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4.767" calcext:value-type="float">
            <text:p>4.767</text:p>
          </table:table-cell>
          <table:table-cell office:value-type="float" office:value="0.029" calcext:value-type="float">
            <text:p>0.029</text:p>
          </table:table-cell>
          <table:table-cell office:value-type="float" office:value="4.6921" calcext:value-type="float">
            <text:p>4.692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436" calcext:value-type="float">
            <text:p>0.943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5478" calcext:value-type="float">
            <text:p>0.5478</text:p>
          </table:table-cell>
          <table:table-cell office:value-type="float" office:value="4.8835" calcext:value-type="float">
            <text:p>4.8835</text:p>
          </table:table-cell>
          <table:table-cell office:value-type="float" office:value="0.0271" calcext:value-type="float">
            <text:p>0.0271</text:p>
          </table:table-cell>
          <table:table-cell office:value-type="float" office:value="4.7377" calcext:value-type="float">
            <text:p>4.7377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.0203" calcext:value-type="float">
            <text:p>2.0203</text:p>
          </table:table-cell>
          <table:table-cell office:value-type="float" office:value="0.1552" calcext:value-type="float">
            <text:p>0.1552</text:p>
          </table:table-cell>
          <table:table-cell office:value-type="float" office:value="1.8062" calcext:value-type="float">
            <text:p>1.8062</text:p>
          </table:table-cell>
          <table:table-cell office:value-type="float" office:value="0.179" calcext:value-type="float">
            <text:p>0.179</text:p>
          </table:table-cell>
          <table:table-cell office:value-type="float" office:value="2.0334" calcext:value-type="float">
            <text:p>2.0334</text:p>
          </table:table-cell>
          <table:table-cell office:value-type="float" office:value="0.1539" calcext:value-type="float">
            <text:p>0.1539</text:p>
          </table:table-cell>
          <table:table-cell office:value-type="float" office:value="1.6141" calcext:value-type="float">
            <text:p>1.6141</text:p>
          </table:table-cell>
          <table:table-cell office:value-type="float" office:value="0.2039" calcext:value-type="float">
            <text:p>0.20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1.7165" calcext:value-type="float">
            <text:p>1.7165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1064" calcext:value-type="float">
            <text:p>2.1064</text:p>
          </table:table-cell>
          <table:table-cell office:value-type="float" office:value="0.1467" calcext:value-type="float">
            <text:p>0.1467</text:p>
          </table:table-cell>
          <table:table-cell office:value-type="float" office:value="1.7168" calcext:value-type="float">
            <text:p>1.7168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9195" calcext:value-type="float">
            <text:p>0.919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1.3349" calcext:value-type="float">
            <text:p>1.3349</text:p>
          </table:table-cell>
          <table:table-cell office:value-type="float" office:value="0.2479" calcext:value-type="float">
            <text:p>0.2479</text:p>
          </table:table-cell>
          <table:table-cell office:value-type="float" office:value="1.3766" calcext:value-type="float">
            <text:p>1.3766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3276" calcext:value-type="float">
            <text:p>0.327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4223" calcext:value-type="float">
            <text:p>0.4223</text:p>
          </table:table-cell>
          <table:table-cell office:value-type="float" office:value="1.4131" calcext:value-type="float">
            <text:p>1.4131</text:p>
          </table:table-cell>
          <table:table-cell office:value-type="float" office:value="0.2345" calcext:value-type="float">
            <text:p>0.2345</text:p>
          </table:table-cell>
          <table:table-cell office:value-type="float" office:value="1.4229" calcext:value-type="float">
            <text:p>1.4229</text:p>
          </table:table-cell>
          <table:table-cell office:value-type="float" office:value="0.2329" calcext:value-type="float">
            <text:p>0.2329</text:p>
          </table:table-cell>
          <table:table-cell office:value-type="float" office:value="2.1619" calcext:value-type="float">
            <text:p>2.1619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8121" calcext:value-type="float">
            <text:p>0.812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3459" calcext:value-type="float">
            <text:p>0.3459</text:p>
          </table:table-cell>
          <table:table-cell office:value-type="float" office:value="2.5515" calcext:value-type="float">
            <text:p>2.5515</text:p>
          </table:table-cell>
          <table:table-cell office:value-type="float" office:value="0.1102" calcext:value-type="float">
            <text:p>0.1102</text:p>
          </table:table-cell>
          <table:table-cell office:value-type="float" office:value="2.4721" calcext:value-type="float">
            <text:p>2.4721</text:p>
          </table:table-cell>
          <table:table-cell office:value-type="float" office:value="0.1159" calcext:value-type="float">
            <text:p>0.1159</text:p>
          </table:table-cell>
          <table:table-cell office:value-type="float" office:value="2.6561" calcext:value-type="float">
            <text:p>2.6561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5008" calcext:value-type="float">
            <text:p>0.500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466" calcext:value-type="float">
            <text:p>0.946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3.2284" calcext:value-type="float">
            <text:p>3.2284</text:p>
          </table:table-cell>
          <table:table-cell office:value-type="float" office:value="0.0724" calcext:value-type="float">
            <text:p>0.0724</text:p>
          </table:table-cell>
          <table:table-cell office:value-type="float" office:value="4.1117" calcext:value-type="float">
            <text:p>4.1117</text:p>
          </table:table-cell>
          <table:table-cell office:value-type="float" office:value="0.0426" calcext:value-type="float">
            <text:p>0.0426</text:p>
          </table:table-cell>
          <table:table-cell office:value-type="float" office:value="4.472" calcext:value-type="float">
            <text:p>4.472</text:p>
          </table:table-cell>
          <table:table-cell office:value-type="float" office:value="0.0345" calcext:value-type="float">
            <text:p>0.0345</text:p>
          </table:table-cell>
          <table:table-cell office:value-type="float" office:value="4.884" calcext:value-type="float">
            <text:p>4.884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1.6785" calcext:value-type="float">
            <text:p>1.6785</text:p>
          </table:table-cell>
          <table:table-cell office:value-type="float" office:value="0.1951" calcext:value-type="float">
            <text:p>0.1951</text:p>
          </table:table-cell>
          <table:table-cell office:value-type="float" office:value="1.514" calcext:value-type="float">
            <text:p>1.514</text:p>
          </table:table-cell>
          <table:table-cell office:value-type="float" office:value="0.2185" calcext:value-type="float">
            <text:p>0.2185</text:p>
          </table:table-cell>
          <table:table-cell office:value-type="float" office:value="1.7286" calcext:value-type="float">
            <text:p>1.7286</text:p>
          </table:table-cell>
          <table:table-cell office:value-type="float" office:value="0.1886" calcext:value-type="float">
            <text:p>0.1886</text:p>
          </table:table-cell>
          <table:table-cell office:value-type="float" office:value="2.0447" calcext:value-type="float">
            <text:p>2.0447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803" calcext:value-type="float">
            <text:p>0.4803</text:p>
          </table:table-cell>
          <table:table-cell office:value-type="float" office:value="1.7047" calcext:value-type="float">
            <text:p>1.7047</text:p>
          </table:table-cell>
          <table:table-cell office:value-type="float" office:value="0.1917" calcext:value-type="float">
            <text:p>0.1917</text:p>
          </table:table-cell>
          <table:table-cell office:value-type="float" office:value="1.2506" calcext:value-type="float">
            <text:p>1.2506</text:p>
          </table:table-cell>
          <table:table-cell office:value-type="float" office:value="0.2634" calcext:value-type="float">
            <text:p>0.2634</text:p>
          </table:table-cell>
          <table:table-cell office:value-type="float" office:value="1.0586" calcext:value-type="float">
            <text:p>1.0586</text:p>
          </table:table-cell>
          <table:table-cell office:value-type="float" office:value="0.3035" calcext:value-type="float">
            <text:p>0.30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  <table:table-cell office:value-type="float" office:value="1.6928" calcext:value-type="float">
            <text:p>1.6928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3436" calcext:value-type="float">
            <text:p>2.3436</text:p>
          </table:table-cell>
          <table:table-cell office:value-type="float" office:value="0.1258" calcext:value-type="float">
            <text:p>0.1258</text:p>
          </table:table-cell>
          <table:table-cell office:value-type="float" office:value="2.647" calcext:value-type="float">
            <text:p>2.647</text:p>
          </table:table-cell>
          <table:table-cell office:value-type="float" office:value="0.1037" calcext:value-type="float">
            <text:p>0.103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6905" calcext:value-type="float">
            <text:p>0.69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723" calcext:value-type="float">
            <text:p>0.723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6499" calcext:value-type="float">
            <text:p>0.649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681" calcext:value-type="float">
            <text:p>0.681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5387" calcext:value-type="float">
            <text:p>0.538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2.1724" calcext:value-type="float">
            <text:p>2.1724</text:p>
          </table:table-cell>
          <table:table-cell office:value-type="float" office:value="0.1405" calcext:value-type="float">
            <text:p>0.1405</text:p>
          </table:table-cell>
          <table:table-cell office:value-type="float" office:value="2.8344" calcext:value-type="float">
            <text:p>2.8344</text:p>
          </table:table-cell>
          <table:table-cell office:value-type="float" office:value="0.0923" calcext:value-type="float">
            <text:p>0.0923</text:p>
          </table:table-cell>
          <table:table-cell office:value-type="float" office:value="2.6032" calcext:value-type="float">
            <text:p>2.6032</text:p>
          </table:table-cell>
          <table:table-cell office:value-type="float" office:value="0.1066" calcext:value-type="float">
            <text:p>0.1066</text:p>
          </table:table-cell>
          <table:table-cell office:value-type="float" office:value="2.537" calcext:value-type="float">
            <text:p>2.537</text:p>
          </table:table-cell>
          <table:table-cell office:value-type="float" office:value="0.1112" calcext:value-type="float">
            <text:p>0.111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4413" calcext:value-type="float">
            <text:p>0.44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1.6917" calcext:value-type="float">
            <text:p>1.6917</text:p>
          </table:table-cell>
          <table:table-cell office:value-type="float" office:value="0.1934" calcext:value-type="float">
            <text:p>0.1934</text:p>
          </table:table-cell>
          <table:table-cell office:value-type="float" office:value="2.8791" calcext:value-type="float">
            <text:p>2.8791</text:p>
          </table:table-cell>
          <table:table-cell office:value-type="float" office:value="0.0897" calcext:value-type="float">
            <text:p>0.0897</text:p>
          </table:table-cell>
          <table:table-cell office:value-type="float" office:value="4.1937" calcext:value-type="float">
            <text:p>4.1937</text:p>
          </table:table-cell>
          <table:table-cell office:value-type="float" office:value="0.0406" calcext:value-type="float">
            <text:p>0.0406</text:p>
          </table:table-cell>
          <table:table-cell office:value-type="float" office:value="4.7743" calcext:value-type="float">
            <text:p>4.7743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545" calcext:value-type="float">
            <text:p>0.545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3647" calcext:value-type="float">
            <text:p>0.3647</text:p>
          </table:table-cell>
          <table:table-cell office:value-type="float" office:value="1.5622" calcext:value-type="float">
            <text:p>1.5622</text:p>
          </table:table-cell>
          <table:table-cell office:value-type="float" office:value="0.2113" calcext:value-type="float">
            <text:p>0.2113</text:p>
          </table:table-cell>
          <table:table-cell office:value-type="float" office:value="1.9221" calcext:value-type="float">
            <text:p>1.9221</text:p>
          </table:table-cell>
          <table:table-cell office:value-type="float" office:value="0.1656" calcext:value-type="float">
            <text:p>0.165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3695" calcext:value-type="float">
            <text:p>0.3695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89" calcext:value-type="float">
            <text:p>2.5989</text:p>
          </table:table-cell>
          <table:table-cell office:value-type="float" office:value="0.1069" calcext:value-type="float">
            <text:p>0.1069</text:p>
          </table:table-cell>
          <table:table-cell office:value-type="float" office:value="1.9485" calcext:value-type="float">
            <text:p>1.9485</text:p>
          </table:table-cell>
          <table:table-cell office:value-type="float" office:value="0.1628" calcext:value-type="float">
            <text:p>0.162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6927" calcext:value-type="float">
            <text:p>0.692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9198" calcext:value-type="float">
            <text:p>0.91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17" calcext:value-type="float">
            <text:p>1.1417</text:p>
          </table:table-cell>
          <table:table-cell office:value-type="float" office:value="0.2853" calcext:value-type="float">
            <text:p>0.2853</text:p>
          </table:table-cell>
          <table:table-cell office:value-type="float" office:value="1.4985" calcext:value-type="float">
            <text:p>1.4985</text:p>
          </table:table-cell>
          <table:table-cell office:value-type="float" office:value="0.2209" calcext:value-type="float">
            <text:p>0.22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035" calcext:value-type="float">
            <text:p>0.035</text:p>
          </table:table-cell>
          <table:table-cell office:value-type="float" office:value="0.8515" calcext:value-type="float">
            <text:p>0.85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4173" calcext:value-type="float">
            <text:p>0.4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3634" calcext:value-type="float">
            <text:p>0.36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69" calcext:value-type="float">
            <text:p>2.7369</text:p>
          </table:table-cell>
          <table:table-cell office:value-type="float" office:value="0.0981" calcext:value-type="float">
            <text:p>0.0981</text:p>
          </table:table-cell>
          <table:table-cell office:value-type="float" office:value="1.5525" calcext:value-type="float">
            <text:p>1.5525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842" calcext:value-type="float">
            <text:p>0.84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841" calcext:value-type="float">
            <text:p>0.88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641" calcext:value-type="float">
            <text:p>0.3641</text:p>
          </table:table-cell>
          <table:table-cell office:value-type="float" office:value="1.388" calcext:value-type="float">
            <text:p>1.388</text:p>
          </table:table-cell>
          <table:table-cell office:value-type="float" office:value="0.2387" calcext:value-type="float">
            <text:p>0.238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434" calcext:value-type="float">
            <text:p>0.434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4434" calcext:value-type="float">
            <text:p>0.44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238" calcext:value-type="float">
            <text:p>2.4238</text:p>
          </table:table-cell>
          <table:table-cell office:value-type="float" office:value="0.1195" calcext:value-type="float">
            <text:p>0.1195</text:p>
          </table:table-cell>
          <table:table-cell office:value-type="float" office:value="1.375" calcext:value-type="float">
            <text:p>1.375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7491" calcext:value-type="float">
            <text:p>0.74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" calcext:value-type="float">
            <text:p>2.16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854" calcext:value-type="float">
            <text:p>5.98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4.235" calcext:value-type="float">
            <text:p>4.235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3369" calcext:value-type="float">
            <text:p>0.336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8211" calcext:value-type="float">
            <text:p>0.82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975" calcext:value-type="float">
            <text:p>1.1975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271" calcext:value-type="float">
            <text:p>0.327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868" calcext:value-type="float">
            <text:p>0.48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4175" calcext:value-type="float">
            <text:p>0.4175</text:p>
          </table:table-cell>
          <table:table-cell office:value-type="float" office:value="1.2638" calcext:value-type="float">
            <text:p>1.2638</text:p>
          </table:table-cell>
          <table:table-cell office:value-type="float" office:value="0.2609" calcext:value-type="float">
            <text:p>0.26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03" calcext:value-type="float">
            <text:p>1.1603</text:p>
          </table:table-cell>
          <table:table-cell office:value-type="float" office:value="0.2814" calcext:value-type="float">
            <text:p>0.2814</text:p>
          </table:table-cell>
          <table:table-cell office:value-type="float" office:value="1.6678" calcext:value-type="float">
            <text:p>1.6678</text:p>
          </table:table-cell>
          <table:table-cell office:value-type="float" office:value="0.1966" calcext:value-type="float">
            <text:p>0.196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0975" calcext:value-type="float">
            <text:p>0.0975</text:p>
          </table:table-cell>
          <table:table-cell office:value-type="float" office:value="3.1974" calcext:value-type="float">
            <text:p>3.1974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726" calcext:value-type="float">
            <text:p>0.726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142" calcext:value-type="float">
            <text:p>0.142</text:p>
          </table:table-cell>
          <table:table-cell office:value-type="float" office:value="0.7063" calcext:value-type="float">
            <text:p>0.706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6" calcext:value-type="float">
            <text:p>0.456</text:p>
          </table:table-cell>
          <table:table-cell office:value-type="float" office:value="1.1228" calcext:value-type="float">
            <text:p>1.1228</text:p>
          </table:table-cell>
          <table:table-cell office:value-type="float" office:value="0.2893" calcext:value-type="float">
            <text:p>0.289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79" calcext:value-type="float">
            <text:p>1.8479</text:p>
          </table:table-cell>
          <table:table-cell office:value-type="float" office:value="0.174" calcext:value-type="float">
            <text:p>0.174</text:p>
          </table:table-cell>
          <table:table-cell office:value-type="float" office:value="2.3202" calcext:value-type="float">
            <text:p>2.3202</text:p>
          </table:table-cell>
          <table:table-cell office:value-type="float" office:value="0.1277" calcext:value-type="float">
            <text:p>0.1277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6" calcext:value-type="float">
            <text:p>5.626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28" calcext:value-type="float">
            <text:p>3.328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3219" calcext:value-type="float">
            <text:p>0.321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557" calcext:value-type="float">
            <text:p>5.1557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039" calcext:value-type="float">
            <text:p>0.603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3803" calcext:value-type="float">
            <text:p>0.38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333" calcext:value-type="float">
            <text:p>2.9333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1322" calcext:value-type="float">
            <text:p>0.13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613" calcext:value-type="float">
            <text:p>1.5613</text:p>
          </table:table-cell>
          <table:table-cell office:value-type="float" office:value="0.2115" calcext:value-type="float">
            <text:p>0.2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603" calcext:value-type="float">
            <text:p>0.66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5165" calcext:value-type="float">
            <text:p>0.516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749" calcext:value-type="float">
            <text:p>0.474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9064" calcext:value-type="float">
            <text:p>0.906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281" calcext:value-type="float">
            <text:p>2.628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5805" calcext:value-type="float">
            <text:p>0.58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89" calcext:value-type="float">
            <text:p>2.7489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12" calcext:value-type="float">
            <text:p>2.821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5915" calcext:value-type="float">
            <text:p>0.591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2702" calcext:value-type="float">
            <text:p>0.270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5052" calcext:value-type="float">
            <text:p>0.50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314" calcext:value-type="float">
            <text:p>1.3314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717" calcext:value-type="float">
            <text:p>1.4717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7709" calcext:value-type="float">
            <text:p>0.770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689" calcext:value-type="float">
            <text:p>0.468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59" calcext:value-type="float">
            <text:p>1.7159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5841" calcext:value-type="float">
            <text:p>0.584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6893" calcext:value-type="float">
            <text:p>0.6893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3747" calcext:value-type="float">
            <text:p>0.374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4605" calcext:value-type="float">
            <text:p>0.4605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0923" calcext:value-type="float">
            <text:p>0.092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7331" calcext:value-type="float">
            <text:p>0.7331</text:p>
          </table:table-cell>
          <table:table-cell office:value-type="float" office:value="2.1655" calcext:value-type="float">
            <text:p>2.1655</text:p>
          </table:table-cell>
          <table:table-cell office:value-type="float" office:value="0.1411" calcext:value-type="float">
            <text:p>0.141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025" calcext:value-type="float">
            <text:p>0.802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8225" calcext:value-type="float">
            <text:p>0.8225</text:p>
          </table:table-cell>
          <table:table-cell office:value-type="float" office:value="4.1124" calcext:value-type="float">
            <text:p>4.1124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657" calcext:value-type="float">
            <text:p>0.5657</text:p>
          </table:table-cell>
          <table:table-cell office:value-type="float" office:value="1.0909" calcext:value-type="float">
            <text:p>1.0909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58" calcext:value-type="float">
            <text:p>0.905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8902" calcext:value-type="float">
            <text:p>0.89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6073" calcext:value-type="float">
            <text:p>0.60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999" calcext:value-type="float">
            <text:p>0.5999</text:p>
          </table:table-cell>
          <table:table-cell office:value-type="float" office:value="1.2195" calcext:value-type="float">
            <text:p>1.2195</text:p>
          </table:table-cell>
          <table:table-cell office:value-type="float" office:value="0.2695" calcext:value-type="float">
            <text:p>0.269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6789" calcext:value-type="float">
            <text:p>0.6789</text:p>
          </table:table-cell>
          <table:table-cell office:value-type="float" office:value="1.133" calcext:value-type="float">
            <text:p>1.133</text:p>
          </table:table-cell>
          <table:table-cell office:value-type="float" office:value="0.2871" calcext:value-type="float">
            <text:p>0.2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5212" calcext:value-type="float">
            <text:p>0.52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339" calcext:value-type="float">
            <text:p>0.33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58" calcext:value-type="float">
            <text:p>0.58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5232" calcext:value-type="float">
            <text:p>0.523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507" calcext:value-type="float">
            <text:p>0.9507</text:p>
          </table:table-cell>
          <table:table-cell office:value-type="float" office:value="1.6344" calcext:value-type="float">
            <text:p>1.6344</text:p>
          </table:table-cell>
          <table:table-cell office:value-type="float" office:value="0.2011" calcext:value-type="float">
            <text:p>0.20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5825" calcext:value-type="float">
            <text:p>0.5825</text:p>
          </table:table-cell>
          <table:table-cell office:value-type="float" office:value="1.3584" calcext:value-type="float">
            <text:p>1.3584</text:p>
          </table:table-cell>
          <table:table-cell office:value-type="float" office:value="0.2438" calcext:value-type="float">
            <text:p>0.243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959" calcext:value-type="float">
            <text:p>0.4959</text:p>
          </table:table-cell>
          <table:table-cell office:value-type="float" office:value="1.4715" calcext:value-type="float">
            <text:p>1.4715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551" calcext:value-type="float">
            <text:p>1.4551</text:p>
          </table:table-cell>
          <table:table-cell office:value-type="float" office:value="0.2277" calcext:value-type="float">
            <text:p>0.2277</text:p>
          </table:table-cell>
          <table:table-cell office:value-type="float" office:value="3.6773" calcext:value-type="float">
            <text:p>3.6773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81" calcext:value-type="float">
            <text:p>0.81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568" calcext:value-type="float">
            <text:p>0.56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7319" calcext:value-type="float">
            <text:p>0.73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6" calcext:value-type="float">
            <text:p>0.956</text:p>
          </table:table-cell>
          <table:table-cell office:value-type="float" office:value="4.2873" calcext:value-type="float">
            <text:p>4.287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6049" calcext:value-type="float">
            <text:p>0.6049</text:p>
          </table:table-cell>
          <table:table-cell office:value-type="float" office:value="3.6936" calcext:value-type="float">
            <text:p>3.6936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9091" calcext:value-type="float">
            <text:p>0.90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6.0373" calcext:value-type="float">
            <text:p>6.037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496" calcext:value-type="float">
            <text:p>0.6496</text:p>
          </table:table-cell>
          <table:table-cell office:value-type="float" office:value="2.4029" calcext:value-type="float">
            <text:p>2.4029</text:p>
          </table:table-cell>
          <table:table-cell office:value-type="float" office:value="0.1211" calcext:value-type="float">
            <text:p>0.12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7017" calcext:value-type="float">
            <text:p>0.7017</text:p>
          </table:table-cell>
          <table:table-cell office:value-type="float" office:value="3.428" calcext:value-type="float">
            <text:p>3.428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9276" calcext:value-type="float">
            <text:p>0.9276</text:p>
          </table:table-cell>
          <table:table-cell office:value-type="float" office:value="2.9002" calcext:value-type="float">
            <text:p>2.9002</text:p>
          </table:table-cell>
          <table:table-cell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6626" calcext:value-type="float">
            <text:p>0.6626</text:p>
          </table:table-cell>
          <table:table-cell office:value-type="float" office:value="6.5217" calcext:value-type="float">
            <text:p>6.5217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877" calcext:value-type="float">
            <text:p>0.877</text:p>
          </table:table-cell>
          <table:table-cell office:value-type="float" office:value="1.9406" calcext:value-type="float">
            <text:p>1.9406</text:p>
          </table:table-cell>
          <table:table-cell office:value-type="float" office:value="0.1636" calcext:value-type="float">
            <text:p>0.163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6095" calcext:value-type="float">
            <text:p>0.6095</text:p>
          </table:table-cell>
          <table:table-cell office:value-type="float" office:value="5.6812" calcext:value-type="float">
            <text:p>5.6812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97" calcext:value-type="float">
            <text:p>1.1497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499" calcext:value-type="float">
            <text:p>0.54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6241" calcext:value-type="float">
            <text:p>0.624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8737" calcext:value-type="float">
            <text:p>0.8737</text:p>
          </table:table-cell>
          <table:table-cell office:value-type="float" office:value="4.2696" calcext:value-type="float">
            <text:p>4.2696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543" calcext:value-type="float">
            <text:p>0.654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8149" calcext:value-type="float">
            <text:p>0.8149</text:p>
          </table:table-cell>
          <table:table-cell office:value-type="float" office:value="9.7208" calcext:value-type="float">
            <text:p>9.7208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7335" calcext:value-type="float">
            <text:p>0.7335</text:p>
          </table:table-cell>
          <table:table-cell office:value-type="float" office:value="3.4116" calcext:value-type="float">
            <text:p>3.4116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6745" calcext:value-type="float">
            <text:p>0.6745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2801" calcext:value-type="float">
            <text:p>0.2801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IF([raw_succ.C3] &gt; 0;[raw_succ.C3];&quot;N/A&quot;)" office:value-type="float" office:value="4.0965" calcext:value-type="float">
            <text:p>4.10</text:p>
          </table:table-cell>
          <table:table-cell table:style-name="ce7" table:formula="of:=IF([raw_succ.D3] = 1;&quot;N/A&quot;;[raw_succ.D3])" office:value-type="float" office:value="0.043" calcext:value-type="float">
            <text:p>0.04</text:p>
          </table:table-cell>
          <table:table-cell table:style-name="ce5" table:formula="of:=IF([raw_succ.E3] &gt; 0;[raw_succ.E3];&quot;N/A&quot;)" office:value-type="float" office:value="0.0083" calcext:value-type="float">
            <text:p>0.01</text:p>
          </table:table-cell>
          <table:table-cell table:style-name="ce8" table:formula="of:=IF([raw_succ.F3] = 1;&quot;N/A&quot;;[raw_succ.F3])" office:value-type="float" office:value="0.9276" calcext:value-type="float">
            <text:p>0.93</text:p>
          </table:table-cell>
          <table:table-cell table:style-name="ce5" table:formula="of:=IF([raw_succ.G3] &gt; 0;[raw_succ.G3];&quot;N/A&quot;)" office:value-type="float" office:value="8.7902" calcext:value-type="float">
            <text:p>8.79</text:p>
          </table:table-cell>
          <table:table-cell table:style-name="ce8" table:formula="of:=IF([raw_succ.H3] = 1;&quot;N/A&quot;;[raw_succ.H3])" office:value-type="float" office:value="0.003" calcext:value-type="float">
            <text:p>0.00</text:p>
          </table:table-cell>
          <table:table-cell table:style-name="ce5" table:formula="of:=IF([raw_succ.I3] &gt; 0;[raw_succ.I3];&quot;N/A&quot;)" office:value-type="float" office:value="11.732" calcext:value-type="float">
            <text:p>11.73</text:p>
          </table:table-cell>
          <table:table-cell table:style-name="ce8" table:formula="of:=IF([raw_succ.J3] = 1;&quot;N/A&quot;;[raw_succ.J3])" office:value-type="float" office:value="0.0006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IF([raw_succ.C4] &gt; 0;[raw_succ.C4];&quot;N/A&quot;)" office:value-type="float" office:value="7.1435" calcext:value-type="float">
            <text:p>7.14</text:p>
          </table:table-cell>
          <table:table-cell table:style-name="ce7" table:formula="of:=IF([raw_succ.D4] = 1;&quot;N/A&quot;;[raw_succ.D4])" office:value-type="float" office:value="0.0075" calcext:value-type="float">
            <text:p>0.01</text:p>
          </table:table-cell>
          <table:table-cell table:style-name="ce5" table:formula="of:=IF([raw_succ.E4] &gt; 0;[raw_succ.E4];&quot;N/A&quot;)" office:value-type="float" office:value="0.7007" calcext:value-type="float">
            <text:p>0.70</text:p>
          </table:table-cell>
          <table:table-cell table:style-name="ce8" table:formula="of:=IF([raw_succ.F4] = 1;&quot;N/A&quot;;[raw_succ.F4])" office:value-type="float" office:value="0.4026" calcext:value-type="float">
            <text:p>0.40</text:p>
          </table:table-cell>
          <table:table-cell table:style-name="ce5" table:formula="of:=IF([raw_succ.G4] &gt; 0;[raw_succ.G4];&quot;N/A&quot;)" office:value-type="float" office:value="9.1389" calcext:value-type="float">
            <text:p>9.14</text:p>
          </table:table-cell>
          <table:table-cell table:style-name="ce8" table:formula="of:=IF([raw_succ.H4] = 1;&quot;N/A&quot;;[raw_succ.H4])" office:value-type="float" office:value="0.0025" calcext:value-type="float">
            <text:p>0.00</text:p>
          </table:table-cell>
          <table:table-cell table:style-name="ce5" table:formula="of:=IF([raw_succ.I4] &gt; 0;[raw_succ.I4];&quot;N/A&quot;)" office:value-type="float" office:value="13.5769" calcext:value-type="float">
            <text:p>13.58</text:p>
          </table:table-cell>
          <table:table-cell table:style-name="ce8" table:formula="of:=IF([raw_succ.J4] = 1;&quot;N/A&quot;;[raw_succ.J4])" office:value-type="float" office:value="0.0002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IF([raw_succ.C5] &gt; 0;[raw_succ.C5];&quot;N/A&quot;)" office:value-type="float" office:value="2.5861" calcext:value-type="float">
            <text:p>2.59</text:p>
          </table:table-cell>
          <table:table-cell table:style-name="ce7" table:formula="of:=IF([raw_succ.D5] = 1;&quot;N/A&quot;;[raw_succ.D5])" office:value-type="float" office:value="0.1078" calcext:value-type="float">
            <text:p>0.11</text:p>
          </table:table-cell>
          <table:table-cell table:style-name="ce5" table:formula="of:=IF([raw_succ.E5] &gt; 0;[raw_succ.E5];&quot;N/A&quot;)" office:value-type="float" office:value="0.0146" calcext:value-type="float">
            <text:p>0.01</text:p>
          </table:table-cell>
          <table:table-cell table:style-name="ce8" table:formula="of:=IF([raw_succ.F5] = 1;&quot;N/A&quot;;[raw_succ.F5])" office:value-type="float" office:value="0.9038" calcext:value-type="float">
            <text:p>0.90</text:p>
          </table:table-cell>
          <table:table-cell table:style-name="ce5" table:formula="of:=IF([raw_succ.G5] &gt; 0;[raw_succ.G5];&quot;N/A&quot;)" office:value-type="float" office:value="2.2887" calcext:value-type="float">
            <text:p>2.29</text:p>
          </table:table-cell>
          <table:table-cell table:style-name="ce8" table:formula="of:=IF([raw_succ.H5] = 1;&quot;N/A&quot;;[raw_succ.H5])" office:value-type="float" office:value="0.1303" calcext:value-type="float">
            <text:p>0.13</text:p>
          </table:table-cell>
          <table:table-cell table:style-name="ce5" table:formula="of:=IF([raw_succ.I5] &gt; 0;[raw_succ.I5];&quot;N/A&quot;)" office:value-type="float" office:value="4.8927" calcext:value-type="float">
            <text:p>4.89</text:p>
          </table:table-cell>
          <table:table-cell table:style-name="ce8" table:formula="of:=IF([raw_succ.J5] = 1;&quot;N/A&quot;;[raw_succ.J5])" office:value-type="float" office:value="0.027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IF([raw_succ.C6] &gt; 0;[raw_succ.C6];&quot;N/A&quot;)" office:value-type="float" office:value="0.3834" calcext:value-type="float">
            <text:p>0.38</text:p>
          </table:table-cell>
          <table:table-cell table:style-name="ce7" table:formula="of:=IF([raw_succ.D6] = 1;&quot;N/A&quot;;[raw_succ.D6])" office:value-type="float" office:value="0.5358" calcext:value-type="float">
            <text:p>0.54</text:p>
          </table:table-cell>
          <table:table-cell table:style-name="ce5" table:formula="of:=IF([raw_succ.E6] &gt; 0;[raw_succ.E6];&quot;N/A&quot;)" office:value-type="float" office:value="2.4224" calcext:value-type="float">
            <text:p>2.42</text:p>
          </table:table-cell>
          <table:table-cell table:style-name="ce8" table:formula="of:=IF([raw_succ.F6] = 1;&quot;N/A&quot;;[raw_succ.F6])" office:value-type="float" office:value="0.1196" calcext:value-type="float">
            <text:p>0.12</text:p>
          </table:table-cell>
          <table:table-cell table:style-name="ce5" table:formula="of:=IF([raw_succ.G6] &gt; 0;[raw_succ.G6];&quot;N/A&quot;)" office:value-type="float" office:value="9.3534" calcext:value-type="float">
            <text:p>9.35</text:p>
          </table:table-cell>
          <table:table-cell table:style-name="ce8" table:formula="of:=IF([raw_succ.H6] = 1;&quot;N/A&quot;;[raw_succ.H6])" office:value-type="float" office:value="0.0022" calcext:value-type="float">
            <text:p>0.00</text:p>
          </table:table-cell>
          <table:table-cell table:style-name="ce5" table:formula="of:=IF([raw_succ.I6] &gt; 0;[raw_succ.I6];&quot;N/A&quot;)" office:value-type="float" office:value="12.7811" calcext:value-type="float">
            <text:p>12.78</text:p>
          </table:table-cell>
          <table:table-cell table:style-name="ce8" table:formula="of:=IF([raw_succ.J6] = 1;&quot;N/A&quot;;[raw_succ.J6])" office:value-type="float" office:value="0.0004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A" calcext:value-type="string">
            <text:p>A</text:p>
          </table:table-cell>
          <table:table-cell table:style-name="ce5" table:formula="of:=IF([raw_succ.C7] &gt; 0;[raw_succ.C7];&quot;N/A&quot;)" office:value-type="float" office:value="1.7097" calcext:value-type="float">
            <text:p>1.71</text:p>
          </table:table-cell>
          <table:table-cell table:style-name="ce7" table:formula="of:=IF([raw_succ.D7] = 1;&quot;N/A&quot;;[raw_succ.D7])" office:value-type="float" office:value="0.191" calcext:value-type="float">
            <text:p>0.19</text:p>
          </table:table-cell>
          <table:table-cell table:style-name="ce5" table:formula="of:=IF([raw_succ.E7] &gt; 0;[raw_succ.E7];&quot;N/A&quot;)" office:value-type="float" office:value="0.0024" calcext:value-type="float">
            <text:p>0.00</text:p>
          </table:table-cell>
          <table:table-cell table:style-name="ce8" table:formula="of:=IF([raw_succ.F7] = 1;&quot;N/A&quot;;[raw_succ.F7])" office:value-type="float" office:value="0.961" calcext:value-type="float">
            <text:p>0.96</text:p>
          </table:table-cell>
          <table:table-cell table:style-name="ce5" table:formula="of:=IF([raw_succ.G7] &gt; 0;[raw_succ.G7];&quot;N/A&quot;)" office:value-type="float" office:value="1.6152" calcext:value-type="float">
            <text:p>1.62</text:p>
          </table:table-cell>
          <table:table-cell table:style-name="ce8" table:formula="of:=IF([raw_succ.H7] = 1;&quot;N/A&quot;;[raw_succ.H7])" office:value-type="float" office:value="0.2038" calcext:value-type="float">
            <text:p>0.20</text:p>
          </table:table-cell>
          <table:table-cell table:style-name="ce5" table:formula="of:=IF([raw_succ.I7] &gt; 0;[raw_succ.I7];&quot;N/A&quot;)" office:value-type="float" office:value="3.8707" calcext:value-type="float">
            <text:p>3.87</text:p>
          </table:table-cell>
          <table:table-cell table:style-name="ce8" table:formula="of:=IF([raw_succ.J7] = 1;&quot;N/A&quot;;[raw_succ.J7])" office:value-type="float" office:value="0.0491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O" calcext:value-type="string">
            <text:p>AO</text:p>
          </table:table-cell>
          <table:table-cell table:style-name="ce5" table:formula="of:=IF([raw_succ.C8] &gt; 0;[raw_succ.C8];&quot;N/A&quot;)" office:value-type="float" office:value="0.5088" calcext:value-type="float">
            <text:p>0.51</text:p>
          </table:table-cell>
          <table:table-cell table:style-name="ce7" table:formula="of:=IF([raw_succ.D8] = 1;&quot;N/A&quot;;[raw_succ.D8])" office:value-type="float" office:value="0.4756" calcext:value-type="float">
            <text:p>0.48</text:p>
          </table:table-cell>
          <table:table-cell table:style-name="ce5" table:formula="of:=IF([raw_succ.E8] &gt; 0;[raw_succ.E8];&quot;N/A&quot;)" office:value-type="float" office:value="1.6723" calcext:value-type="float">
            <text:p>1.67</text:p>
          </table:table-cell>
          <table:table-cell table:style-name="ce8" table:formula="of:=IF([raw_succ.F8] = 1;&quot;N/A&quot;;[raw_succ.F8])" office:value-type="float" office:value="0.1959" calcext:value-type="float">
            <text:p>0.20</text:p>
          </table:table-cell>
          <table:table-cell table:style-name="ce5" table:formula="of:=IF([raw_succ.G8] &gt; 0;[raw_succ.G8];&quot;N/A&quot;)" office:value-type="float" office:value="6.658" calcext:value-type="float">
            <text:p>6.66</text:p>
          </table:table-cell>
          <table:table-cell table:style-name="ce8" table:formula="of:=IF([raw_succ.H8] = 1;&quot;N/A&quot;;[raw_succ.H8])" office:value-type="float" office:value="0.0099" calcext:value-type="float">
            <text:p>0.01</text:p>
          </table:table-cell>
          <table:table-cell table:style-name="ce5" table:formula="of:=IF([raw_succ.I8] &gt; 0;[raw_succ.I8];&quot;N/A&quot;)" office:value-type="float" office:value="9.8088" calcext:value-type="float">
            <text:p>9.81</text:p>
          </table:table-cell>
          <table:table-cell table:style-name="ce8" table:formula="of:=IF([raw_succ.J8] = 1;&quot;N/A&quot;;[raw_succ.J8])" office:value-type="float" office:value="0.0017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OT" calcext:value-type="string">
            <text:p>OT</text:p>
          </table:table-cell>
          <table:table-cell table:style-name="ce5" table:formula="of:=IF([raw_succ.C9] &gt; 0;[raw_succ.C9];&quot;N/A&quot;)" office:value-type="float" office:value="0.9186" calcext:value-type="float">
            <text:p>0.92</text:p>
          </table:table-cell>
          <table:table-cell table:style-name="ce7" table:formula="of:=IF([raw_succ.D9] = 1;&quot;N/A&quot;;[raw_succ.D9])" office:value-type="float" office:value="0.3378" calcext:value-type="float">
            <text:p>0.34</text:p>
          </table:table-cell>
          <table:table-cell table:style-name="ce5" table:formula="of:=IF([raw_succ.E9] &gt; 0;[raw_succ.E9];&quot;N/A&quot;)" office:value-type="float" office:value="1.56" calcext:value-type="float">
            <text:p>1.56</text:p>
          </table:table-cell>
          <table:table-cell table:style-name="ce8" table:formula="of:=IF([raw_succ.F9] = 1;&quot;N/A&quot;;[raw_succ.F9])" office:value-type="float" office:value="0.2117" calcext:value-type="float">
            <text:p>0.21</text:p>
          </table:table-cell>
          <table:table-cell table:style-name="ce5" table:formula="of:=IF([raw_succ.G9] &gt; 0;[raw_succ.G9];&quot;N/A&quot;)" office:value-type="float" office:value="8.2053" calcext:value-type="float">
            <text:p>8.21</text:p>
          </table:table-cell>
          <table:table-cell table:style-name="ce8" table:formula="of:=IF([raw_succ.H9] = 1;&quot;N/A&quot;;[raw_succ.H9])" office:value-type="float" office:value="0.0042" calcext:value-type="float">
            <text:p>0.00</text:p>
          </table:table-cell>
          <table:table-cell table:style-name="ce5" table:formula="of:=IF([raw_succ.I9] &gt; 0;[raw_succ.I9];&quot;N/A&quot;)" office:value-type="float" office:value="11.9808" calcext:value-type="float">
            <text:p>11.98</text:p>
          </table:table-cell>
          <table:table-cell table:style-name="ce8" table:formula="of:=IF([raw_succ.J9] = 1;&quot;N/A&quot;;[raw_succ.J9])" office:value-type="float" office:value="0.0005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T" calcext:value-type="string">
            <text:p>AT</text:p>
          </table:table-cell>
          <table:table-cell table:style-name="ce5" table:formula="of:=IF([raw_succ.C10] &gt; 0;[raw_succ.C10];&quot;N/A&quot;)" office:value-type="float" office:value="3.4996" calcext:value-type="float">
            <text:p>3.50</text:p>
          </table:table-cell>
          <table:table-cell table:style-name="ce7" table:formula="of:=IF([raw_succ.D10] = 1;&quot;N/A&quot;;[raw_succ.D10])" office:value-type="float" office:value="0.0614" calcext:value-type="float">
            <text:p>0.06</text:p>
          </table:table-cell>
          <table:table-cell table:style-name="ce5" table:formula="of:=IF([raw_succ.E10] &gt; 0;[raw_succ.E10];&quot;N/A&quot;)" office:value-type="float" office:value="0.067" calcext:value-type="float">
            <text:p>0.07</text:p>
          </table:table-cell>
          <table:table-cell table:style-name="ce8" table:formula="of:=IF([raw_succ.F10] = 1;&quot;N/A&quot;;[raw_succ.F10])" office:value-type="float" office:value="0.7957" calcext:value-type="float">
            <text:p>0.80</text:p>
          </table:table-cell>
          <table:table-cell table:style-name="ce5" table:formula="of:=IF([raw_succ.G10] &gt; 0;[raw_succ.G10];&quot;N/A&quot;)" office:value-type="float" office:value="0.9885" calcext:value-type="float">
            <text:p>0.99</text:p>
          </table:table-cell>
          <table:table-cell table:style-name="ce8" table:formula="of:=IF([raw_succ.H10] = 1;&quot;N/A&quot;;[raw_succ.H10])" office:value-type="float" office:value="0.3201" calcext:value-type="float">
            <text:p>0.32</text:p>
          </table:table-cell>
          <table:table-cell table:style-name="ce5" table:formula="of:=IF([raw_succ.I10] &gt; 0;[raw_succ.I10];&quot;N/A&quot;)" office:value-type="float" office:value="2.9507" calcext:value-type="float">
            <text:p>2.95</text:p>
          </table:table-cell>
          <table:table-cell table:style-name="ce8" table:formula="of:=IF([raw_succ.J10] = 1;&quot;N/A&quot;;[raw_succ.J10])" office:value-type="float" office:value="0.0858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IF([raw_succ.C11] &gt; 0;[raw_succ.C11];&quot;N/A&quot;)" office:value-type="float" office:value="2.5587" calcext:value-type="float">
            <text:p>2.56</text:p>
          </table:table-cell>
          <table:table-cell table:style-name="ce7" table:formula="of:=IF([raw_succ.D11] = 1;&quot;N/A&quot;;[raw_succ.D11])" office:value-type="float" office:value="0.1097" calcext:value-type="float">
            <text:p>0.11</text:p>
          </table:table-cell>
          <table:table-cell table:style-name="ce5" table:formula="of:=IF([raw_succ.E11] &gt; 0;[raw_succ.E11];&quot;N/A&quot;)" office:value-type="float" office:value="0.112" calcext:value-type="float">
            <text:p>0.11</text:p>
          </table:table-cell>
          <table:table-cell table:style-name="ce8" table:formula="of:=IF([raw_succ.F11] = 1;&quot;N/A&quot;;[raw_succ.F11])" office:value-type="float" office:value="0.7378" calcext:value-type="float">
            <text:p>0.74</text:p>
          </table:table-cell>
          <table:table-cell table:style-name="ce5" table:formula="of:=IF([raw_succ.G11] &gt; 0;[raw_succ.G11];&quot;N/A&quot;)" office:value-type="float" office:value="2.9541" calcext:value-type="float">
            <text:p>2.95</text:p>
          </table:table-cell>
          <table:table-cell table:style-name="ce8" table:formula="of:=IF([raw_succ.H11] = 1;&quot;N/A&quot;;[raw_succ.H11])" office:value-type="float" office:value="0.0857" calcext:value-type="float">
            <text:p>0.09</text:p>
          </table:table-cell>
          <table:table-cell table:style-name="ce5" table:formula="of:=IF([raw_succ.I11] &gt; 0;[raw_succ.I11];&quot;N/A&quot;)" office:value-type="float" office:value="6.2858" calcext:value-type="float">
            <text:p>6.29</text:p>
          </table:table-cell>
          <table:table-cell table:style-name="ce8" table:formula="of:=IF([raw_succ.J11] = 1;&quot;N/A&quot;;[raw_succ.J11])" office:value-type="float" office:value="0.0122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IF([raw_succ.C12] &gt; 0;[raw_succ.C12];&quot;N/A&quot;)" office:value-type="float" office:value="1.0155" calcext:value-type="float">
            <text:p>1.02</text:p>
          </table:table-cell>
          <table:table-cell table:style-name="ce7" table:formula="of:=IF([raw_succ.D12] = 1;&quot;N/A&quot;;[raw_succ.D12])" office:value-type="float" office:value="0.3136" calcext:value-type="float">
            <text:p>0.31</text:p>
          </table:table-cell>
          <table:table-cell table:style-name="ce5" table:formula="of:=IF([raw_succ.E12] &gt; 0;[raw_succ.E12];&quot;N/A&quot;)" office:value-type="float" office:value="0.6074" calcext:value-type="float">
            <text:p>0.61</text:p>
          </table:table-cell>
          <table:table-cell table:style-name="ce8" table:formula="of:=IF([raw_succ.F12] = 1;&quot;N/A&quot;;[raw_succ.F12])" office:value-type="float" office:value="0.4358" calcext:value-type="float">
            <text:p>0.44</text:p>
          </table:table-cell>
          <table:table-cell table:style-name="ce5" table:formula="of:=IF([raw_succ.G12] &gt; 0;[raw_succ.G12];&quot;N/A&quot;)" office:value-type="float" office:value="0.3569" calcext:value-type="float">
            <text:p>0.36</text:p>
          </table:table-cell>
          <table:table-cell table:style-name="ce8" table:formula="of:=IF([raw_succ.H12] = 1;&quot;N/A&quot;;[raw_succ.H12])" office:value-type="float" office:value="0.5502" calcext:value-type="float">
            <text:p>0.55</text:p>
          </table:table-cell>
          <table:table-cell table:style-name="ce5" table:formula="of:=IF([raw_succ.I12] &gt; 0;[raw_succ.I12];&quot;N/A&quot;)" office:value-type="float" office:value="0.073" calcext:value-type="float">
            <text:p>0.07</text:p>
          </table:table-cell>
          <table:table-cell table:style-name="ce8" table:formula="of:=IF([raw_succ.J12] = 1;&quot;N/A&quot;;[raw_succ.J12])" office:value-type="float" office:value="0.7871" calcext:value-type="float">
            <text:p>0.79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IF([raw_succ.C13] &gt; 0;[raw_succ.C13];&quot;N/A&quot;)" office:value-type="float" office:value="0.2149" calcext:value-type="float">
            <text:p>0.21</text:p>
          </table:table-cell>
          <table:table-cell table:style-name="ce7" table:formula="of:=IF([raw_succ.D13] = 1;&quot;N/A&quot;;[raw_succ.D13])" office:value-type="float" office:value="0.6429" calcext:value-type="float">
            <text:p>0.64</text:p>
          </table:table-cell>
          <table:table-cell table:style-name="ce5" table:formula="of:=IF([raw_succ.E13] &gt; 0;[raw_succ.E13];&quot;N/A&quot;)" office:value-type="float" office:value="0.0375" calcext:value-type="float">
            <text:p>0.04</text:p>
          </table:table-cell>
          <table:table-cell table:style-name="ce8" table:formula="of:=IF([raw_succ.F13] = 1;&quot;N/A&quot;;[raw_succ.F13])" office:value-type="float" office:value="0.8464" calcext:value-type="float">
            <text:p>0.85</text:p>
          </table:table-cell>
          <table:table-cell table:style-name="ce5" table:formula="of:=IF([raw_succ.G13] &gt; 0;[raw_succ.G13];&quot;N/A&quot;)" office:value-type="float" office:value="3.1622" calcext:value-type="float">
            <text:p>3.16</text:p>
          </table:table-cell>
          <table:table-cell table:style-name="ce8" table:formula="of:=IF([raw_succ.H13] = 1;&quot;N/A&quot;;[raw_succ.H13])" office:value-type="float" office:value="0.0754" calcext:value-type="float">
            <text:p>0.08</text:p>
          </table:table-cell>
          <table:table-cell table:style-name="ce5" table:formula="of:=IF([raw_succ.I13] &gt; 0;[raw_succ.I13];&quot;N/A&quot;)" office:value-type="float" office:value="2.6244" calcext:value-type="float">
            <text:p>2.62</text:p>
          </table:table-cell>
          <table:table-cell table:style-name="ce8" table:formula="of:=IF([raw_succ.J13] = 1;&quot;N/A&quot;;[raw_succ.J13])" office:value-type="float" office:value="0.1052" calcext:value-type="float">
            <text:p>0.11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IF([raw_succ.C14] &gt; 0;[raw_succ.C14];&quot;N/A&quot;)" office:value-type="float" office:value="3.0098" calcext:value-type="float">
            <text:p>3.01</text:p>
          </table:table-cell>
          <table:table-cell table:style-name="ce7" table:formula="of:=IF([raw_succ.D14] = 1;&quot;N/A&quot;;[raw_succ.D14])" office:value-type="float" office:value="0.0828" calcext:value-type="float">
            <text:p>0.08</text:p>
          </table:table-cell>
          <table:table-cell table:style-name="ce5" table:formula="of:=IF([raw_succ.E14] &gt; 0;[raw_succ.E14];&quot;N/A&quot;)" office:value-type="float" office:value="3.8989" calcext:value-type="float">
            <text:p>3.90</text:p>
          </table:table-cell>
          <table:table-cell table:style-name="ce8" table:formula="of:=IF([raw_succ.F14] = 1;&quot;N/A&quot;;[raw_succ.F14])" office:value-type="float" office:value="0.0483" calcext:value-type="float">
            <text:p>0.05</text:p>
          </table:table-cell>
          <table:table-cell table:style-name="ce5" table:formula="of:=IF([raw_succ.G14] &gt; 0;[raw_succ.G14];&quot;N/A&quot;)" office:value-type="float" office:value="0.3447" calcext:value-type="float">
            <text:p>0.34</text:p>
          </table:table-cell>
          <table:table-cell table:style-name="ce8" table:formula="of:=IF([raw_succ.H14] = 1;&quot;N/A&quot;;[raw_succ.H14])" office:value-type="float" office:value="0.5571" calcext:value-type="float">
            <text:p>0.56</text:p>
          </table:table-cell>
          <table:table-cell table:style-name="ce5" table:formula="of:=IF([raw_succ.I14] &gt; 0;[raw_succ.I14];&quot;N/A&quot;)" office:value-type="float" office:value="0.0551" calcext:value-type="float">
            <text:p>0.06</text:p>
          </table:table-cell>
          <table:table-cell table:style-name="ce8" table:formula="of:=IF([raw_succ.J14] = 1;&quot;N/A&quot;;[raw_succ.J14])" office:value-type="float" office:value="0.8144" calcext:value-type="float">
            <text:p>0.81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A" calcext:value-type="string">
            <text:p>A</text:p>
          </table:table-cell>
          <table:table-cell table:style-name="ce5" table:formula="of:=IF([raw_succ.C15] &gt; 0;[raw_succ.C15];&quot;N/A&quot;)" office:value-type="float" office:value="0.2603" calcext:value-type="float">
            <text:p>0.26</text:p>
          </table:table-cell>
          <table:table-cell table:style-name="ce7" table:formula="of:=IF([raw_succ.D15] = 1;&quot;N/A&quot;;[raw_succ.D15])" office:value-type="float" office:value="0.6099" calcext:value-type="float">
            <text:p>0.61</text:p>
          </table:table-cell>
          <table:table-cell table:style-name="ce5" table:formula="of:=IF([raw_succ.E15] &gt; 0;[raw_succ.E15];&quot;N/A&quot;)" office:value-type="float" office:value="0.007" calcext:value-type="float">
            <text:p>0.01</text:p>
          </table:table-cell>
          <table:table-cell table:style-name="ce8" table:formula="of:=IF([raw_succ.F15] = 1;&quot;N/A&quot;;[raw_succ.F15])" office:value-type="float" office:value="0.9335" calcext:value-type="float">
            <text:p>0.93</text:p>
          </table:table-cell>
          <table:table-cell table:style-name="ce5" table:formula="of:=IF([raw_succ.G15] &gt; 0;[raw_succ.G15];&quot;N/A&quot;)" office:value-type="float" office:value="3.5688" calcext:value-type="float">
            <text:p>3.57</text:p>
          </table:table-cell>
          <table:table-cell table:style-name="ce8" table:formula="of:=IF([raw_succ.H15] = 1;&quot;N/A&quot;;[raw_succ.H15])" office:value-type="float" office:value="0.0589" calcext:value-type="float">
            <text:p>0.06</text:p>
          </table:table-cell>
          <table:table-cell table:style-name="ce5" table:formula="of:=IF([raw_succ.I15] &gt; 0;[raw_succ.I15];&quot;N/A&quot;)" office:value-type="float" office:value="2.8815" calcext:value-type="float">
            <text:p>2.88</text:p>
          </table:table-cell>
          <table:table-cell table:style-name="ce8" table:formula="of:=IF([raw_succ.J15] = 1;&quot;N/A&quot;;[raw_succ.J15])" office:value-type="float" office:value="0.0896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O" calcext:value-type="string">
            <text:p>AO</text:p>
          </table:table-cell>
          <table:table-cell table:style-name="ce5" table:formula="of:=IF([raw_succ.C16] &gt; 0;[raw_succ.C16];&quot;N/A&quot;)" office:value-type="float" office:value="2.3068" calcext:value-type="float">
            <text:p>2.31</text:p>
          </table:table-cell>
          <table:table-cell table:style-name="ce7" table:formula="of:=IF([raw_succ.D16] = 1;&quot;N/A&quot;;[raw_succ.D16])" office:value-type="float" office:value="0.1288" calcext:value-type="float">
            <text:p>0.13</text:p>
          </table:table-cell>
          <table:table-cell table:style-name="ce5" table:formula="of:=IF([raw_succ.E16] &gt; 0;[raw_succ.E16];&quot;N/A&quot;)" office:value-type="float" office:value="2.7805" calcext:value-type="float">
            <text:p>2.78</text:p>
          </table:table-cell>
          <table:table-cell table:style-name="ce8" table:formula="of:=IF([raw_succ.F16] = 1;&quot;N/A&quot;;[raw_succ.F16])" office:value-type="float" office:value="0.0954" calcext:value-type="float">
            <text:p>0.10</text:p>
          </table:table-cell>
          <table:table-cell table:style-name="ce5" table:formula="of:=IF([raw_succ.G16] &gt; 0;[raw_succ.G16];&quot;N/A&quot;)" office:value-type="float" office:value="1.1062" calcext:value-type="float">
            <text:p>1.11</text:p>
          </table:table-cell>
          <table:table-cell table:style-name="ce8" table:formula="of:=IF([raw_succ.H16] = 1;&quot;N/A&quot;;[raw_succ.H16])" office:value-type="float" office:value="0.2929" calcext:value-type="float">
            <text:p>0.29</text:p>
          </table:table-cell>
          <table:table-cell table:style-name="ce5" table:formula="of:=IF([raw_succ.I16] &gt; 0;[raw_succ.I16];&quot;N/A&quot;)" office:value-type="float" office:value="0.5431" calcext:value-type="float">
            <text:p>0.54</text:p>
          </table:table-cell>
          <table:table-cell table:style-name="ce8" table:formula="of:=IF([raw_succ.J16] = 1;&quot;N/A&quot;;[raw_succ.J16])" office:value-type="float" office:value="0.4612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OT" calcext:value-type="string">
            <text:p>OT</text:p>
          </table:table-cell>
          <table:table-cell table:style-name="ce5" table:formula="of:=IF([raw_succ.C17] &gt; 0;[raw_succ.C17];&quot;N/A&quot;)" office:value-type="float" office:value="1.4558" calcext:value-type="float">
            <text:p>1.46</text:p>
          </table:table-cell>
          <table:table-cell table:style-name="ce7" table:formula="of:=IF([raw_succ.D17] = 1;&quot;N/A&quot;;[raw_succ.D17])" office:value-type="float" office:value="0.2276" calcext:value-type="float">
            <text:p>0.23</text:p>
          </table:table-cell>
          <table:table-cell table:style-name="ce5" table:formula="of:=IF([raw_succ.E17] &gt; 0;[raw_succ.E17];&quot;N/A&quot;)" office:value-type="float" office:value="2.7041" calcext:value-type="float">
            <text:p>2.70</text:p>
          </table:table-cell>
          <table:table-cell table:style-name="ce8" table:formula="of:=IF([raw_succ.F17] = 1;&quot;N/A&quot;;[raw_succ.F17])" office:value-type="float" office:value="0.1001" calcext:value-type="float">
            <text:p>0.10</text:p>
          </table:table-cell>
          <table:table-cell table:style-name="ce5" table:formula="of:=IF([raw_succ.G17] &gt; 0;[raw_succ.G17];&quot;N/A&quot;)" office:value-type="float" office:value="0.3614" calcext:value-type="float">
            <text:p>0.36</text:p>
          </table:table-cell>
          <table:table-cell table:style-name="ce8" table:formula="of:=IF([raw_succ.H17] = 1;&quot;N/A&quot;;[raw_succ.H17])" office:value-type="float" office:value="0.5478" calcext:value-type="float">
            <text:p>0.55</text:p>
          </table:table-cell>
          <table:table-cell table:style-name="ce5" table:formula="of:=IF([raw_succ.I17] &gt; 0;[raw_succ.I17];&quot;N/A&quot;)" office:value-type="float" office:value="0.0957" calcext:value-type="float">
            <text:p>0.10</text:p>
          </table:table-cell>
          <table:table-cell table:style-name="ce8" table:formula="of:=IF([raw_succ.J17] = 1;&quot;N/A&quot;;[raw_succ.J17])" office:value-type="float" office:value="0.757" calcext:value-type="float">
            <text:p>0.76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T" calcext:value-type="string">
            <text:p>AT</text:p>
          </table:table-cell>
          <table:table-cell table:style-name="ce5" table:formula="of:=IF([raw_succ.C18] &gt; 0;[raw_succ.C18];&quot;N/A&quot;)" office:value-type="float" office:value="0.0274" calcext:value-type="float">
            <text:p>0.03</text:p>
          </table:table-cell>
          <table:table-cell table:style-name="ce7" table:formula="of:=IF([raw_succ.D18] = 1;&quot;N/A&quot;;[raw_succ.D18])" office:value-type="float" office:value="0.8685" calcext:value-type="float">
            <text:p>0.87</text:p>
          </table:table-cell>
          <table:table-cell table:style-name="ce5" table:formula="of:=IF([raw_succ.E18] &gt; 0;[raw_succ.E18];&quot;N/A&quot;)" office:value-type="float" office:value="0.009" calcext:value-type="float">
            <text:p>0.01</text:p>
          </table:table-cell>
          <table:table-cell table:style-name="ce8" table:formula="of:=IF([raw_succ.F18] = 1;&quot;N/A&quot;;[raw_succ.F18])" office:value-type="float" office:value="0.9246" calcext:value-type="float">
            <text:p>0.92</text:p>
          </table:table-cell>
          <table:table-cell table:style-name="ce5" table:formula="of:=IF([raw_succ.G18] &gt; 0;[raw_succ.G18];&quot;N/A&quot;)" office:value-type="float" office:value="5.3768" calcext:value-type="float">
            <text:p>5.38</text:p>
          </table:table-cell>
          <table:table-cell table:style-name="ce8" table:formula="of:=IF([raw_succ.H18] = 1;&quot;N/A&quot;;[raw_succ.H18])" office:value-type="float" office:value="0.0204" calcext:value-type="float">
            <text:p>0.02</text:p>
          </table:table-cell>
          <table:table-cell table:style-name="ce5" table:formula="of:=IF([raw_succ.I18] &gt; 0;[raw_succ.I18];&quot;N/A&quot;)" office:value-type="float" office:value="4.779" calcext:value-type="float">
            <text:p>4.78</text:p>
          </table:table-cell>
          <table:table-cell table:style-name="ce8" table:formula="of:=IF([raw_succ.J18] = 1;&quot;N/A&quot;;[raw_succ.J18])" office:value-type="float" office:value="0.0288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IF([raw_succ.C19] &gt; 0;[raw_succ.C19];&quot;N/A&quot;)" office:value-type="float" office:value="0.2006" calcext:value-type="float">
            <text:p>0.20</text:p>
          </table:table-cell>
          <table:table-cell table:style-name="ce7" table:formula="of:=IF([raw_succ.D19] = 1;&quot;N/A&quot;;[raw_succ.D19])" office:value-type="float" office:value="0.6542" calcext:value-type="float">
            <text:p>0.65</text:p>
          </table:table-cell>
          <table:table-cell table:style-name="ce5" table:formula="of:=IF([raw_succ.E19] &gt; 0;[raw_succ.E19];&quot;N/A&quot;)" office:value-type="float" office:value="0.5688" calcext:value-type="float">
            <text:p>0.57</text:p>
          </table:table-cell>
          <table:table-cell table:style-name="ce8" table:formula="of:=IF([raw_succ.F19] = 1;&quot;N/A&quot;;[raw_succ.F19])" office:value-type="float" office:value="0.4507" calcext:value-type="float">
            <text:p>0.45</text:p>
          </table:table-cell>
          <table:table-cell table:style-name="ce5" table:formula="of:=IF([raw_succ.G19] &gt; 0;[raw_succ.G19];&quot;N/A&quot;)" office:value-type="float" office:value="2.7985" calcext:value-type="float">
            <text:p>2.80</text:p>
          </table:table-cell>
          <table:table-cell table:style-name="ce8" table:formula="of:=IF([raw_succ.H19] = 1;&quot;N/A&quot;;[raw_succ.H19])" office:value-type="float" office:value="0.0944" calcext:value-type="float">
            <text:p>0.09</text:p>
          </table:table-cell>
          <table:table-cell table:style-name="ce5" table:formula="of:=IF([raw_succ.I19] &gt; 0;[raw_succ.I19];&quot;N/A&quot;)" office:value-type="float" office:value="1.8299" calcext:value-type="float">
            <text:p>1.83</text:p>
          </table:table-cell>
          <table:table-cell table:style-name="ce8" table:formula="of:=IF([raw_succ.J19] = 1;&quot;N/A&quot;;[raw_succ.J19])" office:value-type="float" office:value="0.1761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IF([raw_succ.C20] &gt; 0;[raw_succ.C20];&quot;N/A&quot;)" office:value-type="float" office:value="1.3374" calcext:value-type="float">
            <text:p>1.34</text:p>
          </table:table-cell>
          <table:table-cell table:style-name="ce7" table:formula="of:=IF([raw_succ.D20] = 1;&quot;N/A&quot;;[raw_succ.D20])" office:value-type="float" office:value="0.2475" calcext:value-type="float">
            <text:p>0.25</text:p>
          </table:table-cell>
          <table:table-cell table:style-name="ce5" table:formula="of:=IF([raw_succ.E20] &gt; 0;[raw_succ.E20];&quot;N/A&quot;)" office:value-type="float" office:value="0.8137" calcext:value-type="float">
            <text:p>0.81</text:p>
          </table:table-cell>
          <table:table-cell table:style-name="ce8" table:formula="of:=IF([raw_succ.F20] = 1;&quot;N/A&quot;;[raw_succ.F20])" office:value-type="float" office:value="0.367" calcext:value-type="float">
            <text:p>0.37</text:p>
          </table:table-cell>
          <table:table-cell table:style-name="ce5" table:formula="of:=IF([raw_succ.G20] &gt; 0;[raw_succ.G20];&quot;N/A&quot;)" office:value-type="float" office:value="1.8783" calcext:value-type="float">
            <text:p>1.88</text:p>
          </table:table-cell>
          <table:table-cell table:style-name="ce8" table:formula="of:=IF([raw_succ.H20] = 1;&quot;N/A&quot;;[raw_succ.H20])" office:value-type="float" office:value="0.1705" calcext:value-type="float">
            <text:p>0.17</text:p>
          </table:table-cell>
          <table:table-cell table:style-name="ce5" table:formula="of:=IF([raw_succ.I20] &gt; 0;[raw_succ.I20];&quot;N/A&quot;)" office:value-type="float" office:value="2.0638" calcext:value-type="float">
            <text:p>2.06</text:p>
          </table:table-cell>
          <table:table-cell table:style-name="ce8" table:formula="of:=IF([raw_succ.J20] = 1;&quot;N/A&quot;;[raw_succ.J20])" office:value-type="float" office:value="0.1508" calcext:value-type="float">
            <text:p>0.15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IF([raw_succ.C21] &gt; 0;[raw_succ.C21];&quot;N/A&quot;)" office:value-type="float" office:value="6.7161" calcext:value-type="float">
            <text:p>6.72</text:p>
          </table:table-cell>
          <table:table-cell table:style-name="ce7" table:formula="of:=IF([raw_succ.D21] = 1;&quot;N/A&quot;;[raw_succ.D21])" office:value-type="float" office:value="0.0096" calcext:value-type="float">
            <text:p>0.01</text:p>
          </table:table-cell>
          <table:table-cell table:style-name="ce5" table:formula="of:=IF([raw_succ.E21] &gt; 0;[raw_succ.E21];&quot;N/A&quot;)" office:value-type="float" office:value="6.0813" calcext:value-type="float">
            <text:p>6.08</text:p>
          </table:table-cell>
          <table:table-cell table:style-name="ce8" table:formula="of:=IF([raw_succ.F21] = 1;&quot;N/A&quot;;[raw_succ.F21])" office:value-type="float" office:value="0.0137" calcext:value-type="float">
            <text:p>0.01</text:p>
          </table:table-cell>
          <table:table-cell table:style-name="ce5" table:formula="of:=IF([raw_succ.G21] &gt; 0;[raw_succ.G21];&quot;N/A&quot;)" office:value-type="float" office:value="0.0334" calcext:value-type="float">
            <text:p>0.03</text:p>
          </table:table-cell>
          <table:table-cell table:style-name="ce8" table:formula="of:=IF([raw_succ.H21] = 1;&quot;N/A&quot;;[raw_succ.H21])" office:value-type="float" office:value="0.8551" calcext:value-type="float">
            <text:p>0.86</text:p>
          </table:table-cell>
          <table:table-cell table:style-name="ce5" table:formula="of:=IF([raw_succ.I21] &gt; 0;[raw_succ.I21];&quot;N/A&quot;)" office:value-type="float" office:value="0.0245" calcext:value-type="float">
            <text:p>0.02</text:p>
          </table:table-cell>
          <table:table-cell table:style-name="ce8" table:formula="of:=IF([raw_succ.J21] = 1;&quot;N/A&quot;;[raw_succ.J21])" office:value-type="float" office:value="0.8756" calcext:value-type="float">
            <text:p>0.88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A" calcext:value-type="string">
            <text:p>A</text:p>
          </table:table-cell>
          <table:table-cell table:style-name="ce5" table:formula="of:=IF([raw_succ.C22] &gt; 0;[raw_succ.C22];&quot;N/A&quot;)" office:value-type="float" office:value="2.2687" calcext:value-type="float">
            <text:p>2.27</text:p>
          </table:table-cell>
          <table:table-cell table:style-name="ce7" table:formula="of:=IF([raw_succ.D22] = 1;&quot;N/A&quot;;[raw_succ.D22])" office:value-type="float" office:value="0.132" calcext:value-type="float">
            <text:p>0.13</text:p>
          </table:table-cell>
          <table:table-cell table:style-name="ce5" table:formula="of:=IF([raw_succ.E22] &gt; 0;[raw_succ.E22];&quot;N/A&quot;)" office:value-type="float" office:value="0.5204" calcext:value-type="float">
            <text:p>0.52</text:p>
          </table:table-cell>
          <table:table-cell table:style-name="ce8" table:formula="of:=IF([raw_succ.F22] = 1;&quot;N/A&quot;;[raw_succ.F22])" office:value-type="float" office:value="0.4707" calcext:value-type="float">
            <text:p>0.47</text:p>
          </table:table-cell>
          <table:table-cell table:style-name="ce5" table:formula="of:=IF([raw_succ.G22] &gt; 0;[raw_succ.G22];&quot;N/A&quot;)" office:value-type="float" office:value="2.9826" calcext:value-type="float">
            <text:p>2.98</text:p>
          </table:table-cell>
          <table:table-cell table:style-name="ce8" table:formula="of:=IF([raw_succ.H22] = 1;&quot;N/A&quot;;[raw_succ.H22])" office:value-type="float" office:value="0.0842" calcext:value-type="float">
            <text:p>0.08</text:p>
          </table:table-cell>
          <table:table-cell table:style-name="ce5" table:formula="of:=IF([raw_succ.I22] &gt; 0;[raw_succ.I22];&quot;N/A&quot;)" office:value-type="float" office:value="2.6851" calcext:value-type="float">
            <text:p>2.69</text:p>
          </table:table-cell>
          <table:table-cell table:style-name="ce8" table:formula="of:=IF([raw_succ.J22] = 1;&quot;N/A&quot;;[raw_succ.J22])" office:value-type="float" office:value="0.1013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O" calcext:value-type="string">
            <text:p>AO</text:p>
          </table:table-cell>
          <table:table-cell table:style-name="ce5" table:formula="of:=IF([raw_succ.C23] &gt; 0;[raw_succ.C23];&quot;N/A&quot;)" office:value-type="float" office:value="5.2939" calcext:value-type="float">
            <text:p>5.29</text:p>
          </table:table-cell>
          <table:table-cell table:style-name="ce7" table:formula="of:=IF([raw_succ.D23] = 1;&quot;N/A&quot;;[raw_succ.D23])" office:value-type="float" office:value="0.0214" calcext:value-type="float">
            <text:p>0.02</text:p>
          </table:table-cell>
          <table:table-cell table:style-name="ce5" table:formula="of:=IF([raw_succ.E23] &gt; 0;[raw_succ.E23];&quot;N/A&quot;)" office:value-type="float" office:value="4.3873" calcext:value-type="float">
            <text:p>4.39</text:p>
          </table:table-cell>
          <table:table-cell table:style-name="ce8" table:formula="of:=IF([raw_succ.F23] = 1;&quot;N/A&quot;;[raw_succ.F23])" office:value-type="float" office:value="0.0362" calcext:value-type="float">
            <text:p>0.04</text:p>
          </table:table-cell>
          <table:table-cell table:style-name="ce5" table:formula="of:=IF([raw_succ.G23] &gt; 0;[raw_succ.G23];&quot;N/A&quot;)" office:value-type="float" office:value="0.4666" calcext:value-type="float">
            <text:p>0.47</text:p>
          </table:table-cell>
          <table:table-cell table:style-name="ce8" table:formula="of:=IF([raw_succ.H23] = 1;&quot;N/A&quot;;[raw_succ.H23])" office:value-type="float" office:value="0.4946" calcext:value-type="float">
            <text:p>0.49</text:p>
          </table:table-cell>
          <table:table-cell table:style-name="ce5" table:formula="of:=IF([raw_succ.I23] &gt; 0;[raw_succ.I23];&quot;N/A&quot;)" office:value-type="float" office:value="0.1939" calcext:value-type="float">
            <text:p>0.19</text:p>
          </table:table-cell>
          <table:table-cell table:style-name="ce8" table:formula="of:=IF([raw_succ.J23] = 1;&quot;N/A&quot;;[raw_succ.J23])" office:value-type="float" office:value="0.6597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OT" calcext:value-type="string">
            <text:p>OT</text:p>
          </table:table-cell>
          <table:table-cell table:style-name="ce5" table:formula="of:=IF([raw_succ.C24] &gt; 0;[raw_succ.C24];&quot;N/A&quot;)" office:value-type="float" office:value="4.767" calcext:value-type="float">
            <text:p>4.77</text:p>
          </table:table-cell>
          <table:table-cell table:style-name="ce7" table:formula="of:=IF([raw_succ.D24] = 1;&quot;N/A&quot;;[raw_succ.D24])" office:value-type="float" office:value="0.029" calcext:value-type="float">
            <text:p>0.03</text:p>
          </table:table-cell>
          <table:table-cell table:style-name="ce5" table:formula="of:=IF([raw_succ.E24] &gt; 0;[raw_succ.E24];&quot;N/A&quot;)" office:value-type="float" office:value="4.6921" calcext:value-type="float">
            <text:p>4.69</text:p>
          </table:table-cell>
          <table:table-cell table:style-name="ce8" table:formula="of:=IF([raw_succ.F24] = 1;&quot;N/A&quot;;[raw_succ.F24])" office:value-type="float" office:value="0.0303" calcext:value-type="float">
            <text:p>0.03</text:p>
          </table:table-cell>
          <table:table-cell table:style-name="ce5" table:formula="of:=IF([raw_succ.G24] &gt; 0;[raw_succ.G24];&quot;N/A&quot;)" office:value-type="float" office:value="0.0378" calcext:value-type="float">
            <text:p>0.04</text:p>
          </table:table-cell>
          <table:table-cell table:style-name="ce8" table:formula="of:=IF([raw_succ.H24] = 1;&quot;N/A&quot;;[raw_succ.H24])" office:value-type="float" office:value="0.8458" calcext:value-type="float">
            <text:p>0.85</text:p>
          </table:table-cell>
          <table:table-cell table:style-name="ce5" table:formula="of:=IF([raw_succ.I24] &gt; 0;[raw_succ.I24];&quot;N/A&quot;)" office:value-type="float" office:value="0.005" calcext:value-type="float">
            <text:p>0.01</text:p>
          </table:table-cell>
          <table:table-cell table:style-name="ce8" table:formula="of:=IF([raw_succ.J24] = 1;&quot;N/A&quot;;[raw_succ.J24])" office:value-type="float" office:value="0.9436" calcext:value-type="float">
            <text:p>0.94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T" calcext:value-type="string">
            <text:p>AT</text:p>
          </table:table-cell>
          <table:table-cell table:style-name="ce5" table:formula="of:=IF([raw_succ.C25] &gt; 0;[raw_succ.C25];&quot;N/A&quot;)" office:value-type="float" office:value="0.9228" calcext:value-type="float">
            <text:p>0.92</text:p>
          </table:table-cell>
          <table:table-cell table:style-name="ce7" table:formula="of:=IF([raw_succ.D25] = 1;&quot;N/A&quot;;[raw_succ.D25])" office:value-type="float" office:value="0.3367" calcext:value-type="float">
            <text:p>0.34</text:p>
          </table:table-cell>
          <table:table-cell table:style-name="ce5" table:formula="of:=IF([raw_succ.E25] &gt; 0;[raw_succ.E25];&quot;N/A&quot;)" office:value-type="float" office:value="0.3613" calcext:value-type="float">
            <text:p>0.36</text:p>
          </table:table-cell>
          <table:table-cell table:style-name="ce8" table:formula="of:=IF([raw_succ.F25] = 1;&quot;N/A&quot;;[raw_succ.F25])" office:value-type="float" office:value="0.5478" calcext:value-type="float">
            <text:p>0.55</text:p>
          </table:table-cell>
          <table:table-cell table:style-name="ce5" table:formula="of:=IF([raw_succ.G25] &gt; 0;[raw_succ.G25];&quot;N/A&quot;)" office:value-type="float" office:value="4.8835" calcext:value-type="float">
            <text:p>4.88</text:p>
          </table:table-cell>
          <table:table-cell table:style-name="ce8" table:formula="of:=IF([raw_succ.H25] = 1;&quot;N/A&quot;;[raw_succ.H25])" office:value-type="float" office:value="0.0271" calcext:value-type="float">
            <text:p>0.03</text:p>
          </table:table-cell>
          <table:table-cell table:style-name="ce5" table:formula="of:=IF([raw_succ.I25] &gt; 0;[raw_succ.I25];&quot;N/A&quot;)" office:value-type="float" office:value="4.7377" calcext:value-type="float">
            <text:p>4.74</text:p>
          </table:table-cell>
          <table:table-cell table:style-name="ce8" table:formula="of:=IF([raw_succ.J25] = 1;&quot;N/A&quot;;[raw_succ.J25])" office:value-type="float" office:value="0.0295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IF([raw_succ.C26] &gt; 0;[raw_succ.C26];&quot;N/A&quot;)" office:value-type="float" office:value="2.0203" calcext:value-type="float">
            <text:p>2.02</text:p>
          </table:table-cell>
          <table:table-cell table:style-name="ce7" table:formula="of:=IF([raw_succ.D26] = 1;&quot;N/A&quot;;[raw_succ.D26])" office:value-type="float" office:value="0.1552" calcext:value-type="float">
            <text:p>0.16</text:p>
          </table:table-cell>
          <table:table-cell table:style-name="ce5" table:formula="of:=IF([raw_succ.E26] &gt; 0;[raw_succ.E26];&quot;N/A&quot;)" office:value-type="float" office:value="1.8062" calcext:value-type="float">
            <text:p>1.81</text:p>
          </table:table-cell>
          <table:table-cell table:style-name="ce8" table:formula="of:=IF([raw_succ.F26] = 1;&quot;N/A&quot;;[raw_succ.F26])" office:value-type="float" office:value="0.179" calcext:value-type="float">
            <text:p>0.18</text:p>
          </table:table-cell>
          <table:table-cell table:style-name="ce5" table:formula="of:=IF([raw_succ.G26] &gt; 0;[raw_succ.G26];&quot;N/A&quot;)" office:value-type="float" office:value="2.0334" calcext:value-type="float">
            <text:p>2.03</text:p>
          </table:table-cell>
          <table:table-cell table:style-name="ce8" table:formula="of:=IF([raw_succ.H26] = 1;&quot;N/A&quot;;[raw_succ.H26])" office:value-type="float" office:value="0.1539" calcext:value-type="float">
            <text:p>0.15</text:p>
          </table:table-cell>
          <table:table-cell table:style-name="ce5" table:formula="of:=IF([raw_succ.I26] &gt; 0;[raw_succ.I26];&quot;N/A&quot;)" office:value-type="float" office:value="1.6141" calcext:value-type="float">
            <text:p>1.61</text:p>
          </table:table-cell>
          <table:table-cell table:style-name="ce8" table:formula="of:=IF([raw_succ.J26] = 1;&quot;N/A&quot;;[raw_succ.J26])" office:value-type="float" office:value="0.2039" calcext:value-type="float">
            <text:p>0.20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IF([raw_succ.C27] &gt; 0;[raw_succ.C27];&quot;N/A&quot;)" office:value-type="float" office:value="1.7165" calcext:value-type="float">
            <text:p>1.72</text:p>
          </table:table-cell>
          <table:table-cell table:style-name="ce7" table:formula="of:=IF([raw_succ.D27] = 1;&quot;N/A&quot;;[raw_succ.D27])" office:value-type="float" office:value="0.1901" calcext:value-type="float">
            <text:p>0.19</text:p>
          </table:table-cell>
          <table:table-cell table:style-name="ce5" table:formula="of:=IF([raw_succ.E27] &gt; 0;[raw_succ.E27];&quot;N/A&quot;)" office:value-type="float" office:value="2.1064" calcext:value-type="float">
            <text:p>2.11</text:p>
          </table:table-cell>
          <table:table-cell table:style-name="ce8" table:formula="of:=IF([raw_succ.F27] = 1;&quot;N/A&quot;;[raw_succ.F27])" office:value-type="float" office:value="0.1467" calcext:value-type="float">
            <text:p>0.15</text:p>
          </table:table-cell>
          <table:table-cell table:style-name="ce5" table:formula="of:=IF([raw_succ.G27] &gt; 0;[raw_succ.G27];&quot;N/A&quot;)" office:value-type="float" office:value="1.7168" calcext:value-type="float">
            <text:p>1.72</text:p>
          </table:table-cell>
          <table:table-cell table:style-name="ce8" table:formula="of:=IF([raw_succ.H27] = 1;&quot;N/A&quot;;[raw_succ.H27])" office:value-type="float" office:value="0.1901" calcext:value-type="float">
            <text:p>0.19</text:p>
          </table:table-cell>
          <table:table-cell table:style-name="ce5" table:formula="of:=IF([raw_succ.I27] &gt; 0;[raw_succ.I27];&quot;N/A&quot;)" office:value-type="float" office:value="2.3601" calcext:value-type="float">
            <text:p>2.36</text:p>
          </table:table-cell>
          <table:table-cell table:style-name="ce8" table:formula="of:=IF([raw_succ.J27] = 1;&quot;N/A&quot;;[raw_succ.J27])" office:value-type="float" office:value="0.1245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A" calcext:value-type="string">
            <text:p>A</text:p>
          </table:table-cell>
          <table:table-cell table:style-name="ce5" table:formula="of:=IF([raw_succ.C28] &gt; 0;[raw_succ.C28];&quot;N/A&quot;)" office:value-type="float" office:value="0.089" calcext:value-type="float">
            <text:p>0.09</text:p>
          </table:table-cell>
          <table:table-cell table:style-name="ce7" table:formula="of:=IF([raw_succ.D28] = 1;&quot;N/A&quot;;[raw_succ.D28])" office:value-type="float" office:value="0.7654" calcext:value-type="float">
            <text:p>0.77</text:p>
          </table:table-cell>
          <table:table-cell table:style-name="ce5" table:formula="of:=IF([raw_succ.E28] &gt; 0;[raw_succ.E28];&quot;N/A&quot;)" office:value-type="float" office:value="0.0011" calcext:value-type="float">
            <text:p>0.00</text:p>
          </table:table-cell>
          <table:table-cell table:style-name="ce8" table:formula="of:=IF([raw_succ.F28] = 1;&quot;N/A&quot;;[raw_succ.F28])" office:value-type="float" office:value="0.9731" calcext:value-type="float">
            <text:p>0.97</text:p>
          </table:table-cell>
          <table:table-cell table:style-name="ce5" table:formula="of:=IF([raw_succ.G28] &gt; 0;[raw_succ.G28];&quot;N/A&quot;)" office:value-type="float" office:value="0.0093" calcext:value-type="float">
            <text:p>0.01</text:p>
          </table:table-cell>
          <table:table-cell table:style-name="ce8" table:formula="of:=IF([raw_succ.H28] = 1;&quot;N/A&quot;;[raw_succ.H28])" office:value-type="float" office:value="0.9233" calcext:value-type="float">
            <text:p>0.92</text:p>
          </table:table-cell>
          <table:table-cell table:style-name="ce5" table:formula="of:=IF([raw_succ.I28] &gt; 0;[raw_succ.I28];&quot;N/A&quot;)" office:value-type="float" office:value="0.0102" calcext:value-type="float">
            <text:p>0.01</text:p>
          </table:table-cell>
          <table:table-cell table:style-name="ce8" table:formula="of:=IF([raw_succ.J28] = 1;&quot;N/A&quot;;[raw_succ.J28])" office:value-type="float" office:value="0.9195" calcext:value-type="float">
            <text:p>0.92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IF([raw_succ.C29] &gt; 0;[raw_succ.C29];&quot;N/A&quot;)" office:value-type="float" office:value="1.3349" calcext:value-type="float">
            <text:p>1.33</text:p>
          </table:table-cell>
          <table:table-cell table:style-name="ce7" table:formula="of:=IF([raw_succ.D29] = 1;&quot;N/A&quot;;[raw_succ.D29])" office:value-type="float" office:value="0.2479" calcext:value-type="float">
            <text:p>0.25</text:p>
          </table:table-cell>
          <table:table-cell table:style-name="ce5" table:formula="of:=IF([raw_succ.E29] &gt; 0;[raw_succ.E29];&quot;N/A&quot;)" office:value-type="float" office:value="1.3766" calcext:value-type="float">
            <text:p>1.38</text:p>
          </table:table-cell>
          <table:table-cell table:style-name="ce8" table:formula="of:=IF([raw_succ.F29] = 1;&quot;N/A&quot;;[raw_succ.F29])" office:value-type="float" office:value="0.2407" calcext:value-type="float">
            <text:p>0.24</text:p>
          </table:table-cell>
          <table:table-cell table:style-name="ce5" table:formula="of:=IF([raw_succ.G29] &gt; 0;[raw_succ.G29];&quot;N/A&quot;)" office:value-type="float" office:value="0.6372" calcext:value-type="float">
            <text:p>0.64</text:p>
          </table:table-cell>
          <table:table-cell table:style-name="ce8" table:formula="of:=IF([raw_succ.H29] = 1;&quot;N/A&quot;;[raw_succ.H29])" office:value-type="float" office:value="0.4247" calcext:value-type="float">
            <text:p>0.42</text:p>
          </table:table-cell>
          <table:table-cell table:style-name="ce5" table:formula="of:=IF([raw_succ.I29] &gt; 0;[raw_succ.I29];&quot;N/A&quot;)" office:value-type="float" office:value="0.9583" calcext:value-type="float">
            <text:p>0.96</text:p>
          </table:table-cell>
          <table:table-cell table:style-name="ce8" table:formula="of:=IF([raw_succ.J29] = 1;&quot;N/A&quot;;[raw_succ.J29])" office:value-type="float" office:value="0.3276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IF([raw_succ.C30] &gt; 0;[raw_succ.C30];&quot;N/A&quot;)" office:value-type="float" office:value="0.6439" calcext:value-type="float">
            <text:p>0.64</text:p>
          </table:table-cell>
          <table:table-cell table:style-name="ce7" table:formula="of:=IF([raw_succ.D30] = 1;&quot;N/A&quot;;[raw_succ.D30])" office:value-type="float" office:value="0.4223" calcext:value-type="float">
            <text:p>0.42</text:p>
          </table:table-cell>
          <table:table-cell table:style-name="ce5" table:formula="of:=IF([raw_succ.E30] &gt; 0;[raw_succ.E30];&quot;N/A&quot;)" office:value-type="float" office:value="1.4131" calcext:value-type="float">
            <text:p>1.41</text:p>
          </table:table-cell>
          <table:table-cell table:style-name="ce8" table:formula="of:=IF([raw_succ.F30] = 1;&quot;N/A&quot;;[raw_succ.F30])" office:value-type="float" office:value="0.2345" calcext:value-type="float">
            <text:p>0.23</text:p>
          </table:table-cell>
          <table:table-cell table:style-name="ce5" table:formula="of:=IF([raw_succ.G30] &gt; 0;[raw_succ.G30];&quot;N/A&quot;)" office:value-type="float" office:value="1.4229" calcext:value-type="float">
            <text:p>1.42</text:p>
          </table:table-cell>
          <table:table-cell table:style-name="ce8" table:formula="of:=IF([raw_succ.H30] = 1;&quot;N/A&quot;;[raw_succ.H30])" office:value-type="float" office:value="0.2329" calcext:value-type="float">
            <text:p>0.23</text:p>
          </table:table-cell>
          <table:table-cell table:style-name="ce5" table:formula="of:=IF([raw_succ.I30] &gt; 0;[raw_succ.I30];&quot;N/A&quot;)" office:value-type="float" office:value="2.1619" calcext:value-type="float">
            <text:p>2.16</text:p>
          </table:table-cell>
          <table:table-cell table:style-name="ce8" table:formula="of:=IF([raw_succ.J30] = 1;&quot;N/A&quot;;[raw_succ.J30])" office:value-type="float" office:value="0.1415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IF([raw_succ.C31] &gt; 0;[raw_succ.C31];&quot;N/A&quot;)" office:value-type="float" office:value="0.1785" calcext:value-type="float">
            <text:p>0.18</text:p>
          </table:table-cell>
          <table:table-cell table:style-name="ce7" table:formula="of:=IF([raw_succ.D31] = 1;&quot;N/A&quot;;[raw_succ.D31])" office:value-type="float" office:value="0.6727" calcext:value-type="float">
            <text:p>0.67</text:p>
          </table:table-cell>
          <table:table-cell table:style-name="ce5" table:formula="of:=IF([raw_succ.E31] &gt; 0;[raw_succ.E31];&quot;N/A&quot;)" office:value-type="float" office:value="0.0311" calcext:value-type="float">
            <text:p>0.03</text:p>
          </table:table-cell>
          <table:table-cell table:style-name="ce8" table:formula="of:=IF([raw_succ.F31] = 1;&quot;N/A&quot;;[raw_succ.F31])" office:value-type="float" office:value="0.8599" calcext:value-type="float">
            <text:p>0.86</text:p>
          </table:table-cell>
          <table:table-cell table:style-name="ce5" table:formula="of:=IF([raw_succ.G31] &gt; 0;[raw_succ.G31];&quot;N/A&quot;)" office:value-type="float" office:value="0.4347" calcext:value-type="float">
            <text:p>0.43</text:p>
          </table:table-cell>
          <table:table-cell table:style-name="ce8" table:formula="of:=IF([raw_succ.H31] = 1;&quot;N/A&quot;;[raw_succ.H31])" office:value-type="float" office:value="0.5097" calcext:value-type="float">
            <text:p>0.51</text:p>
          </table:table-cell>
          <table:table-cell table:style-name="ce5" table:formula="of:=IF([raw_succ.I31] &gt; 0;[raw_succ.I31];&quot;N/A&quot;)" office:value-type="float" office:value="0.3156" calcext:value-type="float">
            <text:p>0.32</text:p>
          </table:table-cell>
          <table:table-cell table:style-name="ce8" table:formula="of:=IF([raw_succ.J31] = 1;&quot;N/A&quot;;[raw_succ.J31])" office:value-type="float" office:value="0.5743" calcext:value-type="float">
            <text:p>0.57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0126" calcext:value-type="float">
            <text:p>0.01</text:p>
          </table:table-cell>
          <table:table-cell table:style-name="ce7" table:formula="of:=IF([raw_succ.D32] = 1;&quot;N/A&quot;;[raw_succ.D32])" office:value-type="float" office:value="0.9107" calcext:value-type="float">
            <text:p>0.91</text:p>
          </table:table-cell>
          <table:table-cell table:style-name="ce5" table:formula="of:=IF([raw_succ.E32] &gt; 0;[raw_succ.E32];&quot;N/A&quot;)" office:value-type="float" office:value="0.1523" calcext:value-type="float">
            <text:p>0.15</text:p>
          </table:table-cell>
          <table:table-cell table:style-name="ce8" table:formula="of:=IF([raw_succ.F32] = 1;&quot;N/A&quot;;[raw_succ.F32])" office:value-type="float" office:value="0.6963" calcext:value-type="float">
            <text:p>0.70</text:p>
          </table:table-cell>
          <table:table-cell table:style-name="ce5" table:formula="of:=IF([raw_succ.G32] &gt; 0;[raw_succ.G32];&quot;N/A&quot;)" office:value-type="float" office:value="0.0016" calcext:value-type="float">
            <text:p>0.00</text:p>
          </table:table-cell>
          <table:table-cell table:style-name="ce8" table:formula="of:=IF([raw_succ.H32] = 1;&quot;N/A&quot;;[raw_succ.H32])" office:value-type="float" office:value="0.9678" calcext:value-type="float">
            <text:p>0.97</text:p>
          </table:table-cell>
          <table:table-cell table:style-name="ce5" table:formula="of:=IF([raw_succ.I32] &gt; 0;[raw_succ.I32];&quot;N/A&quot;)" office:value-type="float" office:value="0.0565" calcext:value-type="float">
            <text:p>0.06</text:p>
          </table:table-cell>
          <table:table-cell table:style-name="ce8" table:formula="of:=IF([raw_succ.J32] = 1;&quot;N/A&quot;;[raw_succ.J32])" office:value-type="float" office:value="0.8121" calcext:value-type="float">
            <text:p>0.81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A" calcext:value-type="string">
            <text:p>A</text:p>
          </table:table-cell>
          <table:table-cell table:style-name="ce5" table:formula="of:=IF([raw_succ.C33] &gt; 0;[raw_succ.C33];&quot;N/A&quot;)" office:value-type="float" office:value="0.8884" calcext:value-type="float">
            <text:p>0.89</text:p>
          </table:table-cell>
          <table:table-cell table:style-name="ce7" table:formula="of:=IF([raw_succ.D33] = 1;&quot;N/A&quot;;[raw_succ.D33])" office:value-type="float" office:value="0.3459" calcext:value-type="float">
            <text:p>0.35</text:p>
          </table:table-cell>
          <table:table-cell table:style-name="ce5" table:formula="of:=IF([raw_succ.E33] &gt; 0;[raw_succ.E33];&quot;N/A&quot;)" office:value-type="float" office:value="2.5515" calcext:value-type="float">
            <text:p>2.55</text:p>
          </table:table-cell>
          <table:table-cell table:style-name="ce8" table:formula="of:=IF([raw_succ.F33] = 1;&quot;N/A&quot;;[raw_succ.F33])" office:value-type="float" office:value="0.1102" calcext:value-type="float">
            <text:p>0.11</text:p>
          </table:table-cell>
          <table:table-cell table:style-name="ce5" table:formula="of:=IF([raw_succ.G33] &gt; 0;[raw_succ.G33];&quot;N/A&quot;)" office:value-type="float" office:value="2.4721" calcext:value-type="float">
            <text:p>2.47</text:p>
          </table:table-cell>
          <table:table-cell table:style-name="ce8" table:formula="of:=IF([raw_succ.H33] = 1;&quot;N/A&quot;;[raw_succ.H33])" office:value-type="float" office:value="0.1159" calcext:value-type="float">
            <text:p>0.12</text:p>
          </table:table-cell>
          <table:table-cell table:style-name="ce5" table:formula="of:=IF([raw_succ.I33] &gt; 0;[raw_succ.I33];&quot;N/A&quot;)" office:value-type="float" office:value="2.6561" calcext:value-type="float">
            <text:p>2.66</text:p>
          </table:table-cell>
          <table:table-cell table:style-name="ce8" table:formula="of:=IF([raw_succ.J33] = 1;&quot;N/A&quot;;[raw_succ.J33])" office:value-type="float" office:value="0.1032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O" calcext:value-type="string">
            <text:p>AO</text:p>
          </table:table-cell>
          <table:table-cell table:style-name="ce5" table:formula="of:=IF([raw_succ.C34] &gt; 0;[raw_succ.C34];&quot;N/A&quot;)" office:value-type="float" office:value="0.0265" calcext:value-type="float">
            <text:p>0.03</text:p>
          </table:table-cell>
          <table:table-cell table:style-name="ce7" table:formula="of:=IF([raw_succ.D34] = 1;&quot;N/A&quot;;[raw_succ.D34])" office:value-type="float" office:value="0.8708" calcext:value-type="float">
            <text:p>0.87</text:p>
          </table:table-cell>
          <table:table-cell table:style-name="ce5" table:formula="of:=IF([raw_succ.E34] &gt; 0;[raw_succ.E34];&quot;N/A&quot;)" office:value-type="float" office:value="0.0196" calcext:value-type="float">
            <text:p>0.02</text:p>
          </table:table-cell>
          <table:table-cell table:style-name="ce8" table:formula="of:=IF([raw_succ.F34] = 1;&quot;N/A&quot;;[raw_succ.F34])" office:value-type="float" office:value="0.8887" calcext:value-type="float">
            <text:p>0.89</text:p>
          </table:table-cell>
          <table:table-cell table:style-name="ce5" table:formula="of:=IF([raw_succ.G34] &gt; 0;[raw_succ.G34];&quot;N/A&quot;)" office:value-type="float" office:value="0.2026" calcext:value-type="float">
            <text:p>0.20</text:p>
          </table:table-cell>
          <table:table-cell table:style-name="ce8" table:formula="of:=IF([raw_succ.H34] = 1;&quot;N/A&quot;;[raw_succ.H34])" office:value-type="float" office:value="0.6526" calcext:value-type="float">
            <text:p>0.65</text:p>
          </table:table-cell>
          <table:table-cell table:style-name="ce5" table:formula="of:=IF([raw_succ.I34] &gt; 0;[raw_succ.I34];&quot;N/A&quot;)" office:value-type="float" office:value="0.4531" calcext:value-type="float">
            <text:p>0.45</text:p>
          </table:table-cell>
          <table:table-cell table:style-name="ce8" table:formula="of:=IF([raw_succ.J34] = 1;&quot;N/A&quot;;[raw_succ.J34])" office:value-type="float" office:value="0.5008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OT" calcext:value-type="string">
            <text:p>OT</text:p>
          </table:table-cell>
          <table:table-cell table:style-name="ce5" table:formula="of:=IF([raw_succ.C35] &gt; 0;[raw_succ.C35];&quot;N/A&quot;)" office:value-type="float" office:value="0.3286" calcext:value-type="float">
            <text:p>0.33</text:p>
          </table:table-cell>
          <table:table-cell table:style-name="ce7" table:formula="of:=IF([raw_succ.D35] = 1;&quot;N/A&quot;;[raw_succ.D35])" office:value-type="float" office:value="0.5665" calcext:value-type="float">
            <text:p>0.57</text:p>
          </table:table-cell>
          <table:table-cell table:style-name="ce5" table:formula="of:=IF([raw_succ.E35] &gt; 0;[raw_succ.E35];&quot;N/A&quot;)" office:value-type="float" office:value="0.1098" calcext:value-type="float">
            <text:p>0.11</text:p>
          </table:table-cell>
          <table:table-cell table:style-name="ce8" table:formula="of:=IF([raw_succ.F35] = 1;&quot;N/A&quot;;[raw_succ.F35])" office:value-type="float" office:value="0.7404" calcext:value-type="float">
            <text:p>0.74</text:p>
          </table:table-cell>
          <table:table-cell table:style-name="ce5" table:formula="of:=IF([raw_succ.G35] &gt; 0;[raw_succ.G35];&quot;N/A&quot;)" office:value-type="float" office:value="0.0009" calcext:value-type="float">
            <text:p>0.00</text:p>
          </table:table-cell>
          <table:table-cell table:style-name="ce8" table:formula="of:=IF([raw_succ.H35] = 1;&quot;N/A&quot;;[raw_succ.H35])" office:value-type="float" office:value="0.9762" calcext:value-type="float">
            <text:p>0.98</text:p>
          </table:table-cell>
          <table:table-cell table:style-name="ce5" table:formula="of:=IF([raw_succ.I35] &gt; 0;[raw_succ.I35];&quot;N/A&quot;)" office:value-type="float" office:value="0.0045" calcext:value-type="float">
            <text:p>0.00</text:p>
          </table:table-cell>
          <table:table-cell table:style-name="ce8" table:formula="of:=IF([raw_succ.J35] = 1;&quot;N/A&quot;;[raw_succ.J35])" office:value-type="float" office:value="0.9466" calcext:value-type="float">
            <text:p>0.95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IF([raw_succ.C36] &gt; 0;[raw_succ.C36];&quot;N/A&quot;)" office:value-type="float" office:value="3.2284" calcext:value-type="float">
            <text:p>3.23</text:p>
          </table:table-cell>
          <table:table-cell table:style-name="ce7" table:formula="of:=IF([raw_succ.D36] = 1;&quot;N/A&quot;;[raw_succ.D36])" office:value-type="float" office:value="0.0724" calcext:value-type="float">
            <text:p>0.07</text:p>
          </table:table-cell>
          <table:table-cell table:style-name="ce5" table:formula="of:=IF([raw_succ.E36] &gt; 0;[raw_succ.E36];&quot;N/A&quot;)" office:value-type="float" office:value="4.1117" calcext:value-type="float">
            <text:p>4.11</text:p>
          </table:table-cell>
          <table:table-cell table:style-name="ce8" table:formula="of:=IF([raw_succ.F36] = 1;&quot;N/A&quot;;[raw_succ.F36])" office:value-type="float" office:value="0.0426" calcext:value-type="float">
            <text:p>0.04</text:p>
          </table:table-cell>
          <table:table-cell table:style-name="ce5" table:formula="of:=IF([raw_succ.G36] &gt; 0;[raw_succ.G36];&quot;N/A&quot;)" office:value-type="float" office:value="4.472" calcext:value-type="float">
            <text:p>4.47</text:p>
          </table:table-cell>
          <table:table-cell table:style-name="ce8" table:formula="of:=IF([raw_succ.H36] = 1;&quot;N/A&quot;;[raw_succ.H36])" office:value-type="float" office:value="0.0345" calcext:value-type="float">
            <text:p>0.03</text:p>
          </table:table-cell>
          <table:table-cell table:style-name="ce5" table:formula="of:=IF([raw_succ.I36] &gt; 0;[raw_succ.I36];&quot;N/A&quot;)" office:value-type="float" office:value="4.884" calcext:value-type="float">
            <text:p>4.88</text:p>
          </table:table-cell>
          <table:table-cell table:style-name="ce8" table:formula="of:=IF([raw_succ.J36] = 1;&quot;N/A&quot;;[raw_succ.J36])" office:value-type="float" office:value="0.0271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1.6785" calcext:value-type="float">
            <text:p>1.68</text:p>
          </table:table-cell>
          <table:table-cell table:style-name="ce7" table:formula="of:=IF([raw_succ.D37] = 1;&quot;N/A&quot;;[raw_succ.D37])" office:value-type="float" office:value="0.1951" calcext:value-type="float">
            <text:p>0.20</text:p>
          </table:table-cell>
          <table:table-cell table:style-name="ce5" table:formula="of:=IF([raw_succ.E37] &gt; 0;[raw_succ.E37];&quot;N/A&quot;)" office:value-type="float" office:value="1.514" calcext:value-type="float">
            <text:p>1.51</text:p>
          </table:table-cell>
          <table:table-cell table:style-name="ce8" table:formula="of:=IF([raw_succ.F37] = 1;&quot;N/A&quot;;[raw_succ.F37])" office:value-type="float" office:value="0.2185" calcext:value-type="float">
            <text:p>0.22</text:p>
          </table:table-cell>
          <table:table-cell table:style-name="ce5" table:formula="of:=IF([raw_succ.G37] &gt; 0;[raw_succ.G37];&quot;N/A&quot;)" office:value-type="float" office:value="1.7286" calcext:value-type="float">
            <text:p>1.73</text:p>
          </table:table-cell>
          <table:table-cell table:style-name="ce8" table:formula="of:=IF([raw_succ.H37] = 1;&quot;N/A&quot;;[raw_succ.H37])" office:value-type="float" office:value="0.1886" calcext:value-type="float">
            <text:p>0.19</text:p>
          </table:table-cell>
          <table:table-cell table:style-name="ce5" table:formula="of:=IF([raw_succ.I37] &gt; 0;[raw_succ.I37];&quot;N/A&quot;)" office:value-type="float" office:value="2.0447" calcext:value-type="float">
            <text:p>2.04</text:p>
          </table:table-cell>
          <table:table-cell table:style-name="ce8" table:formula="of:=IF([raw_succ.J37] = 1;&quot;N/A&quot;;[raw_succ.J37])" office:value-type="float" office:value="0.1527" calcext:value-type="float">
            <text:p>0.15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" calcext:value-type="string">
            <text:p>A</text:p>
          </table:table-cell>
          <table:table-cell table:style-name="ce3" table:formula="of:=[raw_succ.B38]" office:value-type="string" office:string-value="AO" calcext:value-type="string">
            <text:p>AO</text:p>
          </table:table-cell>
          <table:table-cell table:style-name="ce5" table:formula="of:=IF([raw_succ.C38] &gt; 0;[raw_succ.C38];&quot;N/A&quot;)" office:value-type="float" office:value="0.4982" calcext:value-type="float">
            <text:p>0.50</text:p>
          </table:table-cell>
          <table:table-cell table:style-name="ce7" table:formula="of:=IF([raw_succ.D38] = 1;&quot;N/A&quot;;[raw_succ.D38])" office:value-type="float" office:value="0.4803" calcext:value-type="float">
            <text:p>0.48</text:p>
          </table:table-cell>
          <table:table-cell table:style-name="ce5" table:formula="of:=IF([raw_succ.E38] &gt; 0;[raw_succ.E38];&quot;N/A&quot;)" office:value-type="float" office:value="1.7047" calcext:value-type="float">
            <text:p>1.70</text:p>
          </table:table-cell>
          <table:table-cell table:style-name="ce8" table:formula="of:=IF([raw_succ.F38] = 1;&quot;N/A&quot;;[raw_succ.F38])" office:value-type="float" office:value="0.1917" calcext:value-type="float">
            <text:p>0.19</text:p>
          </table:table-cell>
          <table:table-cell table:style-name="ce5" table:formula="of:=IF([raw_succ.G38] &gt; 0;[raw_succ.G38];&quot;N/A&quot;)" office:value-type="float" office:value="1.2506" calcext:value-type="float">
            <text:p>1.25</text:p>
          </table:table-cell>
          <table:table-cell table:style-name="ce8" table:formula="of:=IF([raw_succ.H38] = 1;&quot;N/A&quot;;[raw_succ.H38])" office:value-type="float" office:value="0.2634" calcext:value-type="float">
            <text:p>0.26</text:p>
          </table:table-cell>
          <table:table-cell table:style-name="ce5" table:formula="of:=IF([raw_succ.I38] &gt; 0;[raw_succ.I38];&quot;N/A&quot;)" office:value-type="float" office:value="1.0586" calcext:value-type="float">
            <text:p>1.06</text:p>
          </table:table-cell>
          <table:table-cell table:style-name="ce8" table:formula="of:=IF([raw_succ.J38] = 1;&quot;N/A&quot;;[raw_succ.J38])" office:value-type="float" office:value="0.3035" calcext:value-type="float">
            <text:p>0.30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A" calcext:value-type="string">
            <text:p>A</text:p>
          </table:table-cell>
          <table:table-cell table:style-name="ce3" table:formula="of:=[raw_succ.B39]" office:value-type="string" office:string-value="OT" calcext:value-type="string">
            <text:p>OT</text:p>
          </table:table-cell>
          <table:table-cell table:style-name="ce5" table:formula="of:=IF([raw_succ.C39] &gt; 0;[raw_succ.C39];&quot;N/A&quot;)" office:value-type="float" office:value="0.2395" calcext:value-type="float">
            <text:p>0.24</text:p>
          </table:table-cell>
          <table:table-cell table:style-name="ce7" table:formula="of:=IF([raw_succ.D39] = 1;&quot;N/A&quot;;[raw_succ.D39])" office:value-type="float" office:value="0.6246" calcext:value-type="float">
            <text:p>0.62</text:p>
          </table:table-cell>
          <table:table-cell table:style-name="ce5" table:formula="of:=IF([raw_succ.E39] &gt; 0;[raw_succ.E39];&quot;N/A&quot;)" office:value-type="float" office:value="1.6928" calcext:value-type="float">
            <text:p>1.69</text:p>
          </table:table-cell>
          <table:table-cell table:style-name="ce8" table:formula="of:=IF([raw_succ.F39] = 1;&quot;N/A&quot;;[raw_succ.F39])" office:value-type="float" office:value="0.1932" calcext:value-type="float">
            <text:p>0.19</text:p>
          </table:table-cell>
          <table:table-cell table:style-name="ce5" table:formula="of:=IF([raw_succ.G39] &gt; 0;[raw_succ.G39];&quot;N/A&quot;)" office:value-type="float" office:value="2.3436" calcext:value-type="float">
            <text:p>2.34</text:p>
          </table:table-cell>
          <table:table-cell table:style-name="ce8" table:formula="of:=IF([raw_succ.H39] = 1;&quot;N/A&quot;;[raw_succ.H39])" office:value-type="float" office:value="0.1258" calcext:value-type="float">
            <text:p>0.13</text:p>
          </table:table-cell>
          <table:table-cell table:style-name="ce5" table:formula="of:=IF([raw_succ.I39] &gt; 0;[raw_succ.I39];&quot;N/A&quot;)" office:value-type="float" office:value="2.647" calcext:value-type="float">
            <text:p>2.65</text:p>
          </table:table-cell>
          <table:table-cell table:style-name="ce8" table:formula="of:=IF([raw_succ.J39] = 1;&quot;N/A&quot;;[raw_succ.J39])" office:value-type="float" office:value="0.1037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A" calcext:value-type="string">
            <text:p>A</text:p>
          </table:table-cell>
          <table:table-cell table:style-name="ce3" table:formula="of:=[raw_succ.B40]" office:value-type="string" office:string-value="AT" calcext:value-type="string">
            <text:p>AT</text:p>
          </table:table-cell>
          <table:table-cell table:style-name="ce5" table:formula="of:=IF([raw_succ.C40] &gt; 0;[raw_succ.C40];&quot;N/A&quot;)" office:value-type="float" office:value="0.2512" calcext:value-type="float">
            <text:p>0.25</text:p>
          </table:table-cell>
          <table:table-cell table:style-name="ce7" table:formula="of:=IF([raw_succ.D40] = 1;&quot;N/A&quot;;[raw_succ.D40])" office:value-type="float" office:value="0.6162" calcext:value-type="float">
            <text:p>0.62</text:p>
          </table:table-cell>
          <table:table-cell table:style-name="ce5" table:formula="of:=IF([raw_succ.E40] &gt; 0;[raw_succ.E40];&quot;N/A&quot;)" office:value-type="float" office:value="0.0388" calcext:value-type="float">
            <text:p>0.04</text:p>
          </table:table-cell>
          <table:table-cell table:style-name="ce8" table:formula="of:=IF([raw_succ.F40] = 1;&quot;N/A&quot;;[raw_succ.F40])" office:value-type="float" office:value="0.8439" calcext:value-type="float">
            <text:p>0.84</text:p>
          </table:table-cell>
          <table:table-cell table:style-name="ce5" table:formula="of:=IF([raw_succ.G40] &gt; 0;[raw_succ.G40];&quot;N/A&quot;)" office:value-type="float" office:value="0.1695" calcext:value-type="float">
            <text:p>0.17</text:p>
          </table:table-cell>
          <table:table-cell table:style-name="ce8" table:formula="of:=IF([raw_succ.H40] = 1;&quot;N/A&quot;;[raw_succ.H40])" office:value-type="float" office:value="0.6806" calcext:value-type="float">
            <text:p>0.68</text:p>
          </table:table-cell>
          <table:table-cell table:style-name="ce5" table:formula="of:=IF([raw_succ.I40] &gt; 0;[raw_succ.I40];&quot;N/A&quot;)" office:value-type="float" office:value="0.1586" calcext:value-type="float">
            <text:p>0.16</text:p>
          </table:table-cell>
          <table:table-cell table:style-name="ce8" table:formula="of:=IF([raw_succ.J40] = 1;&quot;N/A&quot;;[raw_succ.J40])" office:value-type="float" office:value="0.6905" calcext:value-type="float">
            <text:p>0.69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A" calcext:value-type="string">
            <text:p>A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IF([raw_succ.C41] &gt; 0;[raw_succ.C41];&quot;N/A&quot;)" office:value-type="float" office:value="0.027" calcext:value-type="float">
            <text:p>0.03</text:p>
          </table:table-cell>
          <table:table-cell table:style-name="ce7" table:formula="of:=IF([raw_succ.D41] = 1;&quot;N/A&quot;;[raw_succ.D41])" office:value-type="float" office:value="0.8695" calcext:value-type="float">
            <text:p>0.87</text:p>
          </table:table-cell>
          <table:table-cell table:style-name="ce5" table:formula="of:=IF([raw_succ.E41] &gt; 0;[raw_succ.E41];&quot;N/A&quot;)" office:value-type="float" office:value="0.1833" calcext:value-type="float">
            <text:p>0.18</text:p>
          </table:table-cell>
          <table:table-cell table:style-name="ce8" table:formula="of:=IF([raw_succ.F41] = 1;&quot;N/A&quot;;[raw_succ.F41])" office:value-type="float" office:value="0.6686" calcext:value-type="float">
            <text:p>0.67</text:p>
          </table:table-cell>
          <table:table-cell table:style-name="ce5" table:formula="of:=IF([raw_succ.G41] &gt; 0;[raw_succ.G41];&quot;N/A&quot;)" office:value-type="float" office:value="0.1257" calcext:value-type="float">
            <text:p>0.13</text:p>
          </table:table-cell>
          <table:table-cell table:style-name="ce8" table:formula="of:=IF([raw_succ.H41] = 1;&quot;N/A&quot;;[raw_succ.H41])" office:value-type="float" office:value="0.723" calcext:value-type="float">
            <text:p>0.72</text:p>
          </table:table-cell>
          <table:table-cell table:style-name="ce5" table:formula="of:=IF([raw_succ.I41] &gt; 0;[raw_succ.I41];&quot;N/A&quot;)" office:value-type="float" office:value="0.2061" calcext:value-type="float">
            <text:p>0.21</text:p>
          </table:table-cell>
          <table:table-cell table:style-name="ce8" table:formula="of:=IF([raw_succ.J41] = 1;&quot;N/A&quot;;[raw_succ.J41])" office:value-type="float" office:value="0.6499" calcext:value-type="float">
            <text:p>0.65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O" calcext:value-type="string">
            <text:p>AO</text:p>
          </table:table-cell>
          <table:table-cell table:style-name="ce3" table:formula="of:=[raw_succ.B42]" office:value-type="string" office:string-value="OT" calcext:value-type="string">
            <text:p>OT</text:p>
          </table:table-cell>
          <table:table-cell table:style-name="ce5" table:formula="of:=IF([raw_succ.C42] &gt; 0;[raw_succ.C42];&quot;N/A&quot;)" office:value-type="float" office:value="0.1418" calcext:value-type="float">
            <text:p>0.14</text:p>
          </table:table-cell>
          <table:table-cell table:style-name="ce7" table:formula="of:=IF([raw_succ.D42] = 1;&quot;N/A&quot;;[raw_succ.D42])" office:value-type="float" office:value="0.7065" calcext:value-type="float">
            <text:p>0.71</text:p>
          </table:table-cell>
          <table:table-cell table:style-name="ce5" table:formula="of:=IF([raw_succ.E42] &gt; 0;[raw_succ.E42];&quot;N/A&quot;)" office:value-type="float" office:value="0.0248" calcext:value-type="float">
            <text:p>0.02</text:p>
          </table:table-cell>
          <table:table-cell table:style-name="ce8" table:formula="of:=IF([raw_succ.F42] = 1;&quot;N/A&quot;;[raw_succ.F42])" office:value-type="float" office:value="0.8748" calcext:value-type="float">
            <text:p>0.87</text:p>
          </table:table-cell>
          <table:table-cell table:style-name="ce5" table:formula="of:=IF([raw_succ.G42] &gt; 0;[raw_succ.G42];&quot;N/A&quot;)" office:value-type="float" office:value="0.169" calcext:value-type="float">
            <text:p>0.17</text:p>
          </table:table-cell>
          <table:table-cell table:style-name="ce8" table:formula="of:=IF([raw_succ.H42] = 1;&quot;N/A&quot;;[raw_succ.H42])" office:value-type="float" office:value="0.681" calcext:value-type="float">
            <text:p>0.68</text:p>
          </table:table-cell>
          <table:table-cell table:style-name="ce5" table:formula="of:=IF([raw_succ.I42] &gt; 0;[raw_succ.I42];&quot;N/A&quot;)" office:value-type="float" office:value="0.3779" calcext:value-type="float">
            <text:p>0.38</text:p>
          </table:table-cell>
          <table:table-cell table:style-name="ce8" table:formula="of:=IF([raw_succ.J42] = 1;&quot;N/A&quot;;[raw_succ.J42])" office:value-type="float" office:value="0.5387" calcext:value-type="float">
            <text:p>0.54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O" calcext:value-type="string">
            <text:p>AO</text:p>
          </table:table-cell>
          <table:table-cell table:style-name="ce3" table:formula="of:=[raw_succ.B43]" office:value-type="string" office:string-value="AT" calcext:value-type="string">
            <text:p>AT</text:p>
          </table:table-cell>
          <table:table-cell table:style-name="ce5" table:formula="of:=IF([raw_succ.C43] &gt; 0;[raw_succ.C43];&quot;N/A&quot;)" office:value-type="float" office:value="2.1724" calcext:value-type="float">
            <text:p>2.17</text:p>
          </table:table-cell>
          <table:table-cell table:style-name="ce7" table:formula="of:=IF([raw_succ.D43] = 1;&quot;N/A&quot;;[raw_succ.D43])" office:value-type="float" office:value="0.1405" calcext:value-type="float">
            <text:p>0.14</text:p>
          </table:table-cell>
          <table:table-cell table:style-name="ce5" table:formula="of:=IF([raw_succ.E43] &gt; 0;[raw_succ.E43];&quot;N/A&quot;)" office:value-type="float" office:value="2.8344" calcext:value-type="float">
            <text:p>2.83</text:p>
          </table:table-cell>
          <table:table-cell table:style-name="ce8" table:formula="of:=IF([raw_succ.F43] = 1;&quot;N/A&quot;;[raw_succ.F43])" office:value-type="float" office:value="0.0923" calcext:value-type="float">
            <text:p>0.09</text:p>
          </table:table-cell>
          <table:table-cell table:style-name="ce5" table:formula="of:=IF([raw_succ.G43] &gt; 0;[raw_succ.G43];&quot;N/A&quot;)" office:value-type="float" office:value="2.6032" calcext:value-type="float">
            <text:p>2.60</text:p>
          </table:table-cell>
          <table:table-cell table:style-name="ce8" table:formula="of:=IF([raw_succ.H43] = 1;&quot;N/A&quot;;[raw_succ.H43])" office:value-type="float" office:value="0.1066" calcext:value-type="float">
            <text:p>0.11</text:p>
          </table:table-cell>
          <table:table-cell table:style-name="ce5" table:formula="of:=IF([raw_succ.I43] &gt; 0;[raw_succ.I43];&quot;N/A&quot;)" office:value-type="float" office:value="2.537" calcext:value-type="float">
            <text:p>2.54</text:p>
          </table:table-cell>
          <table:table-cell table:style-name="ce8" table:formula="of:=IF([raw_succ.J43] = 1;&quot;N/A&quot;;[raw_succ.J43])" office:value-type="float" office:value="0.1112" calcext:value-type="float">
            <text:p>0.11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O" calcext:value-type="string">
            <text:p>AO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IF([raw_succ.C44] &gt; 0;[raw_succ.C44];&quot;N/A&quot;)" office:value-type="float" office:value="1.0817" calcext:value-type="float">
            <text:p>1.08</text:p>
          </table:table-cell>
          <table:table-cell table:style-name="ce7" table:formula="of:=IF([raw_succ.D44] = 1;&quot;N/A&quot;;[raw_succ.D44])" office:value-type="float" office:value="0.2983" calcext:value-type="float">
            <text:p>0.30</text:p>
          </table:table-cell>
          <table:table-cell table:style-name="ce5" table:formula="of:=IF([raw_succ.E44] &gt; 0;[raw_succ.E44];&quot;N/A&quot;)" office:value-type="float" office:value="0.9384" calcext:value-type="float">
            <text:p>0.94</text:p>
          </table:table-cell>
          <table:table-cell table:style-name="ce8" table:formula="of:=IF([raw_succ.F44] = 1;&quot;N/A&quot;;[raw_succ.F44])" office:value-type="float" office:value="0.3327" calcext:value-type="float">
            <text:p>0.33</text:p>
          </table:table-cell>
          <table:table-cell table:style-name="ce5" table:formula="of:=IF([raw_succ.G44] &gt; 0;[raw_succ.G44];&quot;N/A&quot;)" office:value-type="float" office:value="0.6557" calcext:value-type="float">
            <text:p>0.66</text:p>
          </table:table-cell>
          <table:table-cell table:style-name="ce8" table:formula="of:=IF([raw_succ.H44] = 1;&quot;N/A&quot;;[raw_succ.H44])" office:value-type="float" office:value="0.4181" calcext:value-type="float">
            <text:p>0.42</text:p>
          </table:table-cell>
          <table:table-cell table:style-name="ce5" table:formula="of:=IF([raw_succ.I44] &gt; 0;[raw_succ.I44];&quot;N/A&quot;)" office:value-type="float" office:value="0.5929" calcext:value-type="float">
            <text:p>0.59</text:p>
          </table:table-cell>
          <table:table-cell table:style-name="ce8" table:formula="of:=IF([raw_succ.J44] = 1;&quot;N/A&quot;;[raw_succ.J44])" office:value-type="float" office:value="0.4413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OT" calcext:value-type="string">
            <text:p>OT</text:p>
          </table:table-cell>
          <table:table-cell table:style-name="ce3" table:formula="of:=[raw_succ.B45]" office:value-type="string" office:string-value="AT" calcext:value-type="string">
            <text:p>AT</text:p>
          </table:table-cell>
          <table:table-cell table:style-name="ce5" table:formula="of:=IF([raw_succ.C45] &gt; 0;[raw_succ.C45];&quot;N/A&quot;)" office:value-type="float" office:value="1.6917" calcext:value-type="float">
            <text:p>1.69</text:p>
          </table:table-cell>
          <table:table-cell table:style-name="ce7" table:formula="of:=IF([raw_succ.D45] = 1;&quot;N/A&quot;;[raw_succ.D45])" office:value-type="float" office:value="0.1934" calcext:value-type="float">
            <text:p>0.19</text:p>
          </table:table-cell>
          <table:table-cell table:style-name="ce5" table:formula="of:=IF([raw_succ.E45] &gt; 0;[raw_succ.E45];&quot;N/A&quot;)" office:value-type="float" office:value="2.8791" calcext:value-type="float">
            <text:p>2.88</text:p>
          </table:table-cell>
          <table:table-cell table:style-name="ce8" table:formula="of:=IF([raw_succ.F45] = 1;&quot;N/A&quot;;[raw_succ.F45])" office:value-type="float" office:value="0.0897" calcext:value-type="float">
            <text:p>0.09</text:p>
          </table:table-cell>
          <table:table-cell table:style-name="ce5" table:formula="of:=IF([raw_succ.G45] &gt; 0;[raw_succ.G45];&quot;N/A&quot;)" office:value-type="float" office:value="4.1937" calcext:value-type="float">
            <text:p>4.19</text:p>
          </table:table-cell>
          <table:table-cell table:style-name="ce8" table:formula="of:=IF([raw_succ.H45] = 1;&quot;N/A&quot;;[raw_succ.H45])" office:value-type="float" office:value="0.0406" calcext:value-type="float">
            <text:p>0.04</text:p>
          </table:table-cell>
          <table:table-cell table:style-name="ce5" table:formula="of:=IF([raw_succ.I45] &gt; 0;[raw_succ.I45];&quot;N/A&quot;)" office:value-type="float" office:value="4.7743" calcext:value-type="float">
            <text:p>4.77</text:p>
          </table:table-cell>
          <table:table-cell table:style-name="ce8" table:formula="of:=IF([raw_succ.J45] = 1;&quot;N/A&quot;;[raw_succ.J45])" office:value-type="float" office:value="0.0289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OT" calcext:value-type="string">
            <text:p>O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IF([raw_succ.C46] &gt; 0;[raw_succ.C46];&quot;N/A&quot;)" office:value-type="float" office:value="0.545" calcext:value-type="float">
            <text:p>0.55</text:p>
          </table:table-cell>
          <table:table-cell table:style-name="ce7" table:formula="of:=IF([raw_succ.D46] = 1;&quot;N/A&quot;;[raw_succ.D46])" office:value-type="float" office:value="0.4604" calcext:value-type="float">
            <text:p>0.46</text:p>
          </table:table-cell>
          <table:table-cell table:style-name="ce5" table:formula="of:=IF([raw_succ.E46] &gt; 0;[raw_succ.E46];&quot;N/A&quot;)" office:value-type="float" office:value="0.8215" calcext:value-type="float">
            <text:p>0.82</text:p>
          </table:table-cell>
          <table:table-cell table:style-name="ce8" table:formula="of:=IF([raw_succ.F46] = 1;&quot;N/A&quot;;[raw_succ.F46])" office:value-type="float" office:value="0.3647" calcext:value-type="float">
            <text:p>0.36</text:p>
          </table:table-cell>
          <table:table-cell table:style-name="ce5" table:formula="of:=IF([raw_succ.G46] &gt; 0;[raw_succ.G46];&quot;N/A&quot;)" office:value-type="float" office:value="1.5622" calcext:value-type="float">
            <text:p>1.56</text:p>
          </table:table-cell>
          <table:table-cell table:style-name="ce8" table:formula="of:=IF([raw_succ.H46] = 1;&quot;N/A&quot;;[raw_succ.H46])" office:value-type="float" office:value="0.2113" calcext:value-type="float">
            <text:p>0.21</text:p>
          </table:table-cell>
          <table:table-cell table:style-name="ce5" table:formula="of:=IF([raw_succ.I46] &gt; 0;[raw_succ.I46];&quot;N/A&quot;)" office:value-type="float" office:value="1.9221" calcext:value-type="float">
            <text:p>1.92</text:p>
          </table:table-cell>
          <table:table-cell table:style-name="ce8" table:formula="of:=IF([raw_succ.J46] = 1;&quot;N/A&quot;;[raw_succ.J46])" office:value-type="float" office:value="0.1656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T" calcext:value-type="string">
            <text:p>AT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IF([raw_succ.C47] &gt; 0;[raw_succ.C47];&quot;N/A&quot;)" office:value-type="float" office:value="0.1778" calcext:value-type="float">
            <text:p>0.18</text:p>
          </table:table-cell>
          <table:table-cell table:style-name="ce7" table:formula="of:=IF([raw_succ.D47] = 1;&quot;N/A&quot;;[raw_succ.D47])" office:value-type="float" office:value="0.6733" calcext:value-type="float">
            <text:p>0.67</text:p>
          </table:table-cell>
          <table:table-cell table:style-name="ce5" table:formula="of:=IF([raw_succ.E47] &gt; 0;[raw_succ.E47];&quot;N/A&quot;)" office:value-type="float" office:value="0.6226" calcext:value-type="float">
            <text:p>0.62</text:p>
          </table:table-cell>
          <table:table-cell table:style-name="ce8" table:formula="of:=IF([raw_succ.F47] = 1;&quot;N/A&quot;;[raw_succ.F47])" office:value-type="float" office:value="0.4301" calcext:value-type="float">
            <text:p>0.43</text:p>
          </table:table-cell>
          <table:table-cell table:style-name="ce5" table:formula="of:=IF([raw_succ.G47] &gt; 0;[raw_succ.G47];&quot;N/A&quot;)" office:value-type="float" office:value="0.6289" calcext:value-type="float">
            <text:p>0.63</text:p>
          </table:table-cell>
          <table:table-cell table:style-name="ce8" table:formula="of:=IF([raw_succ.H47] = 1;&quot;N/A&quot;;[raw_succ.H47])" office:value-type="float" office:value="0.4277" calcext:value-type="float">
            <text:p>0.43</text:p>
          </table:table-cell>
          <table:table-cell table:style-name="ce5" table:formula="of:=IF([raw_succ.I47] &gt; 0;[raw_succ.I47];&quot;N/A&quot;)" office:value-type="float" office:value="0.8052" calcext:value-type="float">
            <text:p>0.81</text:p>
          </table:table-cell>
          <table:table-cell table:style-name="ce8" table:formula="of:=IF([raw_succ.J47] = 1;&quot;N/A&quot;;[raw_succ.J47])" office:value-type="float" office:value="0.3695" calcext:value-type="float">
            <text:p>0.37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">
            <calcext:condition calcext:apply-style-name="Untitled2" calcext:value="&lt;=0.05" calcext:base-cell-address="succ.D3"/>
          </calcext:conditional-format>
          <calcext:conditional-format calcext:target-range-address="succ.F3:succ.F47 succ.H3:succ.H47 succ.J3:succ.J47">
            <calcext:condition calcext:apply-style-name="Untitled2" calcext:value="&lt;=0.05" calcext:base-cell-address="succ.F3"/>
          </calcext:conditional-format>
        </calcext:conditional-formats>
      </table:table>
      <table:table table:name="fail" table:style-name="ta1">
        <table:table-column table:style-name="co8" table:default-cell-style-name="ce4"/>
        <table:table-column table:style-name="co9" table:default-cell-style-name="ce4"/>
        <table:table-column table:style-name="co12" table:number-columns-repeated="8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4" table:number-rows-spanned="1">
            <text:p>Nonexecutable</text:p>
          </table:table-cell>
          <table:covered-table-cell table:style-name="ce2"/>
          <table:covered-table-cell table:style-name="ce1"/>
          <table:covered-table-cell table:style-name="ce2"/>
          <table:table-cell table:style-name="ce1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$raw_time.$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style-name="ce2" table:formula="of:=[$raw_time.$I2]" office:value-type="string" office:string-value="H" calcext:value-type="string">
            <text:p>H</text:p>
          </table:table-cell>
          <table:table-cell table:style-name="ce11" table:formula="of:=[$raw_time.$J2]" office:value-type="string" office:string-value="p" calcext:value-type="string">
            <text:p>p</text:p>
          </table:table-cell>
          <table:table-cell table:style-name="ce2" table:formula="of:=[$raw_mem.$G2]" office:value-type="string" office:string-value="H" calcext:value-type="string">
            <text:p>H</text:p>
          </table:table-cell>
          <table:table-cell table:style-name="ce2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IF([raw_nonex.G3] &gt; 0;[raw_nonex.G3];&quot;N/A&quot;)" office:value-type="string" office:string-value="N/A" calcext:value-type="string">
            <text:p>N/A</text:p>
          </table:table-cell>
          <table:table-cell table:style-name="ce9" table:formula="of:=IF([raw_nonex.H3] = 1;&quot;N/A&quot;;[raw_nonex.H3])" office:value-type="string" office:string-value="N/A" calcext:value-type="string">
            <text:p>N/A</text:p>
          </table:table-cell>
          <table:table-cell table:style-name="ce5" table:formula="of:=IF([raw_nonex.I3] &gt; 0;[raw_nonex.I3];&quot;N/A&quot;)" office:value-type="string" office:string-value="N/A" calcext:value-type="string">
            <text:p>N/A</text:p>
          </table:table-cell>
          <table:table-cell table:style-name="ce10" table:formula="of:=IF([raw_nonex.J3] = 1;&quot;N/A&quot;;[raw_nonex.J3])" office:value-type="string" office:string-value="N/A" calcext:value-type="string">
            <text:p>N/A</text:p>
          </table:table-cell>
          <table:table-cell table:style-name="ce5" table:formula="of:=IF([$raw_time.$I3] &gt; 0;[$raw_time.$I3];&quot;N/A&quot;)" office:value-type="float" office:value="5.626" calcext:value-type="float">
            <text:p>5.63</text:p>
          </table:table-cell>
          <table:table-cell table:style-name="ce12" table:formula="of:=IF([$raw_time.$J3] = 1;&quot;N/A&quot;;[$raw_time.$J3])" office:value-type="float" office:value="0.0177" calcext:value-type="float">
            <text:p>0.02</text:p>
          </table:table-cell>
          <table:table-cell table:style-name="ce5" table:formula="of:=IF([$raw_mem.$G3] &gt; 0;[$raw_mem.$G3];&quot;N/A&quot;)" office:value-type="float" office:value="0.1362" calcext:value-type="float">
            <text:p>0.14</text:p>
          </table:table-cell>
          <table:table-cell table:style-name="ce13" table:formula="of:=IF([$raw_mem.$H3] = 1;&quot;N/A&quot;;[$raw_mem.$H3])" office:value-type="float" office:value="0.7121" calcext:value-type="float">
            <text:p>0.71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IF([raw_nonex.G4] &gt; 0;[raw_nonex.G4];&quot;N/A&quot;)" office:value-type="string" office:string-value="N/A" calcext:value-type="string">
            <text:p>N/A</text:p>
          </table:table-cell>
          <table:table-cell table:style-name="ce9" table:formula="of:=IF([raw_nonex.H4] = 1;&quot;N/A&quot;;[raw_nonex.H4])" office:value-type="string" office:string-value="N/A" calcext:value-type="string">
            <text:p>N/A</text:p>
          </table:table-cell>
          <table:table-cell table:style-name="ce5" table:formula="of:=IF([raw_nonex.I4] &gt; 0;[raw_nonex.I4];&quot;N/A&quot;)" office:value-type="string" office:string-value="N/A" calcext:value-type="string">
            <text:p>N/A</text:p>
          </table:table-cell>
          <table:table-cell table:style-name="ce10" table:formula="of:=IF([raw_nonex.J4] = 1;&quot;N/A&quot;;[raw_nonex.J4])" office:value-type="string" office:string-value="N/A" calcext:value-type="string">
            <text:p>N/A</text:p>
          </table:table-cell>
          <table:table-cell table:style-name="ce5" table:formula="of:=IF([$raw_time.$I4] &gt; 0;[$raw_time.$I4];&quot;N/A&quot;)" office:value-type="float" office:value="3.328" calcext:value-type="float">
            <text:p>3.33</text:p>
          </table:table-cell>
          <table:table-cell table:style-name="ce12" table:formula="of:=IF([$raw_time.$J4] = 1;&quot;N/A&quot;;[$raw_time.$J4])" office:value-type="float" office:value="0.0681" calcext:value-type="float">
            <text:p>0.07</text:p>
          </table:table-cell>
          <table:table-cell table:style-name="ce5" table:formula="of:=IF([$raw_mem.$G4] &gt; 0;[$raw_mem.$G4];&quot;N/A&quot;)" office:value-type="float" office:value="0.7576" calcext:value-type="float">
            <text:p>0.76</text:p>
          </table:table-cell>
          <table:table-cell table:style-name="ce13" table:formula="of:=IF([$raw_mem.$H4] = 1;&quot;N/A&quot;;[$raw_mem.$H4])" office:value-type="float" office:value="0.3841" calcext:value-type="float">
            <text:p>0.38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IF([raw_nonex.G5] &gt; 0;[raw_nonex.G5];&quot;N/A&quot;)" office:value-type="string" office:string-value="N/A" calcext:value-type="string">
            <text:p>N/A</text:p>
          </table:table-cell>
          <table:table-cell table:style-name="ce9" table:formula="of:=IF([raw_nonex.H5] = 1;&quot;N/A&quot;;[raw_nonex.H5])" office:value-type="string" office:string-value="N/A" calcext:value-type="string">
            <text:p>N/A</text:p>
          </table:table-cell>
          <table:table-cell table:style-name="ce5" table:formula="of:=IF([raw_nonex.I5] &gt; 0;[raw_nonex.I5];&quot;N/A&quot;)" office:value-type="string" office:string-value="N/A" calcext:value-type="string">
            <text:p>N/A</text:p>
          </table:table-cell>
          <table:table-cell table:style-name="ce10" table:formula="of:=IF([raw_nonex.J5] = 1;&quot;N/A&quot;;[raw_nonex.J5])" office:value-type="string" office:string-value="N/A" calcext:value-type="string">
            <text:p>N/A</text:p>
          </table:table-cell>
          <table:table-cell table:style-name="ce5" table:formula="of:=IF([$raw_time.$I5] &gt; 0;[$raw_time.$I5];&quot;N/A&quot;)" office:value-type="float" office:value="0.0819" calcext:value-type="float">
            <text:p>0.08</text:p>
          </table:table-cell>
          <table:table-cell table:style-name="ce12" table:formula="of:=IF([$raw_time.$J5] = 1;&quot;N/A&quot;;[$raw_time.$J5])" office:value-type="float" office:value="0.7748" calcext:value-type="float">
            <text:p>0.77</text:p>
          </table:table-cell>
          <table:table-cell table:style-name="ce5" table:formula="of:=IF([$raw_mem.$G5] &gt; 0;[$raw_mem.$G5];&quot;N/A&quot;)" office:value-type="float" office:value="0.5447" calcext:value-type="float">
            <text:p>0.54</text:p>
          </table:table-cell>
          <table:table-cell table:style-name="ce13" table:formula="of:=IF([$raw_mem.$H5] = 1;&quot;N/A&quot;;[$raw_mem.$H5])" office:value-type="float" office:value="0.4605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IF([raw_nonex.G6] &gt; 0;[raw_nonex.G6];&quot;N/A&quot;)" office:value-type="string" office:string-value="N/A" calcext:value-type="string">
            <text:p>N/A</text:p>
          </table:table-cell>
          <table:table-cell table:style-name="ce9" table:formula="of:=IF([raw_nonex.H6] = 1;&quot;N/A&quot;;[raw_nonex.H6])" office:value-type="string" office:string-value="N/A" calcext:value-type="string">
            <text:p>N/A</text:p>
          </table:table-cell>
          <table:table-cell table:style-name="ce5" table:formula="of:=IF([raw_nonex.I6] &gt; 0;[raw_nonex.I6];&quot;N/A&quot;)" office:value-type="string" office:string-value="N/A" calcext:value-type="string">
            <text:p>N/A</text:p>
          </table:table-cell>
          <table:table-cell table:style-name="ce10" table:formula="of:=IF([raw_nonex.J6] = 1;&quot;N/A&quot;;[raw_nonex.J6])" office:value-type="string" office:string-value="N/A" calcext:value-type="string">
            <text:p>N/A</text:p>
          </table:table-cell>
          <table:table-cell table:style-name="ce5" table:formula="of:=IF([$raw_time.$I6] &gt; 0;[$raw_time.$I6];&quot;N/A&quot;)" office:value-type="float" office:value="4.5777" calcext:value-type="float">
            <text:p>4.58</text:p>
          </table:table-cell>
          <table:table-cell table:style-name="ce12" table:formula="of:=IF([$raw_time.$J6] = 1;&quot;N/A&quot;;[$raw_time.$J6])" office:value-type="float" office:value="0.0324" calcext:value-type="float">
            <text:p>0.03</text:p>
          </table:table-cell>
          <table:table-cell table:style-name="ce5" table:formula="of:=IF([$raw_mem.$G6] &gt; 0;[$raw_mem.$G6];&quot;N/A&quot;)" office:value-type="float" office:value="0.1163" calcext:value-type="float">
            <text:p>0.12</text:p>
          </table:table-cell>
          <table:table-cell table:style-name="ce13" table:formula="of:=IF([$raw_mem.$H6] = 1;&quot;N/A&quot;;[$raw_mem.$H6])" office:value-type="float" office:value="0.7331" calcext:value-type="float">
            <text:p>0.73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A" calcext:value-type="string">
            <text:p>A</text:p>
          </table:table-cell>
          <table:table-cell table:style-name="ce5" table:formula="of:=IF([raw_nonex.G7] &gt; 0;[raw_nonex.G7];&quot;N/A&quot;)" office:value-type="string" office:string-value="N/A" calcext:value-type="string">
            <text:p>N/A</text:p>
          </table:table-cell>
          <table:table-cell table:style-name="ce9" table:formula="of:=IF([raw_nonex.H7] = 1;&quot;N/A&quot;;[raw_nonex.H7])" office:value-type="string" office:string-value="N/A" calcext:value-type="string">
            <text:p>N/A</text:p>
          </table:table-cell>
          <table:table-cell table:style-name="ce5" table:formula="of:=IF([raw_nonex.I7] &gt; 0;[raw_nonex.I7];&quot;N/A&quot;)" office:value-type="string" office:string-value="N/A" calcext:value-type="string">
            <text:p>N/A</text:p>
          </table:table-cell>
          <table:table-cell table:style-name="ce10" table:formula="of:=IF([raw_nonex.J7] = 1;&quot;N/A&quot;;[raw_nonex.J7])" office:value-type="string" office:string-value="N/A" calcext:value-type="string">
            <text:p>N/A</text:p>
          </table:table-cell>
          <table:table-cell table:style-name="ce5" table:formula="of:=IF([$raw_time.$I7] &gt; 0;[$raw_time.$I7];&quot;N/A&quot;)" office:value-type="float" office:value="0.9812" calcext:value-type="float">
            <text:p>0.98</text:p>
          </table:table-cell>
          <table:table-cell table:style-name="ce12" table:formula="of:=IF([$raw_time.$J7] = 1;&quot;N/A&quot;;[$raw_time.$J7])" office:value-type="float" office:value="0.3219" calcext:value-type="float">
            <text:p>0.32</text:p>
          </table:table-cell>
          <table:table-cell table:style-name="ce5" table:formula="of:=IF([$raw_mem.$G7] &gt; 0;[$raw_mem.$G7];&quot;N/A&quot;)" office:value-type="float" office:value="0.1971" calcext:value-type="float">
            <text:p>0.20</text:p>
          </table:table-cell>
          <table:table-cell table:style-name="ce13" table:formula="of:=IF([$raw_mem.$H7] = 1;&quot;N/A&quot;;[$raw_mem.$H7])" office:value-type="float" office:value="0.6571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O" calcext:value-type="string">
            <text:p>AO</text:p>
          </table:table-cell>
          <table:table-cell table:style-name="ce5" table:formula="of:=IF([raw_nonex.G8] &gt; 0;[raw_nonex.G8];&quot;N/A&quot;)" office:value-type="string" office:string-value="N/A" calcext:value-type="string">
            <text:p>N/A</text:p>
          </table:table-cell>
          <table:table-cell table:style-name="ce9" table:formula="of:=IF([raw_nonex.H8] = 1;&quot;N/A&quot;;[raw_nonex.H8])" office:value-type="string" office:string-value="N/A" calcext:value-type="string">
            <text:p>N/A</text:p>
          </table:table-cell>
          <table:table-cell table:style-name="ce5" table:formula="of:=IF([raw_nonex.I8] &gt; 0;[raw_nonex.I8];&quot;N/A&quot;)" office:value-type="string" office:string-value="N/A" calcext:value-type="string">
            <text:p>N/A</text:p>
          </table:table-cell>
          <table:table-cell table:style-name="ce10" table:formula="of:=IF([raw_nonex.J8] = 1;&quot;N/A&quot;;[raw_nonex.J8])" office:value-type="string" office:string-value="N/A" calcext:value-type="string">
            <text:p>N/A</text:p>
          </table:table-cell>
          <table:table-cell table:style-name="ce5" table:formula="of:=IF([$raw_time.$I8] &gt; 0;[$raw_time.$I8];&quot;N/A&quot;)" office:value-type="float" office:value="4.5777" calcext:value-type="float">
            <text:p>4.58</text:p>
          </table:table-cell>
          <table:table-cell table:style-name="ce12" table:formula="of:=IF([$raw_time.$J8] = 1;&quot;N/A&quot;;[$raw_time.$J8])" office:value-type="float" office:value="0.0324" calcext:value-type="float">
            <text:p>0.03</text:p>
          </table:table-cell>
          <table:table-cell table:style-name="ce5" table:formula="of:=IF([$raw_mem.$G8] &gt; 0;[$raw_mem.$G8];&quot;N/A&quot;)" office:value-type="float" office:value="0.1112" calcext:value-type="float">
            <text:p>0.11</text:p>
          </table:table-cell>
          <table:table-cell table:style-name="ce13" table:formula="of:=IF([$raw_mem.$H8] = 1;&quot;N/A&quot;;[$raw_mem.$H8])" office:value-type="float" office:value="0.7388" calcext:value-type="float">
            <text:p>0.74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OT" calcext:value-type="string">
            <text:p>OT</text:p>
          </table:table-cell>
          <table:table-cell table:style-name="ce5" table:formula="of:=IF([raw_nonex.G9] &gt; 0;[raw_nonex.G9];&quot;N/A&quot;)" office:value-type="string" office:string-value="N/A" calcext:value-type="string">
            <text:p>N/A</text:p>
          </table:table-cell>
          <table:table-cell table:style-name="ce9" table:formula="of:=IF([raw_nonex.H9] = 1;&quot;N/A&quot;;[raw_nonex.H9])" office:value-type="string" office:string-value="N/A" calcext:value-type="string">
            <text:p>N/A</text:p>
          </table:table-cell>
          <table:table-cell table:style-name="ce5" table:formula="of:=IF([raw_nonex.I9] &gt; 0;[raw_nonex.I9];&quot;N/A&quot;)" office:value-type="string" office:string-value="N/A" calcext:value-type="string">
            <text:p>N/A</text:p>
          </table:table-cell>
          <table:table-cell table:style-name="ce10" table:formula="of:=IF([raw_nonex.J9] = 1;&quot;N/A&quot;;[raw_nonex.J9])" office:value-type="string" office:string-value="N/A" calcext:value-type="string">
            <text:p>N/A</text:p>
          </table:table-cell>
          <table:table-cell table:style-name="ce5" table:formula="of:=IF([$raw_time.$I9] &gt; 0;[$raw_time.$I9];&quot;N/A&quot;)" office:value-type="float" office:value="5.1557" calcext:value-type="float">
            <text:p>5.16</text:p>
          </table:table-cell>
          <table:table-cell table:style-name="ce12" table:formula="of:=IF([$raw_time.$J9] = 1;&quot;N/A&quot;;[$raw_time.$J9])" office:value-type="float" office:value="0.0232" calcext:value-type="float">
            <text:p>0.02</text:p>
          </table:table-cell>
          <table:table-cell table:style-name="ce5" table:formula="of:=IF([$raw_mem.$G9] &gt; 0;[$raw_mem.$G9];&quot;N/A&quot;)" office:value-type="float" office:value="0.0503" calcext:value-type="float">
            <text:p>0.05</text:p>
          </table:table-cell>
          <table:table-cell table:style-name="ce13" table:formula="of:=IF([$raw_mem.$H9] = 1;&quot;N/A&quot;;[$raw_mem.$H9])" office:value-type="float" office:value="0.8225" calcext:value-type="float">
            <text:p>0.82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T" calcext:value-type="string">
            <text:p>AT</text:p>
          </table:table-cell>
          <table:table-cell table:style-name="ce5" table:formula="of:=IF([raw_nonex.G10] &gt; 0;[raw_nonex.G10];&quot;N/A&quot;)" office:value-type="string" office:string-value="N/A" calcext:value-type="string">
            <text:p>N/A</text:p>
          </table:table-cell>
          <table:table-cell table:style-name="ce9" table:formula="of:=IF([raw_nonex.H10] = 1;&quot;N/A&quot;;[raw_nonex.H10])" office:value-type="string" office:string-value="N/A" calcext:value-type="string">
            <text:p>N/A</text:p>
          </table:table-cell>
          <table:table-cell table:style-name="ce5" table:formula="of:=IF([raw_nonex.I10] &gt; 0;[raw_nonex.I10];&quot;N/A&quot;)" office:value-type="string" office:string-value="N/A" calcext:value-type="string">
            <text:p>N/A</text:p>
          </table:table-cell>
          <table:table-cell table:style-name="ce10" table:formula="of:=IF([raw_nonex.J10] = 1;&quot;N/A&quot;;[raw_nonex.J10])" office:value-type="string" office:string-value="N/A" calcext:value-type="string">
            <text:p>N/A</text:p>
          </table:table-cell>
          <table:table-cell table:style-name="ce5" table:formula="of:=IF([$raw_time.$I10] &gt; 0;[$raw_time.$I10];&quot;N/A&quot;)" office:value-type="float" office:value="0.2692" calcext:value-type="float">
            <text:p>0.27</text:p>
          </table:table-cell>
          <table:table-cell table:style-name="ce12" table:formula="of:=IF([$raw_time.$J10] = 1;&quot;N/A&quot;;[$raw_time.$J10])" office:value-type="float" office:value="0.6039" calcext:value-type="float">
            <text:p>0.60</text:p>
          </table:table-cell>
          <table:table-cell table:style-name="ce5" table:formula="of:=IF([$raw_mem.$G10] &gt; 0;[$raw_mem.$G10];&quot;N/A&quot;)" office:value-type="float" office:value="0.33" calcext:value-type="float">
            <text:p>0.33</text:p>
          </table:table-cell>
          <table:table-cell table:style-name="ce13" table:formula="of:=IF([$raw_mem.$H10] = 1;&quot;N/A&quot;;[$raw_mem.$H10])" office:value-type="float" office:value="0.5657" calcext:value-type="float">
            <text:p>0.57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IF([raw_nonex.G11] &gt; 0;[raw_nonex.G11];&quot;N/A&quot;)" office:value-type="string" office:string-value="N/A" calcext:value-type="string">
            <text:p>N/A</text:p>
          </table:table-cell>
          <table:table-cell table:style-name="ce9" table:formula="of:=IF([raw_nonex.H11] = 1;&quot;N/A&quot;;[raw_nonex.H11])" office:value-type="string" office:string-value="N/A" calcext:value-type="string">
            <text:p>N/A</text:p>
          </table:table-cell>
          <table:table-cell table:style-name="ce5" table:formula="of:=IF([raw_nonex.I11] &gt; 0;[raw_nonex.I11];&quot;N/A&quot;)" office:value-type="string" office:string-value="N/A" calcext:value-type="string">
            <text:p>N/A</text:p>
          </table:table-cell>
          <table:table-cell table:style-name="ce10" table:formula="of:=IF([raw_nonex.J11] = 1;&quot;N/A&quot;;[raw_nonex.J11])" office:value-type="string" office:string-value="N/A" calcext:value-type="string">
            <text:p>N/A</text:p>
          </table:table-cell>
          <table:table-cell table:style-name="ce5" table:formula="of:=IF([$raw_time.$I11] &gt; 0;[$raw_time.$I11];&quot;N/A&quot;)" office:value-type="float" office:value="0.7696" calcext:value-type="float">
            <text:p>0.77</text:p>
          </table:table-cell>
          <table:table-cell table:style-name="ce12" table:formula="of:=IF([$raw_time.$J11] = 1;&quot;N/A&quot;;[$raw_time.$J11])" office:value-type="float" office:value="0.3803" calcext:value-type="float">
            <text:p>0.38</text:p>
          </table:table-cell>
          <table:table-cell table:style-name="ce5" table:formula="of:=IF([$raw_mem.$G11] &gt; 0;[$raw_mem.$G11];&quot;N/A&quot;)" office:value-type="float" office:value="0.0926" calcext:value-type="float">
            <text:p>0.09</text:p>
          </table:table-cell>
          <table:table-cell table:style-name="ce13" table:formula="of:=IF([$raw_mem.$H11] = 1;&quot;N/A&quot;;[$raw_mem.$H11])" office:value-type="float" office:value="0.7609" calcext:value-type="float">
            <text:p>0.76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IF([raw_nonex.G12] &gt; 0;[raw_nonex.G12];&quot;N/A&quot;)" office:value-type="float" office:value="0.0061" calcext:value-type="float">
            <text:p>0.01</text:p>
          </table:table-cell>
          <table:table-cell table:style-name="ce9" table:formula="of:=IF([raw_nonex.H12] = 1;&quot;N/A&quot;;[raw_nonex.H12])" office:value-type="float" office:value="0.9378" calcext:value-type="float">
            <text:p>0.94</text:p>
          </table:table-cell>
          <table:table-cell table:style-name="ce5" table:formula="of:=IF([raw_nonex.I12] &gt; 0;[raw_nonex.I12];&quot;N/A&quot;)" office:value-type="string" office:string-value="N/A" calcext:value-type="string">
            <text:p>N/A</text:p>
          </table:table-cell>
          <table:table-cell table:style-name="ce10" table:formula="of:=IF([raw_nonex.J12] = 1;&quot;N/A&quot;;[raw_nonex.J12])" office:value-type="string" office:string-value="N/A" calcext:value-type="string">
            <text:p>N/A</text:p>
          </table:table-cell>
          <table:table-cell table:style-name="ce5" table:formula="of:=IF([$raw_time.$I12] &gt; 0;[$raw_time.$I12];&quot;N/A&quot;)" office:value-type="float" office:value="0.8647" calcext:value-type="float">
            <text:p>0.86</text:p>
          </table:table-cell>
          <table:table-cell table:style-name="ce12" table:formula="of:=IF([$raw_time.$J12] = 1;&quot;N/A&quot;;[$raw_time.$J12])" office:value-type="float" office:value="0.3524" calcext:value-type="float">
            <text:p>0.35</text:p>
          </table:table-cell>
          <table:table-cell table:style-name="ce5" table:formula="of:=IF([$raw_mem.$G12] &gt; 0;[$raw_mem.$G12];&quot;N/A&quot;)" office:value-type="float" office:value="0.83" calcext:value-type="float">
            <text:p>0.83</text:p>
          </table:table-cell>
          <table:table-cell table:style-name="ce13" table:formula="of:=IF([$raw_mem.$H12] = 1;&quot;N/A&quot;;[$raw_mem.$H12])" office:value-type="float" office:value="0.3623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IF([raw_nonex.G13] &gt; 0;[raw_nonex.G13];&quot;N/A&quot;)" office:value-type="float" office:value="2.5989" calcext:value-type="float">
            <text:p>2.60</text:p>
          </table:table-cell>
          <table:table-cell table:style-name="ce9" table:formula="of:=IF([raw_nonex.H13] = 1;&quot;N/A&quot;;[raw_nonex.H13])" office:value-type="float" office:value="0.1069" calcext:value-type="float">
            <text:p>0.11</text:p>
          </table:table-cell>
          <table:table-cell table:style-name="ce5" table:formula="of:=IF([raw_nonex.I13] &gt; 0;[raw_nonex.I13];&quot;N/A&quot;)" office:value-type="float" office:value="1.9485" calcext:value-type="float">
            <text:p>1.95</text:p>
          </table:table-cell>
          <table:table-cell table:style-name="ce10" table:formula="of:=IF([raw_nonex.J13] = 1;&quot;N/A&quot;;[raw_nonex.J13])" office:value-type="float" office:value="0.1628" calcext:value-type="float">
            <text:p>0.16</text:p>
          </table:table-cell>
          <table:table-cell table:style-name="ce5" table:formula="of:=IF([$raw_time.$I13] &gt; 0;[$raw_time.$I13];&quot;N/A&quot;)" office:value-type="float" office:value="2.9333" calcext:value-type="float">
            <text:p>2.93</text:p>
          </table:table-cell>
          <table:table-cell table:style-name="ce12" table:formula="of:=IF([$raw_time.$J13] = 1;&quot;N/A&quot;;[$raw_time.$J13])" office:value-type="float" office:value="0.0868" calcext:value-type="float">
            <text:p>0.09</text:p>
          </table:table-cell>
          <table:table-cell table:style-name="ce5" table:formula="of:=IF([$raw_mem.$G13] &gt; 0;[$raw_mem.$G13];&quot;N/A&quot;)" office:value-type="float" office:value="0.7514" calcext:value-type="float">
            <text:p>0.75</text:p>
          </table:table-cell>
          <table:table-cell table:style-name="ce13" table:formula="of:=IF([$raw_mem.$H13] = 1;&quot;N/A&quot;;[$raw_mem.$H13])" office:value-type="float" office:value="0.386" calcext:value-type="float">
            <text:p>0.39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IF([raw_nonex.G14] &gt; 0;[raw_nonex.G14];&quot;N/A&quot;)" office:value-type="float" office:value="0.2399" calcext:value-type="float">
            <text:p>0.24</text:p>
          </table:table-cell>
          <table:table-cell table:style-name="ce9" table:formula="of:=IF([raw_nonex.H14] = 1;&quot;N/A&quot;;[raw_nonex.H14])" office:value-type="float" office:value="0.6243" calcext:value-type="float">
            <text:p>0.62</text:p>
          </table:table-cell>
          <table:table-cell table:style-name="ce5" table:formula="of:=IF([raw_nonex.I14] &gt; 0;[raw_nonex.I14];&quot;N/A&quot;)" office:value-type="float" office:value="0.1561" calcext:value-type="float">
            <text:p>0.16</text:p>
          </table:table-cell>
          <table:table-cell table:style-name="ce10" table:formula="of:=IF([raw_nonex.J14] = 1;&quot;N/A&quot;;[raw_nonex.J14])" office:value-type="float" office:value="0.6927" calcext:value-type="float">
            <text:p>0.69</text:p>
          </table:table-cell>
          <table:table-cell table:style-name="ce5" table:formula="of:=IF([$raw_time.$I14] &gt; 0;[$raw_time.$I14];&quot;N/A&quot;)" office:value-type="float" office:value="0.0118" calcext:value-type="float">
            <text:p>0.01</text:p>
          </table:table-cell>
          <table:table-cell table:style-name="ce12" table:formula="of:=IF([$raw_time.$J14] = 1;&quot;N/A&quot;;[$raw_time.$J14])" office:value-type="float" office:value="0.9134" calcext:value-type="float">
            <text:p>0.91</text:p>
          </table:table-cell>
          <table:table-cell table:style-name="ce5" table:formula="of:=IF([$raw_mem.$G14] &gt; 0;[$raw_mem.$G14];&quot;N/A&quot;)" office:value-type="float" office:value="0.222" calcext:value-type="float">
            <text:p>0.22</text:p>
          </table:table-cell>
          <table:table-cell table:style-name="ce13" table:formula="of:=IF([$raw_mem.$H14] = 1;&quot;N/A&quot;;[$raw_mem.$H14])" office:value-type="float" office:value="0.6375" calcext:value-type="float">
            <text:p>0.64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A" calcext:value-type="string">
            <text:p>A</text:p>
          </table:table-cell>
          <table:table-cell table:style-name="ce5" table:formula="of:=IF([raw_nonex.G15] &gt; 0;[raw_nonex.G15];&quot;N/A&quot;)" office:value-type="float" office:value="0.0722" calcext:value-type="float">
            <text:p>0.07</text:p>
          </table:table-cell>
          <table:table-cell table:style-name="ce9" table:formula="of:=IF([raw_nonex.H15] = 1;&quot;N/A&quot;;[raw_nonex.H15])" office:value-type="float" office:value="0.7881" calcext:value-type="float">
            <text:p>0.79</text:p>
          </table:table-cell>
          <table:table-cell table:style-name="ce5" table:formula="of:=IF([raw_nonex.I15] &gt; 0;[raw_nonex.I15];&quot;N/A&quot;)" office:value-type="float" office:value="0.0101" calcext:value-type="float">
            <text:p>0.01</text:p>
          </table:table-cell>
          <table:table-cell table:style-name="ce10" table:formula="of:=IF([raw_nonex.J15] = 1;&quot;N/A&quot;;[raw_nonex.J15])" office:value-type="float" office:value="0.9198" calcext:value-type="float">
            <text:p>0.92</text:p>
          </table:table-cell>
          <table:table-cell table:style-name="ce5" table:formula="of:=IF([$raw_time.$I15] &gt; 0;[$raw_time.$I15];&quot;N/A&quot;)" office:value-type="float" office:value="0.855" calcext:value-type="float">
            <text:p>0.86</text:p>
          </table:table-cell>
          <table:table-cell table:style-name="ce12" table:formula="of:=IF([$raw_time.$J15] = 1;&quot;N/A&quot;;[$raw_time.$J15])" office:value-type="float" office:value="0.3551" calcext:value-type="float">
            <text:p>0.36</text:p>
          </table:table-cell>
          <table:table-cell table:style-name="ce5" table:formula="of:=IF([$raw_mem.$G15] &gt; 0;[$raw_mem.$G15];&quot;N/A&quot;)" office:value-type="float" office:value="0.2752" calcext:value-type="float">
            <text:p>0.28</text:p>
          </table:table-cell>
          <table:table-cell table:style-name="ce13" table:formula="of:=IF([$raw_mem.$H15] = 1;&quot;N/A&quot;;[$raw_mem.$H15])" office:value-type="float" office:value="0.5999" calcext:value-type="float">
            <text:p>0.60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O" calcext:value-type="string">
            <text:p>AO</text:p>
          </table:table-cell>
          <table:table-cell table:style-name="ce5" table:formula="of:=IF([raw_nonex.G16] &gt; 0;[raw_nonex.G16];&quot;N/A&quot;)" office:value-type="float" office:value="1.1417" calcext:value-type="float">
            <text:p>1.14</text:p>
          </table:table-cell>
          <table:table-cell table:style-name="ce9" table:formula="of:=IF([raw_nonex.H16] = 1;&quot;N/A&quot;;[raw_nonex.H16])" office:value-type="float" office:value="0.2853" calcext:value-type="float">
            <text:p>0.29</text:p>
          </table:table-cell>
          <table:table-cell table:style-name="ce5" table:formula="of:=IF([raw_nonex.I16] &gt; 0;[raw_nonex.I16];&quot;N/A&quot;)" office:value-type="float" office:value="1.4985" calcext:value-type="float">
            <text:p>1.50</text:p>
          </table:table-cell>
          <table:table-cell table:style-name="ce10" table:formula="of:=IF([raw_nonex.J16] = 1;&quot;N/A&quot;;[raw_nonex.J16])" office:value-type="float" office:value="0.2209" calcext:value-type="float">
            <text:p>0.22</text:p>
          </table:table-cell>
          <table:table-cell table:style-name="ce5" table:formula="of:=IF([$raw_time.$I16] &gt; 0;[$raw_time.$I16];&quot;N/A&quot;)" office:value-type="string" office:string-value="N/A" calcext:value-type="string">
            <text:p>N/A</text:p>
          </table:table-cell>
          <table:table-cell table:style-name="ce12" table:formula="of:=IF([$raw_time.$J16] = 1;&quot;N/A&quot;;[$raw_time.$J16])" office:value-type="string" office:string-value="N/A" calcext:value-type="string">
            <text:p>N/A</text:p>
          </table:table-cell>
          <table:table-cell table:style-name="ce5" table:formula="of:=IF([$raw_mem.$G16] &gt; 0;[$raw_mem.$G16];&quot;N/A&quot;)" office:value-type="float" office:value="0.1713" calcext:value-type="float">
            <text:p>0.17</text:p>
          </table:table-cell>
          <table:table-cell table:style-name="ce13" table:formula="of:=IF([$raw_mem.$H16] = 1;&quot;N/A&quot;;[$raw_mem.$H16])" office:value-type="float" office:value="0.6789" calcext:value-type="float">
            <text:p>0.68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OT" calcext:value-type="string">
            <text:p>OT</text:p>
          </table:table-cell>
          <table:table-cell table:style-name="ce5" table:formula="of:=IF([raw_nonex.G17] &gt; 0;[raw_nonex.G17];&quot;N/A&quot;)" office:value-type="float" office:value="0.0001" calcext:value-type="float">
            <text:p>0.00</text:p>
          </table:table-cell>
          <table:table-cell table:style-name="ce9" table:formula="of:=IF([raw_nonex.H17] = 1;&quot;N/A&quot;;[raw_nonex.H17])" office:value-type="float" office:value="0.9917" calcext:value-type="float">
            <text:p>0.99</text:p>
          </table:table-cell>
          <table:table-cell table:style-name="ce5" table:formula="of:=IF([raw_nonex.I17] &gt; 0;[raw_nonex.I17];&quot;N/A&quot;)" office:value-type="float" office:value="0.035" calcext:value-type="float">
            <text:p>0.04</text:p>
          </table:table-cell>
          <table:table-cell table:style-name="ce10" table:formula="of:=IF([raw_nonex.J17] = 1;&quot;N/A&quot;;[raw_nonex.J17])" office:value-type="float" office:value="0.8515" calcext:value-type="float">
            <text:p>0.85</text:p>
          </table:table-cell>
          <table:table-cell table:style-name="ce5" table:formula="of:=IF([$raw_time.$I17] &gt; 0;[$raw_time.$I17];&quot;N/A&quot;)" office:value-type="float" office:value="0.0026" calcext:value-type="float">
            <text:p>0.00</text:p>
          </table:table-cell>
          <table:table-cell table:style-name="ce12" table:formula="of:=IF([$raw_time.$J17] = 1;&quot;N/A&quot;;[$raw_time.$J17])" office:value-type="float" office:value="0.959" calcext:value-type="float">
            <text:p>0.96</text:p>
          </table:table-cell>
          <table:table-cell table:style-name="ce5" table:formula="of:=IF([$raw_mem.$G17] &gt; 0;[$raw_mem.$G17];&quot;N/A&quot;)" office:value-type="float" office:value="0.1378" calcext:value-type="float">
            <text:p>0.14</text:p>
          </table:table-cell>
          <table:table-cell table:style-name="ce13" table:formula="of:=IF([$raw_mem.$H17] = 1;&quot;N/A&quot;;[$raw_mem.$H17])" office:value-type="float" office:value="0.7105" calcext:value-type="float">
            <text:p>0.71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T" calcext:value-type="string">
            <text:p>AT</text:p>
          </table:table-cell>
          <table:table-cell table:style-name="ce5" table:formula="of:=IF([raw_nonex.G18] &gt; 0;[raw_nonex.G18];&quot;N/A&quot;)" office:value-type="float" office:value="0.2934" calcext:value-type="float">
            <text:p>0.29</text:p>
          </table:table-cell>
          <table:table-cell table:style-name="ce9" table:formula="of:=IF([raw_nonex.H18] = 1;&quot;N/A&quot;;[raw_nonex.H18])" office:value-type="float" office:value="0.5881" calcext:value-type="float">
            <text:p>0.59</text:p>
          </table:table-cell>
          <table:table-cell table:style-name="ce5" table:formula="of:=IF([raw_nonex.I18] &gt; 0;[raw_nonex.I18];&quot;N/A&quot;)" office:value-type="float" office:value="0.6579" calcext:value-type="float">
            <text:p>0.66</text:p>
          </table:table-cell>
          <table:table-cell table:style-name="ce10" table:formula="of:=IF([raw_nonex.J18] = 1;&quot;N/A&quot;;[raw_nonex.J18])" office:value-type="float" office:value="0.4173" calcext:value-type="float">
            <text:p>0.42</text:p>
          </table:table-cell>
          <table:table-cell table:style-name="ce5" table:formula="of:=IF([$raw_time.$I18] &gt; 0;[$raw_time.$I18];&quot;N/A&quot;)" office:value-type="float" office:value="2.2667" calcext:value-type="float">
            <text:p>2.27</text:p>
          </table:table-cell>
          <table:table-cell table:style-name="ce12" table:formula="of:=IF([$raw_time.$J18] = 1;&quot;N/A&quot;;[$raw_time.$J18])" office:value-type="float" office:value="0.1322" calcext:value-type="float">
            <text:p>0.13</text:p>
          </table:table-cell>
          <table:table-cell table:style-name="ce5" table:formula="of:=IF([$raw_mem.$G18] &gt; 0;[$raw_mem.$G18];&quot;N/A&quot;)" office:value-type="float" office:value="0.1288" calcext:value-type="float">
            <text:p>0.13</text:p>
          </table:table-cell>
          <table:table-cell table:style-name="ce13" table:formula="of:=IF([$raw_mem.$H18] = 1;&quot;N/A&quot;;[$raw_mem.$H18])" office:value-type="float" office:value="0.7197" calcext:value-type="float">
            <text:p>0.72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IF([raw_nonex.G19] &gt; 0;[raw_nonex.G19];&quot;N/A&quot;)" office:value-type="float" office:value="0.6979" calcext:value-type="float">
            <text:p>0.70</text:p>
          </table:table-cell>
          <table:table-cell table:style-name="ce9" table:formula="of:=IF([raw_nonex.H19] = 1;&quot;N/A&quot;;[raw_nonex.H19])" office:value-type="float" office:value="0.4035" calcext:value-type="float">
            <text:p>0.40</text:p>
          </table:table-cell>
          <table:table-cell table:style-name="ce5" table:formula="of:=IF([raw_nonex.I19] &gt; 0;[raw_nonex.I19];&quot;N/A&quot;)" office:value-type="float" office:value="0.8259" calcext:value-type="float">
            <text:p>0.83</text:p>
          </table:table-cell>
          <table:table-cell table:style-name="ce10" table:formula="of:=IF([raw_nonex.J19] = 1;&quot;N/A&quot;;[raw_nonex.J19])" office:value-type="float" office:value="0.3634" calcext:value-type="float">
            <text:p>0.36</text:p>
          </table:table-cell>
          <table:table-cell table:style-name="ce5" table:formula="of:=IF([$raw_time.$I19] &gt; 0;[$raw_time.$I19];&quot;N/A&quot;)" office:value-type="float" office:value="0.5455" calcext:value-type="float">
            <text:p>0.55</text:p>
          </table:table-cell>
          <table:table-cell table:style-name="ce12" table:formula="of:=IF([$raw_time.$J19] = 1;&quot;N/A&quot;;[$raw_time.$J19])" office:value-type="float" office:value="0.4602" calcext:value-type="float">
            <text:p>0.46</text:p>
          </table:table-cell>
          <table:table-cell table:style-name="ce5" table:formula="of:=IF([$raw_mem.$G19] &gt; 0;[$raw_mem.$G19];&quot;N/A&quot;)" office:value-type="float" office:value="0.2314" calcext:value-type="float">
            <text:p>0.23</text:p>
          </table:table-cell>
          <table:table-cell table:style-name="ce13" table:formula="of:=IF([$raw_mem.$H19] = 1;&quot;N/A&quot;;[$raw_mem.$H19])" office:value-type="float" office:value="0.6305" calcext:value-type="float">
            <text:p>0.63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IF([raw_nonex.G20] &gt; 0;[raw_nonex.G20];&quot;N/A&quot;)" office:value-type="float" office:value="2.7369" calcext:value-type="float">
            <text:p>2.74</text:p>
          </table:table-cell>
          <table:table-cell table:style-name="ce9" table:formula="of:=IF([raw_nonex.H20] = 1;&quot;N/A&quot;;[raw_nonex.H20])" office:value-type="float" office:value="0.0981" calcext:value-type="float">
            <text:p>0.10</text:p>
          </table:table-cell>
          <table:table-cell table:style-name="ce5" table:formula="of:=IF([raw_nonex.I20] &gt; 0;[raw_nonex.I20];&quot;N/A&quot;)" office:value-type="float" office:value="1.5525" calcext:value-type="float">
            <text:p>1.55</text:p>
          </table:table-cell>
          <table:table-cell table:style-name="ce10" table:formula="of:=IF([raw_nonex.J20] = 1;&quot;N/A&quot;;[raw_nonex.J20])" office:value-type="float" office:value="0.2128" calcext:value-type="float">
            <text:p>0.21</text:p>
          </table:table-cell>
          <table:table-cell table:style-name="ce5" table:formula="of:=IF([$raw_time.$I20] &gt; 0;[$raw_time.$I20];&quot;N/A&quot;)" office:value-type="float" office:value="1.5613" calcext:value-type="float">
            <text:p>1.56</text:p>
          </table:table-cell>
          <table:table-cell table:style-name="ce12" table:formula="of:=IF([$raw_time.$J20] = 1;&quot;N/A&quot;;[$raw_time.$J20])" office:value-type="float" office:value="0.2115" calcext:value-type="float">
            <text:p>0.21</text:p>
          </table:table-cell>
          <table:table-cell table:style-name="ce5" table:formula="of:=IF([$raw_mem.$G20] &gt; 0;[$raw_mem.$G20];&quot;N/A&quot;)" office:value-type="float" office:value="0.0122" calcext:value-type="float">
            <text:p>0.01</text:p>
          </table:table-cell>
          <table:table-cell table:style-name="ce13" table:formula="of:=IF([$raw_mem.$H20] = 1;&quot;N/A&quot;;[$raw_mem.$H20])" office:value-type="float" office:value="0.9121" calcext:value-type="float">
            <text:p>0.91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IF([raw_nonex.G21] &gt; 0;[raw_nonex.G21];&quot;N/A&quot;)" office:value-type="float" office:value="0.0397" calcext:value-type="float">
            <text:p>0.04</text:p>
          </table:table-cell>
          <table:table-cell table:style-name="ce9" table:formula="of:=IF([raw_nonex.H21] = 1;&quot;N/A&quot;;[raw_nonex.H21])" office:value-type="float" office:value="0.842" calcext:value-type="float">
            <text:p>0.84</text:p>
          </table:table-cell>
          <table:table-cell table:style-name="ce5" table:formula="of:=IF([raw_nonex.I21] &gt; 0;[raw_nonex.I21];&quot;N/A&quot;)" office:value-type="float" office:value="0.0602" calcext:value-type="float">
            <text:p>0.06</text:p>
          </table:table-cell>
          <table:table-cell table:style-name="ce10" table:formula="of:=IF([raw_nonex.J21] = 1;&quot;N/A&quot;;[raw_nonex.J21])" office:value-type="float" office:value="0.8063" calcext:value-type="float">
            <text:p>0.81</text:p>
          </table:table-cell>
          <table:table-cell table:style-name="ce5" table:formula="of:=IF([$raw_time.$I21] &gt; 0;[$raw_time.$I21];&quot;N/A&quot;)" office:value-type="float" office:value="0.5364" calcext:value-type="float">
            <text:p>0.54</text:p>
          </table:table-cell>
          <table:table-cell table:style-name="ce12" table:formula="of:=IF([$raw_time.$J21] = 1;&quot;N/A&quot;;[$raw_time.$J21])" office:value-type="float" office:value="0.4639" calcext:value-type="float">
            <text:p>0.46</text:p>
          </table:table-cell>
          <table:table-cell table:style-name="ce5" table:formula="of:=IF([$raw_mem.$G21] &gt; 0;[$raw_mem.$G21];&quot;N/A&quot;)" office:value-type="float" office:value="0.3062" calcext:value-type="float">
            <text:p>0.31</text:p>
          </table:table-cell>
          <table:table-cell table:style-name="ce13" table:formula="of:=IF([$raw_mem.$H21] = 1;&quot;N/A&quot;;[$raw_mem.$H21])" office:value-type="float" office:value="0.58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A" calcext:value-type="string">
            <text:p>A</text:p>
          </table:table-cell>
          <table:table-cell table:style-name="ce5" table:formula="of:=IF([raw_nonex.G22] &gt; 0;[raw_nonex.G22];&quot;N/A&quot;)" office:value-type="float" office:value="0.0024" calcext:value-type="float">
            <text:p>0.00</text:p>
          </table:table-cell>
          <table:table-cell table:style-name="ce9" table:formula="of:=IF([raw_nonex.H22] = 1;&quot;N/A&quot;;[raw_nonex.H22])" office:value-type="float" office:value="0.9612" calcext:value-type="float">
            <text:p>0.96</text:p>
          </table:table-cell>
          <table:table-cell table:style-name="ce5" table:formula="of:=IF([raw_nonex.I22] &gt; 0;[raw_nonex.I22];&quot;N/A&quot;)" office:value-type="float" office:value="0.0213" calcext:value-type="float">
            <text:p>0.02</text:p>
          </table:table-cell>
          <table:table-cell table:style-name="ce10" table:formula="of:=IF([raw_nonex.J22] = 1;&quot;N/A&quot;;[raw_nonex.J22])" office:value-type="float" office:value="0.8841" calcext:value-type="float">
            <text:p>0.88</text:p>
          </table:table-cell>
          <table:table-cell table:style-name="ce5" table:formula="of:=IF([$raw_time.$I22] &gt; 0;[$raw_time.$I22];&quot;N/A&quot;)" office:value-type="float" office:value="0.1931" calcext:value-type="float">
            <text:p>0.19</text:p>
          </table:table-cell>
          <table:table-cell table:style-name="ce12" table:formula="of:=IF([$raw_time.$J22] = 1;&quot;N/A&quot;;[$raw_time.$J22])" office:value-type="float" office:value="0.6603" calcext:value-type="float">
            <text:p>0.66</text:p>
          </table:table-cell>
          <table:table-cell table:style-name="ce5" table:formula="of:=IF([$raw_mem.$G22] &gt; 0;[$raw_mem.$G22];&quot;N/A&quot;)" office:value-type="float" office:value="0.0038" calcext:value-type="float">
            <text:p>0.00</text:p>
          </table:table-cell>
          <table:table-cell table:style-name="ce13" table:formula="of:=IF([$raw_mem.$H22] = 1;&quot;N/A&quot;;[$raw_mem.$H22])" office:value-type="float" office:value="0.9507" calcext:value-type="float">
            <text:p>0.95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O" calcext:value-type="string">
            <text:p>AO</text:p>
          </table:table-cell>
          <table:table-cell table:style-name="ce5" table:formula="of:=IF([raw_nonex.G23] &gt; 0;[raw_nonex.G23];&quot;N/A&quot;)" office:value-type="float" office:value="0.8238" calcext:value-type="float">
            <text:p>0.82</text:p>
          </table:table-cell>
          <table:table-cell table:style-name="ce9" table:formula="of:=IF([raw_nonex.H23] = 1;&quot;N/A&quot;;[raw_nonex.H23])" office:value-type="float" office:value="0.3641" calcext:value-type="float">
            <text:p>0.36</text:p>
          </table:table-cell>
          <table:table-cell table:style-name="ce5" table:formula="of:=IF([raw_nonex.I23] &gt; 0;[raw_nonex.I23];&quot;N/A&quot;)" office:value-type="float" office:value="1.388" calcext:value-type="float">
            <text:p>1.39</text:p>
          </table:table-cell>
          <table:table-cell table:style-name="ce10" table:formula="of:=IF([raw_nonex.J23] = 1;&quot;N/A&quot;;[raw_nonex.J23])" office:value-type="float" office:value="0.2387" calcext:value-type="float">
            <text:p>0.24</text:p>
          </table:table-cell>
          <table:table-cell table:style-name="ce5" table:formula="of:=IF([$raw_time.$I23] &gt; 0;[$raw_time.$I23];&quot;N/A&quot;)" office:value-type="float" office:value="0.4208" calcext:value-type="float">
            <text:p>0.42</text:p>
          </table:table-cell>
          <table:table-cell table:style-name="ce12" table:formula="of:=IF([$raw_time.$J23] = 1;&quot;N/A&quot;;[$raw_time.$J23])" office:value-type="float" office:value="0.5165" calcext:value-type="float">
            <text:p>0.52</text:p>
          </table:table-cell>
          <table:table-cell table:style-name="ce5" table:formula="of:=IF([$raw_mem.$G23] &gt; 0;[$raw_mem.$G23];&quot;N/A&quot;)" office:value-type="float" office:value="0.3022" calcext:value-type="float">
            <text:p>0.30</text:p>
          </table:table-cell>
          <table:table-cell table:style-name="ce13" table:formula="of:=IF([$raw_mem.$H23] = 1;&quot;N/A&quot;;[$raw_mem.$H23])" office:value-type="float" office:value="0.5825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OT" calcext:value-type="string">
            <text:p>OT</text:p>
          </table:table-cell>
          <table:table-cell table:style-name="ce5" table:formula="of:=IF([raw_nonex.G24] &gt; 0;[raw_nonex.G24];&quot;N/A&quot;)" office:value-type="float" office:value="0.0941" calcext:value-type="float">
            <text:p>0.09</text:p>
          </table:table-cell>
          <table:table-cell table:style-name="ce9" table:formula="of:=IF([raw_nonex.H24] = 1;&quot;N/A&quot;;[raw_nonex.H24])" office:value-type="float" office:value="0.759" calcext:value-type="float">
            <text:p>0.76</text:p>
          </table:table-cell>
          <table:table-cell table:style-name="ce5" table:formula="of:=IF([raw_nonex.I24] &gt; 0;[raw_nonex.I24];&quot;N/A&quot;)" office:value-type="float" office:value="0.0602" calcext:value-type="float">
            <text:p>0.06</text:p>
          </table:table-cell>
          <table:table-cell table:style-name="ce10" table:formula="of:=IF([raw_nonex.J24] = 1;&quot;N/A&quot;;[raw_nonex.J24])" office:value-type="float" office:value="0.8063" calcext:value-type="float">
            <text:p>0.81</text:p>
          </table:table-cell>
          <table:table-cell table:style-name="ce5" table:formula="of:=IF([$raw_time.$I24] &gt; 0;[$raw_time.$I24];&quot;N/A&quot;)" office:value-type="float" office:value="0.5105" calcext:value-type="float">
            <text:p>0.51</text:p>
          </table:table-cell>
          <table:table-cell table:style-name="ce12" table:formula="of:=IF([$raw_time.$J24] = 1;&quot;N/A&quot;;[$raw_time.$J24])" office:value-type="float" office:value="0.4749" calcext:value-type="float">
            <text:p>0.47</text:p>
          </table:table-cell>
          <table:table-cell table:style-name="ce5" table:formula="of:=IF([$raw_mem.$G24] &gt; 0;[$raw_mem.$G24];&quot;N/A&quot;)" office:value-type="float" office:value="0.4638" calcext:value-type="float">
            <text:p>0.46</text:p>
          </table:table-cell>
          <table:table-cell table:style-name="ce13" table:formula="of:=IF([$raw_mem.$H24] = 1;&quot;N/A&quot;;[$raw_mem.$H24])" office:value-type="float" office:value="0.4959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T" calcext:value-type="string">
            <text:p>AT</text:p>
          </table:table-cell>
          <table:table-cell table:style-name="ce5" table:formula="of:=IF([raw_nonex.G25] &gt; 0;[raw_nonex.G25];&quot;N/A&quot;)" office:value-type="float" office:value="0.6122" calcext:value-type="float">
            <text:p>0.61</text:p>
          </table:table-cell>
          <table:table-cell table:style-name="ce9" table:formula="of:=IF([raw_nonex.H25] = 1;&quot;N/A&quot;;[raw_nonex.H25])" office:value-type="float" office:value="0.434" calcext:value-type="float">
            <text:p>0.43</text:p>
          </table:table-cell>
          <table:table-cell table:style-name="ce5" table:formula="of:=IF([raw_nonex.I25] &gt; 0;[raw_nonex.I25];&quot;N/A&quot;)" office:value-type="float" office:value="0.5874" calcext:value-type="float">
            <text:p>0.59</text:p>
          </table:table-cell>
          <table:table-cell table:style-name="ce10" table:formula="of:=IF([raw_nonex.J25] = 1;&quot;N/A&quot;;[raw_nonex.J25])" office:value-type="float" office:value="0.4434" calcext:value-type="float">
            <text:p>0.44</text:p>
          </table:table-cell>
          <table:table-cell table:style-name="ce5" table:formula="of:=IF([$raw_time.$I25] &gt; 0;[$raw_time.$I25];&quot;N/A&quot;)" office:value-type="float" office:value="0.9636" calcext:value-type="float">
            <text:p>0.96</text:p>
          </table:table-cell>
          <table:table-cell table:style-name="ce12" table:formula="of:=IF([$raw_time.$J25] = 1;&quot;N/A&quot;;[$raw_time.$J25])" office:value-type="float" office:value="0.3263" calcext:value-type="float">
            <text:p>0.33</text:p>
          </table:table-cell>
          <table:table-cell table:style-name="ce5" table:formula="of:=IF([$raw_mem.$G25] &gt; 0;[$raw_mem.$G25];&quot;N/A&quot;)" office:value-type="float" office:value="1.4551" calcext:value-type="float">
            <text:p>1.46</text:p>
          </table:table-cell>
          <table:table-cell table:style-name="ce13" table:formula="of:=IF([$raw_mem.$H25] = 1;&quot;N/A&quot;;[$raw_mem.$H25])" office:value-type="float" office:value="0.2277" calcext:value-type="float">
            <text:p>0.23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IF([raw_nonex.G26] &gt; 0;[raw_nonex.G26];&quot;N/A&quot;)" office:value-type="float" office:value="0.3086" calcext:value-type="float">
            <text:p>0.31</text:p>
          </table:table-cell>
          <table:table-cell table:style-name="ce9" table:formula="of:=IF([raw_nonex.H26] = 1;&quot;N/A&quot;;[raw_nonex.H26])" office:value-type="float" office:value="0.5785" calcext:value-type="float">
            <text:p>0.58</text:p>
          </table:table-cell>
          <table:table-cell table:style-name="ce5" table:formula="of:=IF([raw_nonex.I26] &gt; 0;[raw_nonex.I26];&quot;N/A&quot;)" office:value-type="float" office:value="0.8731" calcext:value-type="float">
            <text:p>0.87</text:p>
          </table:table-cell>
          <table:table-cell table:style-name="ce10" table:formula="of:=IF([raw_nonex.J26] = 1;&quot;N/A&quot;;[raw_nonex.J26])" office:value-type="float" office:value="0.3501" calcext:value-type="float">
            <text:p>0.35</text:p>
          </table:table-cell>
          <table:table-cell table:style-name="ce5" table:formula="of:=IF([$raw_time.$I26] &gt; 0;[$raw_time.$I26];&quot;N/A&quot;)" office:value-type="float" office:value="0.0138" calcext:value-type="float">
            <text:p>0.01</text:p>
          </table:table-cell>
          <table:table-cell table:style-name="ce12" table:formula="of:=IF([$raw_time.$J26] = 1;&quot;N/A&quot;;[$raw_time.$J26])" office:value-type="float" office:value="0.9064" calcext:value-type="float">
            <text:p>0.91</text:p>
          </table:table-cell>
          <table:table-cell table:style-name="ce5" table:formula="of:=IF([$raw_mem.$G26] &gt; 0;[$raw_mem.$G26];&quot;N/A&quot;)" office:value-type="float" office:value="0.25" calcext:value-type="float">
            <text:p>0.25</text:p>
          </table:table-cell>
          <table:table-cell table:style-name="ce13" table:formula="of:=IF([$raw_mem.$H26] = 1;&quot;N/A&quot;;[$raw_mem.$H26])" office:value-type="float" office:value="0.6171" calcext:value-type="float">
            <text:p>0.62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IF([raw_nonex.G27] &gt; 0;[raw_nonex.G27];&quot;N/A&quot;)" office:value-type="float" office:value="0.9263" calcext:value-type="float">
            <text:p>0.93</text:p>
          </table:table-cell>
          <table:table-cell table:style-name="ce9" table:formula="of:=IF([raw_nonex.H27] = 1;&quot;N/A&quot;;[raw_nonex.H27])" office:value-type="float" office:value="0.3358" calcext:value-type="float">
            <text:p>0.34</text:p>
          </table:table-cell>
          <table:table-cell table:style-name="ce5" table:formula="of:=IF([raw_nonex.I27] &gt; 0;[raw_nonex.I27];&quot;N/A&quot;)" office:value-type="float" office:value="0.2314" calcext:value-type="float">
            <text:p>0.23</text:p>
          </table:table-cell>
          <table:table-cell table:style-name="ce10" table:formula="of:=IF([raw_nonex.J27] = 1;&quot;N/A&quot;;[raw_nonex.J27])" office:value-type="float" office:value="0.6305" calcext:value-type="float">
            <text:p>0.63</text:p>
          </table:table-cell>
          <table:table-cell table:style-name="ce5" table:formula="of:=IF([$raw_time.$I27] &gt; 0;[$raw_time.$I27];&quot;N/A&quot;)" office:value-type="float" office:value="2.6281" calcext:value-type="float">
            <text:p>2.63</text:p>
          </table:table-cell>
          <table:table-cell table:style-name="ce12" table:formula="of:=IF([$raw_time.$J27] = 1;&quot;N/A&quot;;[$raw_time.$J27])" office:value-type="float" office:value="0.105" calcext:value-type="float">
            <text:p>0.11</text:p>
          </table:table-cell>
          <table:table-cell table:style-name="ce5" table:formula="of:=IF([$raw_mem.$G27] &gt; 0;[$raw_mem.$G27];&quot;N/A&quot;)" office:value-type="float" office:value="0.3261" calcext:value-type="float">
            <text:p>0.33</text:p>
          </table:table-cell>
          <table:table-cell table:style-name="ce13" table:formula="of:=IF([$raw_mem.$H27] = 1;&quot;N/A&quot;;[$raw_mem.$H27])" office:value-type="float" office:value="0.568" calcext:value-type="float">
            <text:p>0.57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A" calcext:value-type="string">
            <text:p>A</text:p>
          </table:table-cell>
          <table:table-cell table:style-name="ce5" table:formula="of:=IF([raw_nonex.G28] &gt; 0;[raw_nonex.G28];&quot;N/A&quot;)" office:value-type="float" office:value="2.4238" calcext:value-type="float">
            <text:p>2.42</text:p>
          </table:table-cell>
          <table:table-cell table:style-name="ce9" table:formula="of:=IF([raw_nonex.H28] = 1;&quot;N/A&quot;;[raw_nonex.H28])" office:value-type="float" office:value="0.1195" calcext:value-type="float">
            <text:p>0.12</text:p>
          </table:table-cell>
          <table:table-cell table:style-name="ce5" table:formula="of:=IF([raw_nonex.I28] &gt; 0;[raw_nonex.I28];&quot;N/A&quot;)" office:value-type="float" office:value="1.375" calcext:value-type="float">
            <text:p>1.38</text:p>
          </table:table-cell>
          <table:table-cell table:style-name="ce10" table:formula="of:=IF([raw_nonex.J28] = 1;&quot;N/A&quot;;[raw_nonex.J28])" office:value-type="float" office:value="0.241" calcext:value-type="float">
            <text:p>0.24</text:p>
          </table:table-cell>
          <table:table-cell table:style-name="ce5" table:formula="of:=IF([$raw_time.$I28] &gt; 0;[$raw_time.$I28];&quot;N/A&quot;)" office:value-type="float" office:value="0.3054" calcext:value-type="float">
            <text:p>0.31</text:p>
          </table:table-cell>
          <table:table-cell table:style-name="ce12" table:formula="of:=IF([$raw_time.$J28] = 1;&quot;N/A&quot;;[$raw_time.$J28])" office:value-type="float" office:value="0.5805" calcext:value-type="float">
            <text:p>0.58</text:p>
          </table:table-cell>
          <table:table-cell table:style-name="ce5" table:formula="of:=IF([$raw_mem.$G28] &gt; 0;[$raw_mem.$G28];&quot;N/A&quot;)" office:value-type="float" office:value="0.003" calcext:value-type="float">
            <text:p>0.00</text:p>
          </table:table-cell>
          <table:table-cell table:style-name="ce13" table:formula="of:=IF([$raw_mem.$H28] = 1;&quot;N/A&quot;;[$raw_mem.$H28])" office:value-type="float" office:value="0.956" calcext:value-type="float">
            <text:p>0.96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IF([raw_nonex.G29] &gt; 0;[raw_nonex.G29];&quot;N/A&quot;)" office:value-type="float" office:value="0.0455" calcext:value-type="float">
            <text:p>0.05</text:p>
          </table:table-cell>
          <table:table-cell table:style-name="ce9" table:formula="of:=IF([raw_nonex.H29] = 1;&quot;N/A&quot;;[raw_nonex.H29])" office:value-type="float" office:value="0.8311" calcext:value-type="float">
            <text:p>0.83</text:p>
          </table:table-cell>
          <table:table-cell table:style-name="ce5" table:formula="of:=IF([raw_nonex.I29] &gt; 0;[raw_nonex.I29];&quot;N/A&quot;)" office:value-type="float" office:value="0.1023" calcext:value-type="float">
            <text:p>0.10</text:p>
          </table:table-cell>
          <table:table-cell table:style-name="ce10" table:formula="of:=IF([raw_nonex.J29] = 1;&quot;N/A&quot;;[raw_nonex.J29])" office:value-type="float" office:value="0.7491" calcext:value-type="float">
            <text:p>0.75</text:p>
          </table:table-cell>
          <table:table-cell table:style-name="ce5" table:formula="of:=IF([$raw_time.$I29] &gt; 0;[$raw_time.$I29];&quot;N/A&quot;)" office:value-type="float" office:value="2.7489" calcext:value-type="float">
            <text:p>2.75</text:p>
          </table:table-cell>
          <table:table-cell table:style-name="ce12" table:formula="of:=IF([$raw_time.$J29] = 1;&quot;N/A&quot;;[$raw_time.$J29])" office:value-type="float" office:value="0.0973" calcext:value-type="float">
            <text:p>0.10</text:p>
          </table:table-cell>
          <table:table-cell table:style-name="ce5" table:formula="of:=IF([$raw_mem.$G29] &gt; 0;[$raw_mem.$G29];&quot;N/A&quot;)" office:value-type="float" office:value="0.2677" calcext:value-type="float">
            <text:p>0.27</text:p>
          </table:table-cell>
          <table:table-cell table:style-name="ce13" table:formula="of:=IF([$raw_mem.$H29] = 1;&quot;N/A&quot;;[$raw_mem.$H29])" office:value-type="float" office:value="0.6049" calcext:value-type="float">
            <text:p>0.60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IF([raw_nonex.G30] &gt; 0;[raw_nonex.G30];&quot;N/A&quot;)" office:value-type="float" office:value="2.162" calcext:value-type="float">
            <text:p>2.16</text:p>
          </table:table-cell>
          <table:table-cell table:style-name="ce9" table:formula="of:=IF([raw_nonex.H30] = 1;&quot;N/A&quot;;[raw_nonex.H30])" office:value-type="float" office:value="0.1415" calcext:value-type="float">
            <text:p>0.14</text:p>
          </table:table-cell>
          <table:table-cell table:style-name="ce5" table:formula="of:=IF([raw_nonex.I30] &gt; 0;[raw_nonex.I30];&quot;N/A&quot;)" office:value-type="float" office:value="0.9257" calcext:value-type="float">
            <text:p>0.93</text:p>
          </table:table-cell>
          <table:table-cell table:style-name="ce10" table:formula="of:=IF([raw_nonex.J30] = 1;&quot;N/A&quot;;[raw_nonex.J30])" office:value-type="float" office:value="0.336" calcext:value-type="float">
            <text:p>0.34</text:p>
          </table:table-cell>
          <table:table-cell table:style-name="ce5" table:formula="of:=IF([$raw_time.$I30] &gt; 0;[$raw_time.$I30];&quot;N/A&quot;)" office:value-type="float" office:value="2.8212" calcext:value-type="float">
            <text:p>2.82</text:p>
          </table:table-cell>
          <table:table-cell table:style-name="ce12" table:formula="of:=IF([$raw_time.$J30] = 1;&quot;N/A&quot;;[$raw_time.$J30])" office:value-type="float" office:value="0.093" calcext:value-type="float">
            <text:p>0.09</text:p>
          </table:table-cell>
          <table:table-cell table:style-name="ce5" table:formula="of:=IF([$raw_mem.$G30] &gt; 0;[$raw_mem.$G30];&quot;N/A&quot;)" office:value-type="float" office:value="0.4696" calcext:value-type="float">
            <text:p>0.47</text:p>
          </table:table-cell>
          <table:table-cell table:style-name="ce13" table:formula="of:=IF([$raw_mem.$H30] = 1;&quot;N/A&quot;;[$raw_mem.$H30])" office:value-type="float" office:value="0.4932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IF([raw_nonex.G31] &gt; 0;[raw_nonex.G31];&quot;N/A&quot;)" office:value-type="float" office:value="5.9854" calcext:value-type="float">
            <text:p>5.99</text:p>
          </table:table-cell>
          <table:table-cell table:style-name="ce9" table:formula="of:=IF([raw_nonex.H31] = 1;&quot;N/A&quot;;[raw_nonex.H31])" office:value-type="float" office:value="0.0144" calcext:value-type="float">
            <text:p>0.01</text:p>
          </table:table-cell>
          <table:table-cell table:style-name="ce5" table:formula="of:=IF([raw_nonex.I31] &gt; 0;[raw_nonex.I31];&quot;N/A&quot;)" office:value-type="float" office:value="4.235" calcext:value-type="float">
            <text:p>4.24</text:p>
          </table:table-cell>
          <table:table-cell table:style-name="ce10" table:formula="of:=IF([raw_nonex.J31] = 1;&quot;N/A&quot;;[raw_nonex.J31])" office:value-type="float" office:value="0.0396" calcext:value-type="float">
            <text:p>0.04</text:p>
          </table:table-cell>
          <table:table-cell table:style-name="ce5" table:formula="of:=IF([$raw_time.$I31] &gt; 0;[$raw_time.$I31];&quot;N/A&quot;)" office:value-type="float" office:value="0.0594" calcext:value-type="float">
            <text:p>0.06</text:p>
          </table:table-cell>
          <table:table-cell table:style-name="ce12" table:formula="of:=IF([$raw_time.$J31] = 1;&quot;N/A&quot;;[$raw_time.$J31])" office:value-type="float" office:value="0.8074" calcext:value-type="float">
            <text:p>0.81</text:p>
          </table:table-cell>
          <table:table-cell table:style-name="ce5" table:formula="of:=IF([$raw_mem.$G31] &gt; 0;[$raw_mem.$G31];&quot;N/A&quot;)" office:value-type="float" office:value="0.83" calcext:value-type="float">
            <text:p>0.83</text:p>
          </table:table-cell>
          <table:table-cell table:style-name="ce13" table:formula="of:=IF([$raw_mem.$H31] = 1;&quot;N/A&quot;;[$raw_mem.$H31])" office:value-type="float" office:value="0.3623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4725" calcext:value-type="float">
            <text:p>0.47</text:p>
          </table:table-cell>
          <table:table-cell table:style-name="ce9" table:formula="of:=IF([raw_nonex.H32] = 1;&quot;N/A&quot;;[raw_nonex.H32])" office:value-type="float" office:value="0.4919" calcext:value-type="float">
            <text:p>0.49</text:p>
          </table:table-cell>
          <table:table-cell table:style-name="ce5" table:formula="of:=IF([raw_nonex.I32] &gt; 0;[raw_nonex.I32];&quot;N/A&quot;)" office:value-type="float" office:value="0.0406" calcext:value-type="float">
            <text:p>0.04</text:p>
          </table:table-cell>
          <table:table-cell table:style-name="ce10" table:formula="of:=IF([raw_nonex.J32] = 1;&quot;N/A&quot;;[raw_nonex.J32])" office:value-type="float" office:value="0.8404" calcext:value-type="float">
            <text:p>0.84</text:p>
          </table:table-cell>
          <table:table-cell table:style-name="ce5" table:formula="of:=IF([$raw_time.$I32] &gt; 0;[$raw_time.$I32];&quot;N/A&quot;)" office:value-type="float" office:value="0.2881" calcext:value-type="float">
            <text:p>0.29</text:p>
          </table:table-cell>
          <table:table-cell table:style-name="ce12" table:formula="of:=IF([$raw_time.$J32] = 1;&quot;N/A&quot;;[$raw_time.$J32])" office:value-type="float" office:value="0.5915" calcext:value-type="float">
            <text:p>0.59</text:p>
          </table:table-cell>
          <table:table-cell table:style-name="ce5" table:formula="of:=IF([$raw_mem.$G32] &gt; 0;[$raw_mem.$G32];&quot;N/A&quot;)" office:value-type="float" office:value="0.2064" calcext:value-type="float">
            <text:p>0.21</text:p>
          </table:table-cell>
          <table:table-cell table:style-name="ce13" table:formula="of:=IF([$raw_mem.$H32] = 1;&quot;N/A&quot;;[$raw_mem.$H32])" office:value-type="float" office:value="0.6496" calcext:value-type="float">
            <text:p>0.65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A" calcext:value-type="string">
            <text:p>A</text:p>
          </table:table-cell>
          <table:table-cell table:style-name="ce5" table:formula="of:=IF([raw_nonex.G33] &gt; 0;[raw_nonex.G33];&quot;N/A&quot;)" office:value-type="float" office:value="0.0315" calcext:value-type="float">
            <text:p>0.03</text:p>
          </table:table-cell>
          <table:table-cell table:style-name="ce9" table:formula="of:=IF([raw_nonex.H33] = 1;&quot;N/A&quot;;[raw_nonex.H33])" office:value-type="float" office:value="0.8591" calcext:value-type="float">
            <text:p>0.86</text:p>
          </table:table-cell>
          <table:table-cell table:style-name="ce5" table:formula="of:=IF([raw_nonex.I33] &gt; 0;[raw_nonex.I33];&quot;N/A&quot;)" office:value-type="float" office:value="0.1259" calcext:value-type="float">
            <text:p>0.13</text:p>
          </table:table-cell>
          <table:table-cell table:style-name="ce10" table:formula="of:=IF([raw_nonex.J33] = 1;&quot;N/A&quot;;[raw_nonex.J33])" office:value-type="float" office:value="0.7227" calcext:value-type="float">
            <text:p>0.72</text:p>
          </table:table-cell>
          <table:table-cell table:style-name="ce5" table:formula="of:=IF([$raw_time.$I33] &gt; 0;[$raw_time.$I33];&quot;N/A&quot;)" office:value-type="float" office:value="1.2156" calcext:value-type="float">
            <text:p>1.22</text:p>
          </table:table-cell>
          <table:table-cell table:style-name="ce12" table:formula="of:=IF([$raw_time.$J33] = 1;&quot;N/A&quot;;[$raw_time.$J33])" office:value-type="float" office:value="0.2702" calcext:value-type="float">
            <text:p>0.27</text:p>
          </table:table-cell>
          <table:table-cell table:style-name="ce5" table:formula="of:=IF([$raw_mem.$G33] &gt; 0;[$raw_mem.$G33];&quot;N/A&quot;)" office:value-type="float" office:value="0.1467" calcext:value-type="float">
            <text:p>0.15</text:p>
          </table:table-cell>
          <table:table-cell table:style-name="ce13" table:formula="of:=IF([$raw_mem.$H33] = 1;&quot;N/A&quot;;[$raw_mem.$H33])" office:value-type="float" office:value="0.7017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O" calcext:value-type="string">
            <text:p>AO</text:p>
          </table:table-cell>
          <table:table-cell table:style-name="ce5" table:formula="of:=IF([raw_nonex.G34] &gt; 0;[raw_nonex.G34];&quot;N/A&quot;)" office:value-type="float" office:value="0.3176" calcext:value-type="float">
            <text:p>0.32</text:p>
          </table:table-cell>
          <table:table-cell table:style-name="ce9" table:formula="of:=IF([raw_nonex.H34] = 1;&quot;N/A&quot;;[raw_nonex.H34])" office:value-type="float" office:value="0.5731" calcext:value-type="float">
            <text:p>0.57</text:p>
          </table:table-cell>
          <table:table-cell table:style-name="ce5" table:formula="of:=IF([raw_nonex.I34] &gt; 0;[raw_nonex.I34];&quot;N/A&quot;)" office:value-type="float" office:value="0.9221" calcext:value-type="float">
            <text:p>0.92</text:p>
          </table:table-cell>
          <table:table-cell table:style-name="ce10" table:formula="of:=IF([raw_nonex.J34] = 1;&quot;N/A&quot;;[raw_nonex.J34])" office:value-type="float" office:value="0.3369" calcext:value-type="float">
            <text:p>0.34</text:p>
          </table:table-cell>
          <table:table-cell table:style-name="ce5" table:formula="of:=IF([$raw_time.$I34] &gt; 0;[$raw_time.$I34];&quot;N/A&quot;)" office:value-type="float" office:value="0.0164" calcext:value-type="float">
            <text:p>0.02</text:p>
          </table:table-cell>
          <table:table-cell table:style-name="ce12" table:formula="of:=IF([$raw_time.$J34] = 1;&quot;N/A&quot;;[$raw_time.$J34])" office:value-type="float" office:value="0.898" calcext:value-type="float">
            <text:p>0.90</text:p>
          </table:table-cell>
          <table:table-cell table:style-name="ce5" table:formula="of:=IF([$raw_mem.$G34] &gt; 0;[$raw_mem.$G34];&quot;N/A&quot;)" office:value-type="float" office:value="0.0082" calcext:value-type="float">
            <text:p>0.01</text:p>
          </table:table-cell>
          <table:table-cell table:style-name="ce13" table:formula="of:=IF([$raw_mem.$H34] = 1;&quot;N/A&quot;;[$raw_mem.$H34])" office:value-type="float" office:value="0.9276" calcext:value-type="float">
            <text:p>0.93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OT" calcext:value-type="string">
            <text:p>OT</text:p>
          </table:table-cell>
          <table:table-cell table:style-name="ce5" table:formula="of:=IF([raw_nonex.G35] &gt; 0;[raw_nonex.G35];&quot;N/A&quot;)" office:value-type="float" office:value="0.3204" calcext:value-type="float">
            <text:p>0.32</text:p>
          </table:table-cell>
          <table:table-cell table:style-name="ce9" table:formula="of:=IF([raw_nonex.H35] = 1;&quot;N/A&quot;;[raw_nonex.H35])" office:value-type="float" office:value="0.5714" calcext:value-type="float">
            <text:p>0.57</text:p>
          </table:table-cell>
          <table:table-cell table:style-name="ce5" table:formula="of:=IF([raw_nonex.I35] &gt; 0;[raw_nonex.I35];&quot;N/A&quot;)" office:value-type="float" office:value="0.0511" calcext:value-type="float">
            <text:p>0.05</text:p>
          </table:table-cell>
          <table:table-cell table:style-name="ce10" table:formula="of:=IF([raw_nonex.J35] = 1;&quot;N/A&quot;;[raw_nonex.J35])" office:value-type="float" office:value="0.8211" calcext:value-type="float">
            <text:p>0.82</text:p>
          </table:table-cell>
          <table:table-cell table:style-name="ce5" table:formula="of:=IF([$raw_time.$I35] &gt; 0;[$raw_time.$I35];&quot;N/A&quot;)" office:value-type="string" office:string-value="N/A" calcext:value-type="string">
            <text:p>N/A</text:p>
          </table:table-cell>
          <table:table-cell table:style-name="ce12" table:formula="of:=IF([$raw_time.$J35] = 1;&quot;N/A&quot;;[$raw_time.$J35])" office:value-type="string" office:string-value="N/A" calcext:value-type="string">
            <text:p>N/A</text:p>
          </table:table-cell>
          <table:table-cell table:style-name="ce5" table:formula="of:=IF([$raw_mem.$G35] &gt; 0;[$raw_mem.$G35];&quot;N/A&quot;)" office:value-type="float" office:value="0.0174" calcext:value-type="float">
            <text:p>0.02</text:p>
          </table:table-cell>
          <table:table-cell table:style-name="ce13" table:formula="of:=IF([$raw_mem.$H35] = 1;&quot;N/A&quot;;[$raw_mem.$H35])" office:value-type="float" office:value="0.8951" calcext:value-type="float">
            <text:p>0.90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IF([raw_nonex.G36] &gt; 0;[raw_nonex.G36];&quot;N/A&quot;)" office:value-type="float" office:value="1.1975" calcext:value-type="float">
            <text:p>1.20</text:p>
          </table:table-cell>
          <table:table-cell table:style-name="ce9" table:formula="of:=IF([raw_nonex.H36] = 1;&quot;N/A&quot;;[raw_nonex.H36])" office:value-type="float" office:value="0.2738" calcext:value-type="float">
            <text:p>0.27</text:p>
          </table:table-cell>
          <table:table-cell table:style-name="ce5" table:formula="of:=IF([raw_nonex.I36] &gt; 0;[raw_nonex.I36];&quot;N/A&quot;)" office:value-type="float" office:value="0.9602" calcext:value-type="float">
            <text:p>0.96</text:p>
          </table:table-cell>
          <table:table-cell table:style-name="ce10" table:formula="of:=IF([raw_nonex.J36] = 1;&quot;N/A&quot;;[raw_nonex.J36])" office:value-type="float" office:value="0.3271" calcext:value-type="float">
            <text:p>0.33</text:p>
          </table:table-cell>
          <table:table-cell table:style-name="ce5" table:formula="of:=IF([$raw_time.$I36] &gt; 0;[$raw_time.$I36];&quot;N/A&quot;)" office:value-type="float" office:value="1.6294" calcext:value-type="float">
            <text:p>1.63</text:p>
          </table:table-cell>
          <table:table-cell table:style-name="ce12" table:formula="of:=IF([$raw_time.$J36] = 1;&quot;N/A&quot;;[$raw_time.$J36])" office:value-type="float" office:value="0.2018" calcext:value-type="float">
            <text:p>0.20</text:p>
          </table:table-cell>
          <table:table-cell table:style-name="ce5" table:formula="of:=IF([$raw_mem.$G36] &gt; 0;[$raw_mem.$G36];&quot;N/A&quot;)" office:value-type="float" office:value="0.1903" calcext:value-type="float">
            <text:p>0.19</text:p>
          </table:table-cell>
          <table:table-cell table:style-name="ce13" table:formula="of:=IF([$raw_mem.$H36] = 1;&quot;N/A&quot;;[$raw_mem.$H36])" office:value-type="float" office:value="0.6626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0703" calcext:value-type="float">
            <text:p>0.07</text:p>
          </table:table-cell>
          <table:table-cell table:style-name="ce9" table:formula="of:=IF([raw_nonex.H37] = 1;&quot;N/A&quot;;[raw_nonex.H37])" office:value-type="float" office:value="0.7909" calcext:value-type="float">
            <text:p>0.79</text:p>
          </table:table-cell>
          <table:table-cell table:style-name="ce5" table:formula="of:=IF([raw_nonex.I37] &gt; 0;[raw_nonex.I37];&quot;N/A&quot;)" office:value-type="float" office:value="0.4836" calcext:value-type="float">
            <text:p>0.48</text:p>
          </table:table-cell>
          <table:table-cell table:style-name="ce10" table:formula="of:=IF([raw_nonex.J37] = 1;&quot;N/A&quot;;[raw_nonex.J37])" office:value-type="float" office:value="0.4868" calcext:value-type="float">
            <text:p>0.49</text:p>
          </table:table-cell>
          <table:table-cell table:style-name="ce5" table:formula="of:=IF([$raw_time.$I37] &gt; 0;[$raw_time.$I37];&quot;N/A&quot;)" office:value-type="float" office:value="0.4439" calcext:value-type="float">
            <text:p>0.44</text:p>
          </table:table-cell>
          <table:table-cell table:style-name="ce12" table:formula="of:=IF([$raw_time.$J37] = 1;&quot;N/A&quot;;[$raw_time.$J37])" office:value-type="float" office:value="0.5052" calcext:value-type="float">
            <text:p>0.51</text:p>
          </table:table-cell>
          <table:table-cell table:style-name="ce5" table:formula="of:=IF([$raw_mem.$G37] &gt; 0;[$raw_mem.$G37];&quot;N/A&quot;)" office:value-type="float" office:value="0.024" calcext:value-type="float">
            <text:p>0.02</text:p>
          </table:table-cell>
          <table:table-cell table:style-name="ce13" table:formula="of:=IF([$raw_mem.$H37] = 1;&quot;N/A&quot;;[$raw_mem.$H37])" office:value-type="float" office:value="0.877" calcext:value-type="float">
            <text:p>0.88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A" calcext:value-type="string">
            <text:p>A</text:p>
          </table:table-cell>
          <table:table-cell table:style-name="ce3" table:formula="of:=[raw_nonex.B38]" office:value-type="string" office:string-value="AO" calcext:value-type="string">
            <text:p>AO</text:p>
          </table:table-cell>
          <table:table-cell table:style-name="ce5" table:formula="of:=IF([raw_nonex.G38] &gt; 0;[raw_nonex.G38];&quot;N/A&quot;)" office:value-type="float" office:value="0.6574" calcext:value-type="float">
            <text:p>0.66</text:p>
          </table:table-cell>
          <table:table-cell table:style-name="ce9" table:formula="of:=IF([raw_nonex.H38] = 1;&quot;N/A&quot;;[raw_nonex.H38])" office:value-type="float" office:value="0.4175" calcext:value-type="float">
            <text:p>0.42</text:p>
          </table:table-cell>
          <table:table-cell table:style-name="ce5" table:formula="of:=IF([raw_nonex.I38] &gt; 0;[raw_nonex.I38];&quot;N/A&quot;)" office:value-type="float" office:value="1.2638" calcext:value-type="float">
            <text:p>1.26</text:p>
          </table:table-cell>
          <table:table-cell table:style-name="ce10" table:formula="of:=IF([raw_nonex.J38] = 1;&quot;N/A&quot;;[raw_nonex.J38])" office:value-type="float" office:value="0.2609" calcext:value-type="float">
            <text:p>0.26</text:p>
          </table:table-cell>
          <table:table-cell table:style-name="ce5" table:formula="of:=IF([$raw_time.$I38] &gt; 0;[$raw_time.$I38];&quot;N/A&quot;)" office:value-type="float" office:value="1.3314" calcext:value-type="float">
            <text:p>1.33</text:p>
          </table:table-cell>
          <table:table-cell table:style-name="ce12" table:formula="of:=IF([$raw_time.$J38] = 1;&quot;N/A&quot;;[$raw_time.$J38])" office:value-type="float" office:value="0.2486" calcext:value-type="float">
            <text:p>0.25</text:p>
          </table:table-cell>
          <table:table-cell table:style-name="ce5" table:formula="of:=IF([$raw_mem.$G38] &gt; 0;[$raw_mem.$G38];&quot;N/A&quot;)" office:value-type="float" office:value="0.1398" calcext:value-type="float">
            <text:p>0.14</text:p>
          </table:table-cell>
          <table:table-cell table:style-name="ce13" table:formula="of:=IF([$raw_mem.$H38] = 1;&quot;N/A&quot;;[$raw_mem.$H38])" office:value-type="float" office:value="0.7085" calcext:value-type="float">
            <text:p>0.71</text:p>
          </table:table-cell>
          <table:table-cell table:number-columns-repeated="1014"/>
        </table:table-row>
        <table:table-row table:style-name="ro1">
          <table:table-cell table:style-name="ce3" table:formula="of:=[raw_nonex.A39]" office:value-type="string" office:string-value="A" calcext:value-type="string">
            <text:p>A</text:p>
          </table:table-cell>
          <table:table-cell table:style-name="ce3" table:formula="of:=[raw_nonex.B39]" office:value-type="string" office:string-value="OT" calcext:value-type="string">
            <text:p>OT</text:p>
          </table:table-cell>
          <table:table-cell table:style-name="ce5" table:formula="of:=IF([raw_nonex.G39] &gt; 0;[raw_nonex.G39];&quot;N/A&quot;)" office:value-type="float" office:value="0.079" calcext:value-type="float">
            <text:p>0.08</text:p>
          </table:table-cell>
          <table:table-cell table:style-name="ce9" table:formula="of:=IF([raw_nonex.H39] = 1;&quot;N/A&quot;;[raw_nonex.H39])" office:value-type="float" office:value="0.7787" calcext:value-type="float">
            <text:p>0.78</text:p>
          </table:table-cell>
          <table:table-cell table:style-name="ce5" table:formula="of:=IF([raw_nonex.I39] &gt; 0;[raw_nonex.I39];&quot;N/A&quot;)" office:value-type="float" office:value="0.0559" calcext:value-type="float">
            <text:p>0.06</text:p>
          </table:table-cell>
          <table:table-cell table:style-name="ce10" table:formula="of:=IF([raw_nonex.J39] = 1;&quot;N/A&quot;;[raw_nonex.J39])" office:value-type="float" office:value="0.813" calcext:value-type="float">
            <text:p>0.81</text:p>
          </table:table-cell>
          <table:table-cell table:style-name="ce5" table:formula="of:=IF([$raw_time.$I39] &gt; 0;[$raw_time.$I39];&quot;N/A&quot;)" office:value-type="float" office:value="1.4717" calcext:value-type="float">
            <text:p>1.47</text:p>
          </table:table-cell>
          <table:table-cell table:style-name="ce12" table:formula="of:=IF([$raw_time.$J39] = 1;&quot;N/A&quot;;[$raw_time.$J39])" office:value-type="float" office:value="0.2251" calcext:value-type="float">
            <text:p>0.23</text:p>
          </table:table-cell>
          <table:table-cell table:style-name="ce5" table:formula="of:=IF([$raw_mem.$G39] &gt; 0;[$raw_mem.$G39];&quot;N/A&quot;)" office:value-type="float" office:value="0.2609" calcext:value-type="float">
            <text:p>0.26</text:p>
          </table:table-cell>
          <table:table-cell table:style-name="ce13" table:formula="of:=IF([$raw_mem.$H39] = 1;&quot;N/A&quot;;[$raw_mem.$H39])" office:value-type="float" office:value="0.6095" calcext:value-type="float">
            <text:p>0.61</text:p>
          </table:table-cell>
          <table:table-cell table:number-columns-repeated="1014"/>
        </table:table-row>
        <table:table-row table:style-name="ro1">
          <table:table-cell table:style-name="ce3" table:formula="of:=[raw_nonex.A40]" office:value-type="string" office:string-value="A" calcext:value-type="string">
            <text:p>A</text:p>
          </table:table-cell>
          <table:table-cell table:style-name="ce3" table:formula="of:=[raw_nonex.B40]" office:value-type="string" office:string-value="AT" calcext:value-type="string">
            <text:p>AT</text:p>
          </table:table-cell>
          <table:table-cell table:style-name="ce5" table:formula="of:=IF([raw_nonex.G40] &gt; 0;[raw_nonex.G40];&quot;N/A&quot;)" office:value-type="float" office:value="0.8149" calcext:value-type="float">
            <text:p>0.81</text:p>
          </table:table-cell>
          <table:table-cell table:style-name="ce9" table:formula="of:=IF([raw_nonex.H40] = 1;&quot;N/A&quot;;[raw_nonex.H40])" office:value-type="float" office:value="0.3667" calcext:value-type="float">
            <text:p>0.37</text:p>
          </table:table-cell>
          <table:table-cell table:style-name="ce5" table:formula="of:=IF([raw_nonex.I40] &gt; 0;[raw_nonex.I40];&quot;N/A&quot;)" office:value-type="float" office:value="0.6372" calcext:value-type="float">
            <text:p>0.64</text:p>
          </table:table-cell>
          <table:table-cell table:style-name="ce10" table:formula="of:=IF([raw_nonex.J40] = 1;&quot;N/A&quot;;[raw_nonex.J40])" office:value-type="float" office:value="0.4247" calcext:value-type="float">
            <text:p>0.42</text:p>
          </table:table-cell>
          <table:table-cell table:style-name="ce5" table:formula="of:=IF([$raw_time.$I40] &gt; 0;[$raw_time.$I40];&quot;N/A&quot;)" office:value-type="float" office:value="0.074" calcext:value-type="float">
            <text:p>0.07</text:p>
          </table:table-cell>
          <table:table-cell table:style-name="ce12" table:formula="of:=IF([$raw_time.$J40] = 1;&quot;N/A&quot;;[$raw_time.$J40])" office:value-type="float" office:value="0.7856" calcext:value-type="float">
            <text:p>0.79</text:p>
          </table:table-cell>
          <table:table-cell table:style-name="ce5" table:formula="of:=IF([$raw_mem.$G40] &gt; 0;[$raw_mem.$G40];&quot;N/A&quot;)" office:value-type="float" office:value="1.1497" calcext:value-type="float">
            <text:p>1.15</text:p>
          </table:table-cell>
          <table:table-cell table:style-name="ce13" table:formula="of:=IF([$raw_mem.$H40] = 1;&quot;N/A&quot;;[$raw_mem.$H40])" office:value-type="float" office:value="0.2836" calcext:value-type="float">
            <text:p>0.28</text:p>
          </table:table-cell>
          <table:table-cell table:number-columns-repeated="1014"/>
        </table:table-row>
        <table:table-row table:style-name="ro1">
          <table:table-cell table:style-name="ce3" table:formula="of:=[raw_nonex.A41]" office:value-type="string" office:string-value="A" calcext:value-type="string">
            <text:p>A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IF([raw_nonex.G41] &gt; 0;[raw_nonex.G41];&quot;N/A&quot;)" office:value-type="float" office:value="0.3017" calcext:value-type="float">
            <text:p>0.30</text:p>
          </table:table-cell>
          <table:table-cell table:style-name="ce9" table:formula="of:=IF([raw_nonex.H41] = 1;&quot;N/A&quot;;[raw_nonex.H41])" office:value-type="float" office:value="0.5828" calcext:value-type="float">
            <text:p>0.58</text:p>
          </table:table-cell>
          <table:table-cell table:style-name="ce5" table:formula="of:=IF([raw_nonex.I41] &gt; 0;[raw_nonex.I41];&quot;N/A&quot;)" office:value-type="float" office:value="0.7902" calcext:value-type="float">
            <text:p>0.79</text:p>
          </table:table-cell>
          <table:table-cell table:style-name="ce10" table:formula="of:=IF([raw_nonex.J41] = 1;&quot;N/A&quot;;[raw_nonex.J41])" office:value-type="float" office:value="0.3741" calcext:value-type="float">
            <text:p>0.37</text:p>
          </table:table-cell>
          <table:table-cell table:style-name="ce5" table:formula="of:=IF([$raw_time.$I41] &gt; 0;[$raw_time.$I41];&quot;N/A&quot;)" office:value-type="float" office:value="0.1015" calcext:value-type="float">
            <text:p>0.10</text:p>
          </table:table-cell>
          <table:table-cell table:style-name="ce12" table:formula="of:=IF([$raw_time.$J41] = 1;&quot;N/A&quot;;[$raw_time.$J41])" office:value-type="float" office:value="0.75" calcext:value-type="float">
            <text:p>0.75</text:p>
          </table:table-cell>
          <table:table-cell table:style-name="ce5" table:formula="of:=IF([$raw_mem.$G41] &gt; 0;[$raw_mem.$G41];&quot;N/A&quot;)" office:value-type="float" office:value="0.1444" calcext:value-type="float">
            <text:p>0.14</text:p>
          </table:table-cell>
          <table:table-cell table:style-name="ce13" table:formula="of:=IF([$raw_mem.$H41] = 1;&quot;N/A&quot;;[$raw_mem.$H41])" office:value-type="float" office:value="0.7039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nonex.A42]" office:value-type="string" office:string-value="AO" calcext:value-type="string">
            <text:p>AO</text:p>
          </table:table-cell>
          <table:table-cell table:style-name="ce3" table:formula="of:=[raw_nonex.B42]" office:value-type="string" office:string-value="OT" calcext:value-type="string">
            <text:p>OT</text:p>
          </table:table-cell>
          <table:table-cell table:style-name="ce5" table:formula="of:=IF([raw_nonex.G42] &gt; 0;[raw_nonex.G42];&quot;N/A&quot;)" office:value-type="float" office:value="1.1603" calcext:value-type="float">
            <text:p>1.16</text:p>
          </table:table-cell>
          <table:table-cell table:style-name="ce9" table:formula="of:=IF([raw_nonex.H42] = 1;&quot;N/A&quot;;[raw_nonex.H42])" office:value-type="float" office:value="0.2814" calcext:value-type="float">
            <text:p>0.28</text:p>
          </table:table-cell>
          <table:table-cell table:style-name="ce5" table:formula="of:=IF([raw_nonex.I42] &gt; 0;[raw_nonex.I42];&quot;N/A&quot;)" office:value-type="float" office:value="1.6678" calcext:value-type="float">
            <text:p>1.67</text:p>
          </table:table-cell>
          <table:table-cell table:style-name="ce10" table:formula="of:=IF([raw_nonex.J42] = 1;&quot;N/A&quot;;[raw_nonex.J42])" office:value-type="float" office:value="0.1966" calcext:value-type="float">
            <text:p>0.20</text:p>
          </table:table-cell>
          <table:table-cell table:style-name="ce5" table:formula="of:=IF([$raw_time.$I42] &gt; 0;[$raw_time.$I42];&quot;N/A&quot;)" office:value-type="float" office:value="0.0848" calcext:value-type="float">
            <text:p>0.08</text:p>
          </table:table-cell>
          <table:table-cell table:style-name="ce12" table:formula="of:=IF([$raw_time.$J42] = 1;&quot;N/A&quot;;[$raw_time.$J42])" office:value-type="float" office:value="0.7709" calcext:value-type="float">
            <text:p>0.77</text:p>
          </table:table-cell>
          <table:table-cell table:style-name="ce5" table:formula="of:=IF([$raw_mem.$G42] &gt; 0;[$raw_mem.$G42];&quot;N/A&quot;)" office:value-type="float" office:value="0.0253" calcext:value-type="float">
            <text:p>0.03</text:p>
          </table:table-cell>
          <table:table-cell table:style-name="ce13" table:formula="of:=IF([$raw_mem.$H42] = 1;&quot;N/A&quot;;[$raw_mem.$H42])" office:value-type="float" office:value="0.8737" calcext:value-type="float">
            <text:p>0.87</text:p>
          </table:table-cell>
          <table:table-cell table:number-columns-repeated="1014"/>
        </table:table-row>
        <table:table-row table:style-name="ro1">
          <table:table-cell table:style-name="ce3" table:formula="of:=[raw_nonex.A43]" office:value-type="string" office:string-value="AO" calcext:value-type="string">
            <text:p>AO</text:p>
          </table:table-cell>
          <table:table-cell table:style-name="ce3" table:formula="of:=[raw_nonex.B43]" office:value-type="string" office:string-value="AT" calcext:value-type="string">
            <text:p>AT</text:p>
          </table:table-cell>
          <table:table-cell table:style-name="ce5" table:formula="of:=IF([raw_nonex.G43] &gt; 0;[raw_nonex.G43];&quot;N/A&quot;)" office:value-type="float" office:value="2.7462" calcext:value-type="float">
            <text:p>2.75</text:p>
          </table:table-cell>
          <table:table-cell table:style-name="ce9" table:formula="of:=IF([raw_nonex.H43] = 1;&quot;N/A&quot;;[raw_nonex.H43])" office:value-type="float" office:value="0.0975" calcext:value-type="float">
            <text:p>0.10</text:p>
          </table:table-cell>
          <table:table-cell table:style-name="ce5" table:formula="of:=IF([raw_nonex.I43] &gt; 0;[raw_nonex.I43];&quot;N/A&quot;)" office:value-type="float" office:value="3.1974" calcext:value-type="float">
            <text:p>3.20</text:p>
          </table:table-cell>
          <table:table-cell table:style-name="ce10" table:formula="of:=IF([raw_nonex.J43] = 1;&quot;N/A&quot;;[raw_nonex.J43])" office:value-type="float" office:value="0.0738" calcext:value-type="float">
            <text:p>0.07</text:p>
          </table:table-cell>
          <table:table-cell table:style-name="ce5" table:formula="of:=IF([$raw_time.$I43] &gt; 0;[$raw_time.$I43];&quot;N/A&quot;)" office:value-type="float" office:value="1.6294" calcext:value-type="float">
            <text:p>1.63</text:p>
          </table:table-cell>
          <table:table-cell table:style-name="ce12" table:formula="of:=IF([$raw_time.$J43] = 1;&quot;N/A&quot;;[$raw_time.$J43])" office:value-type="float" office:value="0.2018" calcext:value-type="float">
            <text:p>0.20</text:p>
          </table:table-cell>
          <table:table-cell table:style-name="ce5" table:formula="of:=IF([$raw_mem.$G43] &gt; 0;[$raw_mem.$G43];&quot;N/A&quot;)" office:value-type="float" office:value="0.1655" calcext:value-type="float">
            <text:p>0.17</text:p>
          </table:table-cell>
          <table:table-cell table:style-name="ce13" table:formula="of:=IF([$raw_mem.$H43] = 1;&quot;N/A&quot;;[$raw_mem.$H43])" office:value-type="float" office:value="0.6841" calcext:value-type="float">
            <text:p>0.68</text:p>
          </table:table-cell>
          <table:table-cell table:number-columns-repeated="1014"/>
        </table:table-row>
        <table:table-row table:style-name="ro1">
          <table:table-cell table:style-name="ce3" table:formula="of:=[raw_nonex.A44]" office:value-type="string" office:string-value="AO" calcext:value-type="string">
            <text:p>AO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IF([raw_nonex.G44] &gt; 0;[raw_nonex.G44];&quot;N/A&quot;)" office:value-type="float" office:value="0.1229" calcext:value-type="float">
            <text:p>0.12</text:p>
          </table:table-cell>
          <table:table-cell table:style-name="ce9" table:formula="of:=IF([raw_nonex.H44] = 1;&quot;N/A&quot;;[raw_nonex.H44])" office:value-type="float" office:value="0.726" calcext:value-type="float">
            <text:p>0.73</text:p>
          </table:table-cell>
          <table:table-cell table:style-name="ce5" table:formula="of:=IF([raw_nonex.I44] &gt; 0;[raw_nonex.I44];&quot;N/A&quot;)" office:value-type="float" office:value="0.0769" calcext:value-type="float">
            <text:p>0.08</text:p>
          </table:table-cell>
          <table:table-cell table:style-name="ce10" table:formula="of:=IF([raw_nonex.J44] = 1;&quot;N/A&quot;;[raw_nonex.J44])" office:value-type="float" office:value="0.7815" calcext:value-type="float">
            <text:p>0.78</text:p>
          </table:table-cell>
          <table:table-cell table:style-name="ce5" table:formula="of:=IF([$raw_time.$I44] &gt; 0;[$raw_time.$I44];&quot;N/A&quot;)" office:value-type="float" office:value="0.5245" calcext:value-type="float">
            <text:p>0.52</text:p>
          </table:table-cell>
          <table:table-cell table:style-name="ce12" table:formula="of:=IF([$raw_time.$J44] = 1;&quot;N/A&quot;;[$raw_time.$J44])" office:value-type="float" office:value="0.4689" calcext:value-type="float">
            <text:p>0.47</text:p>
          </table:table-cell>
          <table:table-cell table:style-name="ce5" table:formula="of:=IF([$raw_mem.$G44] &gt; 0;[$raw_mem.$G44];&quot;N/A&quot;)" office:value-type="float" office:value="0.0501" calcext:value-type="float">
            <text:p>0.05</text:p>
          </table:table-cell>
          <table:table-cell table:style-name="ce13" table:formula="of:=IF([$raw_mem.$H44] = 1;&quot;N/A&quot;;[$raw_mem.$H44])" office:value-type="float" office:value="0.8229" calcext:value-type="float">
            <text:p>0.82</text:p>
          </table:table-cell>
          <table:table-cell table:number-columns-repeated="1014"/>
        </table:table-row>
        <table:table-row table:style-name="ro1">
          <table:table-cell table:style-name="ce3" table:formula="of:=[raw_nonex.A45]" office:value-type="string" office:string-value="OT" calcext:value-type="string">
            <text:p>OT</text:p>
          </table:table-cell>
          <table:table-cell table:style-name="ce3" table:formula="of:=[raw_nonex.B45]" office:value-type="string" office:string-value="AT" calcext:value-type="string">
            <text:p>AT</text:p>
          </table:table-cell>
          <table:table-cell table:style-name="ce5" table:formula="of:=IF([raw_nonex.G45] &gt; 0;[raw_nonex.G45];&quot;N/A&quot;)" office:value-type="float" office:value="0.3643" calcext:value-type="float">
            <text:p>0.36</text:p>
          </table:table-cell>
          <table:table-cell table:style-name="ce9" table:formula="of:=IF([raw_nonex.H45] = 1;&quot;N/A&quot;;[raw_nonex.H45])" office:value-type="float" office:value="0.5461" calcext:value-type="float">
            <text:p>0.55</text:p>
          </table:table-cell>
          <table:table-cell table:style-name="ce5" table:formula="of:=IF([raw_nonex.I45] &gt; 0;[raw_nonex.I45];&quot;N/A&quot;)" office:value-type="float" office:value="0.142" calcext:value-type="float">
            <text:p>0.14</text:p>
          </table:table-cell>
          <table:table-cell table:style-name="ce10" table:formula="of:=IF([raw_nonex.J45] = 1;&quot;N/A&quot;;[raw_nonex.J45])" office:value-type="float" office:value="0.7063" calcext:value-type="float">
            <text:p>0.71</text:p>
          </table:table-cell>
          <table:table-cell table:style-name="ce5" table:formula="of:=IF([$raw_time.$I45] &gt; 0;[$raw_time.$I45];&quot;N/A&quot;)" office:value-type="float" office:value="1.7159" calcext:value-type="float">
            <text:p>1.72</text:p>
          </table:table-cell>
          <table:table-cell table:style-name="ce12" table:formula="of:=IF([$raw_time.$J45] = 1;&quot;N/A&quot;;[$raw_time.$J45])" office:value-type="float" office:value="0.1902" calcext:value-type="float">
            <text:p>0.19</text:p>
          </table:table-cell>
          <table:table-cell table:style-name="ce5" table:formula="of:=IF([$raw_mem.$G45] &gt; 0;[$raw_mem.$G45];&quot;N/A&quot;)" office:value-type="float" office:value="0.0548" calcext:value-type="float">
            <text:p>0.05</text:p>
          </table:table-cell>
          <table:table-cell table:style-name="ce13" table:formula="of:=IF([$raw_mem.$H45] = 1;&quot;N/A&quot;;[$raw_mem.$H45])" office:value-type="float" office:value="0.8149" calcext:value-type="float">
            <text:p>0.81</text:p>
          </table:table-cell>
          <table:table-cell table:number-columns-repeated="1014"/>
        </table:table-row>
        <table:table-row table:style-name="ro1">
          <table:table-cell table:style-name="ce3" table:formula="of:=[raw_nonex.A46]" office:value-type="string" office:string-value="OT" calcext:value-type="string">
            <text:p>O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IF([raw_nonex.G46] &gt; 0;[raw_nonex.G46];&quot;N/A&quot;)" office:value-type="float" office:value="0.5558" calcext:value-type="float">
            <text:p>0.56</text:p>
          </table:table-cell>
          <table:table-cell table:style-name="ce9" table:formula="of:=IF([raw_nonex.H46] = 1;&quot;N/A&quot;;[raw_nonex.H46])" office:value-type="float" office:value="0.456" calcext:value-type="float">
            <text:p>0.46</text:p>
          </table:table-cell>
          <table:table-cell table:style-name="ce5" table:formula="of:=IF([raw_nonex.I46] &gt; 0;[raw_nonex.I46];&quot;N/A&quot;)" office:value-type="float" office:value="1.1228" calcext:value-type="float">
            <text:p>1.12</text:p>
          </table:table-cell>
          <table:table-cell table:style-name="ce10" table:formula="of:=IF([raw_nonex.J46] = 1;&quot;N/A&quot;;[raw_nonex.J46])" office:value-type="float" office:value="0.2893" calcext:value-type="float">
            <text:p>0.29</text:p>
          </table:table-cell>
          <table:table-cell table:style-name="ce5" table:formula="of:=IF([$raw_time.$I46] &gt; 0;[$raw_time.$I46];&quot;N/A&quot;)" office:value-type="float" office:value="0.2997" calcext:value-type="float">
            <text:p>0.30</text:p>
          </table:table-cell>
          <table:table-cell table:style-name="ce12" table:formula="of:=IF([$raw_time.$J46] = 1;&quot;N/A&quot;;[$raw_time.$J46])" office:value-type="float" office:value="0.5841" calcext:value-type="float">
            <text:p>0.58</text:p>
          </table:table-cell>
          <table:table-cell table:style-name="ce5" table:formula="of:=IF([$raw_mem.$G46] &gt; 0;[$raw_mem.$G46];&quot;N/A&quot;)" office:value-type="float" office:value="0.116" calcext:value-type="float">
            <text:p>0.12</text:p>
          </table:table-cell>
          <table:table-cell table:style-name="ce13" table:formula="of:=IF([$raw_mem.$H46] = 1;&quot;N/A&quot;;[$raw_mem.$H46])" office:value-type="float" office:value="0.7335" calcext:value-type="float">
            <text:p>0.73</text:p>
          </table:table-cell>
          <table:table-cell table:number-columns-repeated="1014"/>
        </table:table-row>
        <table:table-row table:style-name="ro1">
          <table:table-cell table:style-name="ce3" table:formula="of:=[raw_nonex.A47]" office:value-type="string" office:string-value="AT" calcext:value-type="string">
            <text:p>AT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IF([raw_nonex.G47] &gt; 0;[raw_nonex.G47];&quot;N/A&quot;)" office:value-type="float" office:value="1.8479" calcext:value-type="float">
            <text:p>1.85</text:p>
          </table:table-cell>
          <table:table-cell table:style-name="ce9" table:formula="of:=IF([raw_nonex.H47] = 1;&quot;N/A&quot;;[raw_nonex.H47])" office:value-type="float" office:value="0.174" calcext:value-type="float">
            <text:p>0.17</text:p>
          </table:table-cell>
          <table:table-cell table:style-name="ce5" table:formula="of:=IF([raw_nonex.I47] &gt; 0;[raw_nonex.I47];&quot;N/A&quot;)" office:value-type="float" office:value="2.3202" calcext:value-type="float">
            <text:p>2.32</text:p>
          </table:table-cell>
          <table:table-cell table:style-name="ce10" table:formula="of:=IF([raw_nonex.J47] = 1;&quot;N/A&quot;;[raw_nonex.J47])" office:value-type="float" office:value="0.1277" calcext:value-type="float">
            <text:p>0.13</text:p>
          </table:table-cell>
          <table:table-cell table:style-name="ce5" table:formula="of:=IF([$raw_time.$I47] &gt; 0;[$raw_time.$I47];&quot;N/A&quot;)" office:value-type="float" office:value="0.1599" calcext:value-type="float">
            <text:p>0.16</text:p>
          </table:table-cell>
          <table:table-cell table:style-name="ce12" table:formula="of:=IF([$raw_time.$J47] = 1;&quot;N/A&quot;;[$raw_time.$J47])" office:value-type="float" office:value="0.6893" calcext:value-type="float">
            <text:p>0.69</text:p>
          </table:table-cell>
          <table:table-cell table:style-name="ce5" table:formula="of:=IF([$raw_mem.$G47] &gt; 0;[$raw_mem.$G47];&quot;N/A&quot;)" office:value-type="float" office:value="0.1764" calcext:value-type="float">
            <text:p>0.18</text:p>
          </table:table-cell>
          <table:table-cell table:style-name="ce13" table:formula="of:=IF([$raw_mem.$H47] = 1;&quot;N/A&quot;;[$raw_mem.$H47])" office:value-type="float" office:value="0.6745" calcext:value-type="float">
            <text:p>0.67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ail.D4:fail.D48">
            <calcext:condition calcext:apply-style-name="Untitled2" calcext:value="&lt;=0.05" calcext:base-cell-address="fail.D4"/>
          </calcext:conditional-format>
          <calcext:conditional-format calcext:target-range-address="fail.F4:fail.F48">
            <calcext:condition calcext:apply-style-name="Untitled2" calcext:value="&lt;=0.05" calcext:base-cell-address="fail.F4"/>
          </calcext:conditional-format>
          <calcext:conditional-format calcext:target-range-address="fail.H3:fail.H48">
            <calcext:condition calcext:apply-style-name="Untitled2" calcext:value="&lt;=0.05" calcext:base-cell-address="fail.H3"/>
          </calcext:conditional-format>
          <calcext:conditional-format calcext:target-range-address="fail.H4:fail.H48">
            <calcext:condition calcext:apply-style-name="Untitled2" calcext:value="&lt;=0.05" calcext:base-cell-address="fail.H4"/>
          </calcext:conditional-format>
          <calcext:conditional-format calcext:target-range-address="fail.J4:fail.J48">
            <calcext:condition calcext:apply-style-name="Untitled2" calcext:value="&lt;=0.05" calcext:base-cell-address="fail.J4"/>
          </calcext:conditional-format>
        </calcext:conditional-formats>
      </table:table>
      <table:table table:name="filter" table:style-name="ta1"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20"/>
        <table:table-column table:style-name="co11" table:number-columns-repeated="1014" table:default-cell-style-name="ce20"/>
        <table:table-column table:style-name="co11" table:number-columns-repeated="6" table:default-cell-style-name="Default"/>
        <table:table-row table:style-name="ro1">
          <table:table-cell table:style-name="ce15" office:value-type="string" calcext:value-type="string">
            <text:p>Pair</text:p>
          </table:table-cell>
          <table:table-cell table:style-name="ce16" office:value-type="string" calcext:value-type="string">
            <text:p>Pair</text:p>
          </table:table-cell>
          <table:table-cell table:style-name="ce15" office:value-type="string" calcext:value-type="string" table:number-columns-spanned="2" table:number-rows-spanned="1">
            <text:p>Makespan (s)</text:p>
          </table:table-cell>
          <table:covered-table-cell table:style-name="ce16" office:value-type="string" calcext:value-type="string">
            <text:p>Makespan (s)</text:p>
          </table:covered-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PA</text:p>
          </table:table-cell>
          <table:table-cell table:style-name="ce17" office:value-type="string" calcext:value-type="string">
            <text:p>CFP</text:p>
          </table:table-cell>
          <table:table-cell table:style-name="ce19" office:value-type="float" office:value="4.0965" calcext:value-type="float">
            <text:p>4.10</text:p>
          </table:table-cell>
          <table:table-cell table:style-name="ce29" office:value-type="float" office:value="0.043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PA</text:p>
          </table:table-cell>
          <table:table-cell table:style-name="ce17" office:value-type="string" calcext:value-type="string">
            <text:p>CS</text:p>
          </table:table-cell>
          <table:table-cell table:style-name="ce19" office:value-type="float" office:value="7.1435" calcext:value-type="float">
            <text:p>7.14</text:p>
          </table:table-cell>
          <table:table-cell table:style-name="ce29" office:value-type="float" office:value="0.0075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S</text:p>
          </table:table-cell>
          <table:table-cell table:style-name="ce19" office:value-type="float" office:value="6.7161" calcext:value-type="float">
            <text:p>6.72</text:p>
          </table:table-cell>
          <table:table-cell table:style-name="ce29" office:value-type="float" office:value="0.0096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O</text:p>
          </table:table-cell>
          <table:table-cell table:style-name="ce17" office:value-type="string" calcext:value-type="string">
            <text:p>CS</text:p>
          </table:table-cell>
          <table:table-cell table:style-name="ce19" office:value-type="float" office:value="5.2939" calcext:value-type="float">
            <text:p>5.29</text:p>
          </table:table-cell>
          <table:table-cell table:style-name="ce29" office:value-type="float" office:value="0.0214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T</text:p>
          </table:table-cell>
          <table:table-cell table:style-name="ce17" office:value-type="string" calcext:value-type="string">
            <text:p>CS</text:p>
          </table:table-cell>
          <table:table-cell table:style-name="ce19" office:value-type="float" office:value="4.767" calcext:value-type="float">
            <text:p>4.77</text:p>
          </table:table-cell>
          <table:table-cell table:style-name="ce29" office:value-type="float" office:value="0.029" calcext:value-type="float">
            <text:p>0.0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Pair</text:p>
          </table:table-cell>
          <table:table-cell table:style-name="ce16" office:value-type="string" calcext:value-type="string">
            <text:p>Pair</text:p>
          </table:table-cell>
          <table:table-cell table:style-name="ce15" office:value-type="string" calcext:value-type="string" table:number-columns-spanned="2" table:number-rows-spanned="1">
            <text:p>Number of Actions</text:p>
          </table:table-cell>
          <table:covered-table-cell table:style-name="ce16" office:value-type="string" calcext:value-type="string">
            <text:p>Number of Actions</text:p>
          </table:covered-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FP</text:p>
          </table:table-cell>
          <table:table-cell table:style-name="ce19" office:value-type="float" office:value="3.8989" calcext:value-type="float">
            <text:p>3.90</text:p>
          </table:table-cell>
          <table:table-cell table:style-name="ce30" office:value-type="float" office:value="0.0483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8" office:value-type="string" calcext:value-type="string" table:number-columns-spanned="1" table:number-rows-spanned="3">
            <text:p>CS</text:p>
          </table:table-cell>
          <table:table-cell table:style-name="ce19" office:value-type="float" office:value="6.0813" calcext:value-type="float">
            <text:p>6.08</text:p>
          </table:table-cell>
          <table:table-cell table:style-name="ce30" office:value-type="float" office:value="0.0137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O</text:p>
          </table:table-cell>
          <table:covered-table-cell table:style-name="ce17" office:value-type="string" calcext:value-type="string">
            <text:p>CS</text:p>
          </table:covered-table-cell>
          <table:table-cell table:style-name="ce19" office:value-type="float" office:value="4.3873" calcext:value-type="float">
            <text:p>4.39</text:p>
          </table:table-cell>
          <table:table-cell table:style-name="ce30" office:value-type="float" office:value="0.0362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T</text:p>
          </table:table-cell>
          <table:covered-table-cell table:style-name="ce17" office:value-type="string" calcext:value-type="string">
            <text:p>CS</text:p>
          </table:covered-table-cell>
          <table:table-cell table:style-name="ce19" office:value-type="float" office:value="4.6921" calcext:value-type="float">
            <text:p>4.69</text:p>
          </table:table-cell>
          <table:table-cell table:style-name="ce30" office:value-type="float" office:value="0.03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AT</text:p>
          </table:table-cell>
          <table:table-cell table:style-name="ce19" office:value-type="float" office:value="4.1117" calcext:value-type="float">
            <text:p>4.11</text:p>
          </table:table-cell>
          <table:table-cell table:style-name="ce30" office:value-type="float" office:value="0.0426" calcext:value-type="float">
            <text:p>0.0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Pair</text:p>
          </table:table-cell>
          <table:table-cell table:style-name="ce16" office:value-type="string" calcext:value-type="string">
            <text:p>Pair</text:p>
          </table:table-cell>
          <table:table-cell table:style-name="ce15" office:value-type="string" calcext:value-type="string" table:number-columns-spanned="2" table:number-rows-spanned="1">
            <text:p>Processing Time (s)</text:p>
          </table:table-cell>
          <table:covered-table-cell table:style-name="ce16" office:value-type="string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FP</text:p>
          </table:table-cell>
          <table:table-cell table:style-name="ce28" office:value-type="string" calcext:value-type="string" table:number-columns-spanned="1" table:number-rows-spanned="5">
            <text:p>PA</text:p>
          </table:table-cell>
          <table:table-cell table:style-name="ce19" office:value-type="float" office:value="8.7902" calcext:value-type="float">
            <text:p>8.79</text:p>
          </table:table-cell>
          <table:table-cell table:style-name="ce31" office:value-type="float" office:value="0.003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S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9.1389" calcext:value-type="float">
            <text:p>9.14</text:p>
          </table:table-cell>
          <table:table-cell table:style-name="ce31" office:value-type="float" office:value="0.0025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9.3534" calcext:value-type="float">
            <text:p>9.35</text:p>
          </table:table-cell>
          <table:table-cell table:style-name="ce31" office:value-type="float" office:value="0.0022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O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6.658" calcext:value-type="float">
            <text:p>6.66</text:p>
          </table:table-cell>
          <table:table-cell table:style-name="ce31" office:value-type="float" office:value="0.0099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T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8.2053" calcext:value-type="float">
            <text:p>8.21</text:p>
          </table:table-cell>
          <table:table-cell table:style-name="ce31" office:value-type="float" office:value="0.0042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FP</text:p>
          </table:table-cell>
          <table:table-cell table:style-name="ce28" office:value-type="string" calcext:value-type="string" table:number-columns-spanned="1" table:number-rows-spanned="4">
            <text:p>AT</text:p>
          </table:table-cell>
          <table:table-cell table:style-name="ce19" office:value-type="float" office:value="5.3768" calcext:value-type="float">
            <text:p>5.38</text:p>
          </table:table-cell>
          <table:table-cell table:style-name="ce31" office:value-type="float" office:value="0.0204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S</text:p>
          </table:table-cell>
          <table:covered-table-cell table:style-name="ce17" office:value-type="string" calcext:value-type="string">
            <text:p>AT</text:p>
          </table:covered-table-cell>
          <table:table-cell table:style-name="ce19" office:value-type="float" office:value="4.8835" calcext:value-type="float">
            <text:p>4.88</text:p>
          </table:table-cell>
          <table:table-cell table:style-name="ce31" office:value-type="float" office:value="0.0271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</text:p>
          </table:table-cell>
          <table:covered-table-cell table:style-name="ce17" office:value-type="string" calcext:value-type="string">
            <text:p>AT</text:p>
          </table:covered-table-cell>
          <table:table-cell table:style-name="ce19" office:value-type="float" office:value="4.472" calcext:value-type="float">
            <text:p>4.47</text:p>
          </table:table-cell>
          <table:table-cell table:style-name="ce31" office:value-type="float" office:value="0.0345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T</text:p>
          </table:table-cell>
          <table:covered-table-cell table:style-name="ce17" office:value-type="string" calcext:value-type="string">
            <text:p>AT</text:p>
          </table:covered-table-cell>
          <table:table-cell table:style-name="ce19" office:value-type="float" office:value="4.1937" calcext:value-type="float">
            <text:p>4.19</text:p>
          </table:table-cell>
          <table:table-cell table:style-name="ce31" office:value-type="float" office:value="0.0406" calcext:value-type="float">
            <text:p>0.0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Pair</text:p>
          </table:table-cell>
          <table:table-cell table:style-name="ce16" office:value-type="string" calcext:value-type="string">
            <text:p>Pair</text:p>
          </table:table-cell>
          <table:table-cell table:style-name="ce15" office:value-type="string" calcext:value-type="string" table:number-columns-spanned="2" table:number-rows-spanned="1">
            <text:p>Memory Usage (GB)</text:p>
          </table:table-cell>
          <table:covered-table-cell table:style-name="ce16" office:value-type="string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FP</text:p>
          </table:table-cell>
          <table:table-cell table:style-name="ce28" office:value-type="string" calcext:value-type="string" table:number-columns-spanned="1" table:number-rows-spanned="8">
            <text:p>PA</text:p>
          </table:table-cell>
          <table:table-cell table:style-name="ce19" office:value-type="float" office:value="11.732" calcext:value-type="float">
            <text:p>11.73</text:p>
          </table:table-cell>
          <table:table-cell table:style-name="ce32" office:value-type="float" office:value="0.0006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S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13.5769" calcext:value-type="float">
            <text:p>13.58</text:p>
          </table:table-cell>
          <table:table-cell table:style-name="ce32" office:value-type="float" office:value="0.0002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A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4.8927" calcext:value-type="float">
            <text:p>4.89</text:p>
          </table:table-cell>
          <table:table-cell table:style-name="ce32" office:value-type="float" office:value="0.027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12.7811" calcext:value-type="float">
            <text:p>12.78</text:p>
          </table:table-cell>
          <table:table-cell table:style-name="ce32" office:value-type="float" office:value="0.0004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3.8707" calcext:value-type="float">
            <text:p>3.87</text:p>
          </table:table-cell>
          <table:table-cell table:style-name="ce32" office:value-type="float" office:value="0.0491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O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9.8088" calcext:value-type="float">
            <text:p>9.81</text:p>
          </table:table-cell>
          <table:table-cell table:style-name="ce32" office:value-type="float" office:value="0.0017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T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11.9808" calcext:value-type="float">
            <text:p>11.98</text:p>
          </table:table-cell>
          <table:table-cell table:style-name="ce32" office:value-type="float" office:value="0.0005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OT</text:p>
          </table:table-cell>
          <table:covered-table-cell table:style-name="ce17" office:value-type="string" calcext:value-type="string">
            <text:p>PA</text:p>
          </table:covered-table-cell>
          <table:table-cell table:style-name="ce19" office:value-type="float" office:value="6.2858" calcext:value-type="float">
            <text:p>6.29</text:p>
          </table:table-cell>
          <table:table-cell table:style-name="ce32" office:value-type="float" office:value="0.0122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FP</text:p>
          </table:table-cell>
          <table:table-cell table:style-name="ce28" office:value-type="string" calcext:value-type="string" table:number-columns-spanned="1" table:number-rows-spanned="4">
            <text:p>AT</text:p>
          </table:table-cell>
          <table:table-cell table:style-name="ce19" office:value-type="float" office:value="4.779" calcext:value-type="float">
            <text:p>4.78</text:p>
          </table:table-cell>
          <table:table-cell table:style-name="ce32" office:value-type="float" office:value="0.0288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S</text:p>
          </table:table-cell>
          <table:covered-table-cell table:style-name="ce17" office:value-type="string" calcext:value-type="string">
            <text:p>AT</text:p>
          </table:covered-table-cell>
          <table:table-cell table:style-name="ce19" office:value-type="float" office:value="4.7377" calcext:value-type="float">
            <text:p>4.74</text:p>
          </table:table-cell>
          <table:table-cell table:style-name="ce32" office:value-type="float" office:value="0.0295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</text:p>
          </table:table-cell>
          <table:covered-table-cell table:style-name="ce17" office:value-type="string" calcext:value-type="string">
            <text:p>AT</text:p>
          </table:covered-table-cell>
          <table:table-cell table:style-name="ce19" office:value-type="float" office:value="4.884" calcext:value-type="float">
            <text:p>4.88</text:p>
          </table:table-cell>
          <table:table-cell table:style-name="ce32" office:value-type="float" office:value="0.0271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OT</text:p>
          </table:table-cell>
          <table:covered-table-cell table:style-name="ce17" office:value-type="string" calcext:value-type="string">
            <text:p>AT</text:p>
          </table:covered-table-cell>
          <table:table-cell table:style-name="ce19" office:value-type="float" office:value="4.7743" calcext:value-type="float">
            <text:p>4.77</text:p>
          </table:table-cell>
          <table:table-cell table:style-name="ce32" office:value-type="float" office:value="0.0289" calcext:value-type="float">
            <text:p>0.03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ter.D3:filter.D7">
            <calcext:condition calcext:apply-style-name="Untitled2" calcext:value="&lt;=0.05" calcext:base-cell-address="filter.D3"/>
          </calcext:conditional-format>
          <calcext:conditional-format calcext:target-range-address="filter.D31:filter.D42">
            <calcext:condition calcext:apply-style-name="Untitled2" calcext:value="&lt;=0.05" calcext:base-cell-address="filter.D31"/>
          </calcext:conditional-format>
          <calcext:conditional-format calcext:target-range-address="filter.D19:filter.D27">
            <calcext:condition calcext:apply-style-name="Untitled2" calcext:value="&lt;=0.05" calcext:base-cell-address="filter.D19"/>
          </calcext:conditional-format>
          <calcext:conditional-format calcext:target-range-address="filter.D11:filter.D15">
            <calcext:condition calcext:apply-style-name="Untitled2" calcext:value="&lt;=0.05" calcext:base-cell-address="filter.D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09:56:13.996392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1T09:56:52.020538669</dc:date>
    <meta:editing-duration>PT2H17M39S</meta:editing-duration>
    <meta:editing-cycles>90</meta:editing-cycles>
    <meta:print-date>2017-10-11T09:18:05.613668568</meta:print-date>
    <meta:document-statistic meta:table-count="7" meta:cell-count="2979" meta:object-count="0"/>
  </office:meta>
</office:document-meta>
</file>